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Neue" svg:font-family="'Helvetica Neue', Arial, 'Liberation Sans', FreeSans,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Mono" svg:font-family="Free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ula3" style:family="table">
      <style:table-properties style:width="14.425cm" fo:margin-left="-0.053cm" table:align="left" style:writing-mode="lr-tb"/>
    </style:style>
    <style:style style:name="Taula3.A" style:family="table-column">
      <style:table-column-properties style:column-width="1.563cm"/>
    </style:style>
    <style:style style:name="Taula3.B" style:family="table-column">
      <style:table-column-properties style:column-width="2.362cm"/>
    </style:style>
    <style:style style:name="Taula3.C" style:family="table-column">
      <style:table-column-properties style:column-width="2.902cm"/>
    </style:style>
    <style:style style:name="Taula3.D" style:family="table-column">
      <style:table-column-properties style:column-width="7.599cm"/>
    </style:style>
    <style:style style:name="Taula3.1" style:family="table-row">
      <style:table-row-properties style:min-row-height="0.496cm" fo:keep-together="auto"/>
    </style:style>
    <style:style style:name="Taula3.A1" style:family="table-cell">
      <style:table-cell-properties style:vertical-align="bottom" fo:padding-left="0.053cm" fo:padding-right="0.053cm" fo:padding-top="0cm" fo:padding-bottom="0cm" fo:border="none"/>
    </style:style>
    <style:style style:name="Taula3.12" style:family="table-row">
      <style:table-row-properties style:min-row-height="0.51cm" fo:keep-together="auto"/>
    </style:style>
    <style:style style:name="Taula1" style:family="table">
      <style:table-properties style:width="17cm" table:align="margins"/>
    </style:style>
    <style:style style:name="Taula1.A" style:family="table-column">
      <style:table-column-properties style:column-width="4.166cm" style:rel-column-width="16060*"/>
    </style:style>
    <style:style style:name="Taula1.B" style:family="table-column">
      <style:table-column-properties style:column-width="3.6cm" style:rel-column-width="13878*"/>
    </style:style>
    <style:style style:name="Taula1.C" style:family="table-column">
      <style:table-column-properties style:column-width="9.234cm" style:rel-column-width="35597*"/>
    </style:style>
    <style:style style:name="Taula1.A1" style:family="table-cell">
      <style:table-cell-properties fo:padding="0.097cm" fo:border-left="0.05pt solid #000000" fo:border-right="none" fo:border-top="0.05pt solid #000000" fo:border-bottom="0.05pt solid #000000"/>
    </style:style>
    <style:style style:name="Taula1.C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style>
    <style:style style:name="Taula4.A" style:family="table-column">
      <style:table-column-properties style:column-width="4.166cm" style:rel-column-width="16060*"/>
    </style:style>
    <style:style style:name="Taula4.B" style:family="table-column">
      <style:table-column-properties style:column-width="3.6cm" style:rel-column-width="13878*"/>
    </style:style>
    <style:style style:name="Taula4.C" style:family="table-column">
      <style:table-column-properties style:column-width="9.234cm" style:rel-column-width="35597*"/>
    </style:style>
    <style:style style:name="Taula4.A1" style:family="table-cell">
      <style:table-cell-properties fo:padding="0.097cm" fo:border-left="0.05pt solid #000000" fo:border-right="none" fo:border-top="0.05pt solid #000000" fo:border-bottom="0.05pt solid #000000"/>
    </style:style>
    <style:style style:name="Taula4.C1" style:family="table-cell">
      <style:table-cell-properties fo:padding="0.097cm" fo:border="0.05pt solid #000000"/>
    </style:style>
    <style:style style:name="Taula4.A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4.166cm" style:rel-column-width="16060*"/>
    </style:style>
    <style:style style:name="Taula2.B" style:family="table-column">
      <style:table-column-properties style:column-width="2.949cm" style:rel-column-width="11369*"/>
    </style:style>
    <style:style style:name="Taula2.C" style:family="table-column">
      <style:table-column-properties style:column-width="9.885cm" style:rel-column-width="38106*"/>
    </style:style>
    <style:style style:name="Taula2.A1" style:family="table-cell">
      <style:table-cell-properties fo:padding="0.097cm" fo:border-left="0.05pt solid #000000" fo:border-right="none" fo:border-top="0.05pt solid #000000" fo:border-bottom="0.05pt solid #000000"/>
    </style:style>
    <style:style style:name="Taula2.C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C2" style:family="table-cell">
      <style:table-cell-properties fo:padding="0.097cm" fo:border-left="0.05pt solid #000000" fo:border-right="0.05pt solid #000000" fo:border-top="none" fo:border-bottom="0.05pt solid #000000"/>
    </style:style>
    <style:style style:name="Taula6" style:family="table">
      <style:table-properties style:width="17cm" table:align="margins"/>
    </style:style>
    <style:style style:name="Taula6.A" style:family="table-column">
      <style:table-column-properties style:column-width="4.168cm" style:rel-column-width="16067*"/>
    </style:style>
    <style:style style:name="Taula6.B" style:family="table-column">
      <style:table-column-properties style:column-width="2.621cm" style:rel-column-width="10104*"/>
    </style:style>
    <style:style style:name="Taula6.C" style:family="table-column">
      <style:table-column-properties style:column-width="10.211cm" style:rel-column-width="39364*"/>
    </style:style>
    <style:style style:name="Taula6.A1" style:family="table-cell">
      <style:table-cell-properties fo:padding="0.097cm" fo:border-left="0.05pt solid #000000" fo:border-right="none" fo:border-top="0.05pt solid #000000" fo:border-bottom="0.05pt solid #000000"/>
    </style:style>
    <style:style style:name="Taula6.C1" style:family="table-cell">
      <style:table-cell-properties fo:padding="0.097cm" fo:border="0.05pt solid #000000"/>
    </style:style>
    <style:style style:name="Taula6.A2" style:family="table-cell">
      <style:table-cell-properties fo:padding="0.097cm" fo:border-left="0.05pt solid #000000" fo:border-right="none" fo:border-top="none" fo:border-bottom="0.05pt solid #000000"/>
    </style:style>
    <style:style style:name="Taula6.C2"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style>
    <style:style style:name="Taula48.A" style:family="table-column">
      <style:table-column-properties style:column-width="4.168cm" style:rel-column-width="16067*"/>
    </style:style>
    <style:style style:name="Taula48.B" style:family="table-column">
      <style:table-column-properties style:column-width="2.621cm" style:rel-column-width="10104*"/>
    </style:style>
    <style:style style:name="Taula48.C" style:family="table-column">
      <style:table-column-properties style:column-width="10.211cm" style:rel-column-width="39364*"/>
    </style:style>
    <style:style style:name="Taula48.A1" style:family="table-cell">
      <style:table-cell-properties fo:padding="0.097cm" fo:border-left="0.05pt solid #000000" fo:border-right="none" fo:border-top="0.05pt solid #000000" fo:border-bottom="0.05pt solid #000000"/>
    </style:style>
    <style:style style:name="Taula48.C1" style:family="table-cell">
      <style:table-cell-properties fo:padding="0.097cm" fo:border="0.05pt solid #000000"/>
    </style:style>
    <style:style style:name="Taula48.A2" style:family="table-cell">
      <style:table-cell-properties fo:padding="0.097cm" fo:border-left="0.05pt solid #000000" fo:border-right="none" fo:border-top="none" fo:border-bottom="0.05pt solid #000000"/>
    </style:style>
    <style:style style:name="Taula48.C2" style:family="table-cell">
      <style:table-cell-properties fo:padding="0.097cm" fo:border-left="0.05pt solid #000000" fo:border-right="0.05pt solid #000000" fo:border-top="none" fo:border-bottom="0.05pt solid #000000"/>
    </style:style>
    <style:style style:name="Taula49" style:family="table">
      <style:table-properties style:width="17cm" table:align="margins"/>
    </style:style>
    <style:style style:name="Taula49.A" style:family="table-column">
      <style:table-column-properties style:column-width="4.168cm" style:rel-column-width="16067*"/>
    </style:style>
    <style:style style:name="Taula49.B" style:family="table-column">
      <style:table-column-properties style:column-width="2.621cm" style:rel-column-width="10104*"/>
    </style:style>
    <style:style style:name="Taula49.C" style:family="table-column">
      <style:table-column-properties style:column-width="10.211cm" style:rel-column-width="39364*"/>
    </style:style>
    <style:style style:name="Taula49.A1" style:family="table-cell">
      <style:table-cell-properties fo:padding="0.097cm" fo:border-left="0.05pt solid #000000" fo:border-right="none" fo:border-top="0.05pt solid #000000" fo:border-bottom="0.05pt solid #000000"/>
    </style:style>
    <style:style style:name="Taula49.C1" style:family="table-cell">
      <style:table-cell-properties fo:padding="0.097cm" fo:border="0.05pt solid #000000"/>
    </style:style>
    <style:style style:name="Taula49.A2" style:family="table-cell">
      <style:table-cell-properties fo:padding="0.097cm" fo:border-left="0.05pt solid #000000" fo:border-right="none" fo:border-top="none" fo:border-bottom="0.05pt solid #000000"/>
    </style:style>
    <style:style style:name="Taula49.C2" style:family="table-cell">
      <style:table-cell-properties fo:padding="0.097cm" fo:border-left="0.05pt solid #000000" fo:border-right="0.05pt solid #000000" fo:border-top="none" fo:border-bottom="0.05pt solid #000000"/>
    </style:style>
    <style:style style:name="Taula50" style:family="table">
      <style:table-properties style:width="17cm" table:align="margins"/>
    </style:style>
    <style:style style:name="Taula50.A" style:family="table-column">
      <style:table-column-properties style:column-width="4.168cm" style:rel-column-width="16067*"/>
    </style:style>
    <style:style style:name="Taula50.B" style:family="table-column">
      <style:table-column-properties style:column-width="2.621cm" style:rel-column-width="10104*"/>
    </style:style>
    <style:style style:name="Taula50.C" style:family="table-column">
      <style:table-column-properties style:column-width="10.211cm" style:rel-column-width="39364*"/>
    </style:style>
    <style:style style:name="Taula50.A1" style:family="table-cell">
      <style:table-cell-properties fo:padding="0.097cm" fo:border-left="0.05pt solid #000000" fo:border-right="none" fo:border-top="0.05pt solid #000000" fo:border-bottom="0.05pt solid #000000"/>
    </style:style>
    <style:style style:name="Taula50.C1" style:family="table-cell">
      <style:table-cell-properties fo:padding="0.097cm" fo:border="0.05pt solid #000000"/>
    </style:style>
    <style:style style:name="Taula50.A2" style:family="table-cell">
      <style:table-cell-properties fo:padding="0.097cm" fo:border-left="0.05pt solid #000000" fo:border-right="none" fo:border-top="none" fo:border-bottom="0.05pt solid #000000"/>
    </style:style>
    <style:style style:name="Taula50.C2"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style:style>
    <style:style style:name="Taula7.A" style:family="table-column">
      <style:table-column-properties style:column-width="4.168cm" style:rel-column-width="16067*"/>
    </style:style>
    <style:style style:name="Taula7.B" style:family="table-column">
      <style:table-column-properties style:column-width="2.621cm" style:rel-column-width="10104*"/>
    </style:style>
    <style:style style:name="Taula7.C" style:family="table-column">
      <style:table-column-properties style:column-width="10.211cm" style:rel-column-width="39364*"/>
    </style:style>
    <style:style style:name="Taula7.A1" style:family="table-cell">
      <style:table-cell-properties fo:padding="0.097cm" fo:border-left="0.05pt solid #000000" fo:border-right="none" fo:border-top="0.05pt solid #000000" fo:border-bottom="0.05pt solid #000000"/>
    </style:style>
    <style:style style:name="Taula7.C1" style:family="table-cell">
      <style:table-cell-properties fo:padding="0.097cm" fo:border="0.05pt solid #000000"/>
    </style:style>
    <style:style style:name="Taula7.A2" style:family="table-cell">
      <style:table-cell-properties fo:padding="0.097cm" fo:border-left="0.05pt solid #000000" fo:border-right="none" fo:border-top="none" fo:border-bottom="0.05pt solid #000000"/>
    </style:style>
    <style:style style:name="Taula7.C2" style:family="table-cell">
      <style:table-cell-properties fo:padding="0.097cm" fo:border-left="0.05pt solid #000000" fo:border-right="0.05pt solid #000000" fo:border-top="none" fo:border-bottom="0.05pt solid #000000"/>
    </style:style>
    <style:style style:name="Taula51" style:family="table">
      <style:table-properties style:width="17cm" table:align="margins"/>
    </style:style>
    <style:style style:name="Taula51.A" style:family="table-column">
      <style:table-column-properties style:column-width="4.168cm" style:rel-column-width="16067*"/>
    </style:style>
    <style:style style:name="Taula51.B" style:family="table-column">
      <style:table-column-properties style:column-width="2.621cm" style:rel-column-width="10104*"/>
    </style:style>
    <style:style style:name="Taula51.C" style:family="table-column">
      <style:table-column-properties style:column-width="10.211cm" style:rel-column-width="39364*"/>
    </style:style>
    <style:style style:name="Taula51.A1" style:family="table-cell">
      <style:table-cell-properties fo:padding="0.097cm" fo:border-left="0.05pt solid #000000" fo:border-right="none" fo:border-top="0.05pt solid #000000" fo:border-bottom="0.05pt solid #000000"/>
    </style:style>
    <style:style style:name="Taula51.C1" style:family="table-cell">
      <style:table-cell-properties fo:padding="0.097cm" fo:border="0.05pt solid #000000"/>
    </style:style>
    <style:style style:name="Taula51.A2" style:family="table-cell">
      <style:table-cell-properties fo:padding="0.097cm" fo:border-left="0.05pt solid #000000" fo:border-right="none" fo:border-top="none" fo:border-bottom="0.05pt solid #000000"/>
    </style:style>
    <style:style style:name="Taula51.C2" style:family="table-cell">
      <style:table-cell-properties fo:padding="0.097cm" fo:border-left="0.05pt solid #000000" fo:border-right="0.05pt solid #000000" fo:border-top="none" fo:border-bottom="0.05pt solid #000000"/>
    </style:style>
    <style:style style:name="Taula52" style:family="table">
      <style:table-properties style:width="17cm" table:align="margins"/>
    </style:style>
    <style:style style:name="Taula52.A" style:family="table-column">
      <style:table-column-properties style:column-width="4.166cm" style:rel-column-width="16060*"/>
    </style:style>
    <style:style style:name="Taula52.B" style:family="table-column">
      <style:table-column-properties style:column-width="3.046cm" style:rel-column-width="11742*"/>
    </style:style>
    <style:style style:name="Taula52.C" style:family="table-column">
      <style:table-column-properties style:column-width="9.788cm" style:rel-column-width="37733*"/>
    </style:style>
    <style:style style:name="Taula52.A1" style:family="table-cell">
      <style:table-cell-properties fo:padding="0.097cm" fo:border-left="0.05pt solid #000000" fo:border-right="none" fo:border-top="0.05pt solid #000000" fo:border-bottom="0.05pt solid #000000"/>
    </style:style>
    <style:style style:name="Taula52.C1" style:family="table-cell">
      <style:table-cell-properties fo:padding="0.097cm" fo:border="0.05pt solid #000000"/>
    </style:style>
    <style:style style:name="Taula52.A2" style:family="table-cell">
      <style:table-cell-properties fo:padding="0.097cm" fo:border-left="0.05pt solid #000000" fo:border-right="none" fo:border-top="none" fo:border-bottom="0.05pt solid #000000"/>
    </style:style>
    <style:style style:name="Taula52.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166cm" style:rel-column-width="16060*"/>
    </style:style>
    <style:style style:name="Table1.B" style:family="table-column">
      <style:table-column-properties style:column-width="3.046cm" style:rel-column-width="11742*"/>
    </style:style>
    <style:style style:name="Table1.C" style:family="table-column">
      <style:table-column-properties style:column-width="9.788cm" style:rel-column-width="37733*"/>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ula53" style:family="table">
      <style:table-properties style:width="17cm" table:align="margins"/>
    </style:style>
    <style:style style:name="Taula53.A" style:family="table-column">
      <style:table-column-properties style:column-width="4.168cm" style:rel-column-width="16067*"/>
    </style:style>
    <style:style style:name="Taula53.B" style:family="table-column">
      <style:table-column-properties style:column-width="2.621cm" style:rel-column-width="10104*"/>
    </style:style>
    <style:style style:name="Taula53.C" style:family="table-column">
      <style:table-column-properties style:column-width="10.211cm" style:rel-column-width="39364*"/>
    </style:style>
    <style:style style:name="Taula53.A1" style:family="table-cell">
      <style:table-cell-properties fo:padding="0.097cm" fo:border-left="0.05pt solid #000000" fo:border-right="none" fo:border-top="0.05pt solid #000000" fo:border-bottom="0.05pt solid #000000"/>
    </style:style>
    <style:style style:name="Taula53.C1" style:family="table-cell">
      <style:table-cell-properties fo:padding="0.097cm" fo:border="0.05pt solid #000000"/>
    </style:style>
    <style:style style:name="Taula53.A2" style:family="table-cell">
      <style:table-cell-properties fo:padding="0.097cm" fo:border-left="0.05pt solid #000000" fo:border-right="none" fo:border-top="none" fo:border-bottom="0.05pt solid #000000"/>
    </style:style>
    <style:style style:name="Taula53.C2" style:family="table-cell">
      <style:table-cell-properties fo:padding="0.097cm" fo:border-left="0.05pt solid #000000" fo:border-right="0.05pt solid #000000" fo:border-top="none" fo:border-bottom="0.05pt solid #000000"/>
    </style:style>
    <style:style style:name="Taula14" style:family="table">
      <style:table-properties style:width="17cm" table:align="margins"/>
    </style:style>
    <style:style style:name="Taula14.A" style:family="table-column">
      <style:table-column-properties style:column-width="4.168cm" style:rel-column-width="16067*"/>
    </style:style>
    <style:style style:name="Taula14.B" style:family="table-column">
      <style:table-column-properties style:column-width="2.621cm" style:rel-column-width="10104*"/>
    </style:style>
    <style:style style:name="Taula14.C" style:family="table-column">
      <style:table-column-properties style:column-width="10.211cm" style:rel-column-width="39364*"/>
    </style:style>
    <style:style style:name="Taula14.A1" style:family="table-cell">
      <style:table-cell-properties fo:padding="0.097cm" fo:border-left="0.05pt solid #000000" fo:border-right="none" fo:border-top="0.05pt solid #000000" fo:border-bottom="0.05pt solid #000000"/>
    </style:style>
    <style:style style:name="Taula14.C1" style:family="table-cell">
      <style:table-cell-properties fo:padding="0.097cm" fo:border="0.05pt solid #000000"/>
    </style:style>
    <style:style style:name="Taula14.A2" style:family="table-cell">
      <style:table-cell-properties fo:padding="0.097cm" fo:border-left="0.05pt solid #000000" fo:border-right="none" fo:border-top="none" fo:border-bottom="0.05pt solid #000000"/>
    </style:style>
    <style:style style:name="Taula14.C2"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style>
    <style:style style:name="Taula15.A" style:family="table-column">
      <style:table-column-properties style:column-width="4.168cm" style:rel-column-width="16067*"/>
    </style:style>
    <style:style style:name="Taula15.B" style:family="table-column">
      <style:table-column-properties style:column-width="2.621cm" style:rel-column-width="10104*"/>
    </style:style>
    <style:style style:name="Taula15.C" style:family="table-column">
      <style:table-column-properties style:column-width="10.211cm" style:rel-column-width="39364*"/>
    </style:style>
    <style:style style:name="Taula15.A1" style:family="table-cell">
      <style:table-cell-properties fo:padding="0.097cm" fo:border-left="0.05pt solid #000000" fo:border-right="none" fo:border-top="0.05pt solid #000000" fo:border-bottom="0.05pt solid #000000"/>
    </style:style>
    <style:style style:name="Taula15.C1" style:family="table-cell">
      <style:table-cell-properties fo:padding="0.097cm" fo:border="0.05pt solid #000000"/>
    </style:style>
    <style:style style:name="Taula15.A2" style:family="table-cell">
      <style:table-cell-properties fo:padding="0.097cm" fo:border-left="0.05pt solid #000000" fo:border-right="none" fo:border-top="none" fo:border-bottom="0.05pt solid #000000"/>
    </style:style>
    <style:style style:name="Taula15.C2"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style>
    <style:style style:name="Taula16.A" style:family="table-column">
      <style:table-column-properties style:column-width="4.168cm" style:rel-column-width="16067*"/>
    </style:style>
    <style:style style:name="Taula16.B" style:family="table-column">
      <style:table-column-properties style:column-width="2.621cm" style:rel-column-width="10104*"/>
    </style:style>
    <style:style style:name="Taula16.C" style:family="table-column">
      <style:table-column-properties style:column-width="10.211cm" style:rel-column-width="39364*"/>
    </style:style>
    <style:style style:name="Taula16.A1" style:family="table-cell">
      <style:table-cell-properties fo:padding="0.097cm" fo:border-left="0.05pt solid #000000" fo:border-right="none" fo:border-top="0.05pt solid #000000" fo:border-bottom="0.05pt solid #000000"/>
    </style:style>
    <style:style style:name="Taula16.C1" style:family="table-cell">
      <style:table-cell-properties fo:padding="0.097cm" fo:border="0.05pt solid #000000"/>
    </style:style>
    <style:style style:name="Taula16.A2" style:family="table-cell">
      <style:table-cell-properties fo:padding="0.097cm" fo:border-left="0.05pt solid #000000" fo:border-right="none" fo:border-top="none" fo:border-bottom="0.05pt solid #000000"/>
    </style:style>
    <style:style style:name="Taula16.C2" style:family="table-cell">
      <style:table-cell-properties fo:padding="0.097cm" fo:border-left="0.05pt solid #000000" fo:border-right="0.05pt solid #000000" fo:border-top="none" fo:border-bottom="0.05pt solid #000000"/>
    </style:style>
    <style:style style:name="Taula57" style:family="table">
      <style:table-properties style:width="17cm" table:align="margins"/>
    </style:style>
    <style:style style:name="Taula57.A" style:family="table-column">
      <style:table-column-properties style:column-width="4.168cm" style:rel-column-width="16067*"/>
    </style:style>
    <style:style style:name="Taula57.B" style:family="table-column">
      <style:table-column-properties style:column-width="2.621cm" style:rel-column-width="10104*"/>
    </style:style>
    <style:style style:name="Taula57.C" style:family="table-column">
      <style:table-column-properties style:column-width="10.211cm" style:rel-column-width="39364*"/>
    </style:style>
    <style:style style:name="Taula57.A1" style:family="table-cell">
      <style:table-cell-properties fo:padding="0.097cm" fo:border-left="0.05pt solid #000000" fo:border-right="none" fo:border-top="0.05pt solid #000000" fo:border-bottom="0.05pt solid #000000"/>
    </style:style>
    <style:style style:name="Taula57.C1" style:family="table-cell">
      <style:table-cell-properties fo:padding="0.097cm" fo:border="0.05pt solid #000000"/>
    </style:style>
    <style:style style:name="Taula57.A2" style:family="table-cell">
      <style:table-cell-properties fo:padding="0.097cm" fo:border-left="0.05pt solid #000000" fo:border-right="none" fo:border-top="none" fo:border-bottom="0.05pt solid #000000"/>
    </style:style>
    <style:style style:name="Taula57.C2" style:family="table-cell">
      <style:table-cell-properties fo:padding="0.097cm" fo:border-left="0.05pt solid #000000" fo:border-right="0.05pt solid #000000" fo:border-top="none" fo:border-bottom="0.05pt solid #000000"/>
    </style:style>
    <style:style style:name="Taula18" style:family="table">
      <style:table-properties style:width="17cm" table:align="margins"/>
    </style:style>
    <style:style style:name="Taula18.A" style:family="table-column">
      <style:table-column-properties style:column-width="4.168cm" style:rel-column-width="16067*"/>
    </style:style>
    <style:style style:name="Taula18.B" style:family="table-column">
      <style:table-column-properties style:column-width="2.621cm" style:rel-column-width="10104*"/>
    </style:style>
    <style:style style:name="Taula18.C" style:family="table-column">
      <style:table-column-properties style:column-width="10.211cm" style:rel-column-width="39364*"/>
    </style:style>
    <style:style style:name="Taula18.A1" style:family="table-cell">
      <style:table-cell-properties fo:padding="0.097cm" fo:border-left="0.05pt solid #000000" fo:border-right="none" fo:border-top="0.05pt solid #000000" fo:border-bottom="0.05pt solid #000000"/>
    </style:style>
    <style:style style:name="Taula18.C1" style:family="table-cell">
      <style:table-cell-properties fo:padding="0.097cm" fo:border="0.05pt solid #000000"/>
    </style:style>
    <style:style style:name="Taula18.A2" style:family="table-cell">
      <style:table-cell-properties fo:padding="0.097cm" fo:border-left="0.05pt solid #000000" fo:border-right="none" fo:border-top="none" fo:border-bottom="0.05pt solid #000000"/>
    </style:style>
    <style:style style:name="Taula18.C2" style:family="table-cell">
      <style:table-cell-properties fo:padding="0.097cm" fo:border-left="0.05pt solid #000000" fo:border-right="0.05pt solid #000000" fo:border-top="none" fo:border-bottom="0.05pt solid #000000"/>
    </style:style>
    <style:style style:name="Taula59" style:family="table">
      <style:table-properties style:width="17cm" table:align="margins"/>
    </style:style>
    <style:style style:name="Taula59.A" style:family="table-column">
      <style:table-column-properties style:column-width="4.168cm" style:rel-column-width="16067*"/>
    </style:style>
    <style:style style:name="Taula59.B" style:family="table-column">
      <style:table-column-properties style:column-width="2.621cm" style:rel-column-width="10104*"/>
    </style:style>
    <style:style style:name="Taula59.C" style:family="table-column">
      <style:table-column-properties style:column-width="10.211cm" style:rel-column-width="39364*"/>
    </style:style>
    <style:style style:name="Taula59.A1" style:family="table-cell">
      <style:table-cell-properties fo:padding="0.097cm" fo:border-left="0.05pt solid #000000" fo:border-right="none" fo:border-top="0.05pt solid #000000" fo:border-bottom="0.05pt solid #000000"/>
    </style:style>
    <style:style style:name="Taula59.C1" style:family="table-cell">
      <style:table-cell-properties fo:padding="0.097cm" fo:border="0.05pt solid #000000"/>
    </style:style>
    <style:style style:name="Taula59.A2" style:family="table-cell">
      <style:table-cell-properties fo:padding="0.097cm" fo:border-left="0.05pt solid #000000" fo:border-right="none" fo:border-top="none" fo:border-bottom="0.05pt solid #000000"/>
    </style:style>
    <style:style style:name="Taula59.C2" style:family="table-cell">
      <style:table-cell-properties fo:padding="0.097cm" fo:border-left="0.05pt solid #000000" fo:border-right="0.05pt solid #000000" fo:border-top="none" fo:border-bottom="0.05pt solid #000000"/>
    </style:style>
    <style:style style:name="Taula60" style:family="table">
      <style:table-properties style:width="17cm" table:align="margins"/>
    </style:style>
    <style:style style:name="Taula60.A" style:family="table-column">
      <style:table-column-properties style:column-width="4.168cm" style:rel-column-width="16067*"/>
    </style:style>
    <style:style style:name="Taula60.B" style:family="table-column">
      <style:table-column-properties style:column-width="2.621cm" style:rel-column-width="10104*"/>
    </style:style>
    <style:style style:name="Taula60.C" style:family="table-column">
      <style:table-column-properties style:column-width="10.211cm" style:rel-column-width="39364*"/>
    </style:style>
    <style:style style:name="Taula60.A1" style:family="table-cell">
      <style:table-cell-properties fo:padding="0.097cm" fo:border-left="0.05pt solid #000000" fo:border-right="none" fo:border-top="0.05pt solid #000000" fo:border-bottom="0.05pt solid #000000"/>
    </style:style>
    <style:style style:name="Taula60.C1" style:family="table-cell">
      <style:table-cell-properties fo:padding="0.097cm" fo:border="0.05pt solid #000000"/>
    </style:style>
    <style:style style:name="Taula60.A2" style:family="table-cell">
      <style:table-cell-properties fo:padding="0.097cm" fo:border-left="0.05pt solid #000000" fo:border-right="none" fo:border-top="none" fo:border-bottom="0.05pt solid #000000"/>
    </style:style>
    <style:style style:name="Taula60.C2" style:family="table-cell">
      <style:table-cell-properties fo:padding="0.097cm" fo:border-left="0.05pt solid #000000" fo:border-right="0.05pt solid #000000" fo:border-top="none" fo:border-bottom="0.05pt solid #000000"/>
    </style:style>
    <style:style style:name="Taula22" style:family="table">
      <style:table-properties style:width="17cm" table:align="margins"/>
    </style:style>
    <style:style style:name="Taula22.A" style:family="table-column">
      <style:table-column-properties style:column-width="4.168cm" style:rel-column-width="16067*"/>
    </style:style>
    <style:style style:name="Taula22.B" style:family="table-column">
      <style:table-column-properties style:column-width="2.621cm" style:rel-column-width="10104*"/>
    </style:style>
    <style:style style:name="Taula22.C" style:family="table-column">
      <style:table-column-properties style:column-width="10.211cm" style:rel-column-width="39364*"/>
    </style:style>
    <style:style style:name="Taula22.A1" style:family="table-cell">
      <style:table-cell-properties fo:padding="0.097cm" fo:border-left="0.05pt solid #000000" fo:border-right="none" fo:border-top="0.05pt solid #000000" fo:border-bottom="0.05pt solid #000000"/>
    </style:style>
    <style:style style:name="Taula22.C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C2" style:family="table-cell">
      <style:table-cell-properties fo:padding="0.097cm" fo:border-left="0.05pt solid #000000" fo:border-right="0.05pt solid #000000" fo:border-top="none" fo:border-bottom="0.05pt solid #000000"/>
    </style:style>
    <style:style style:name="Taula62" style:family="table">
      <style:table-properties style:width="17cm" table:align="margins"/>
    </style:style>
    <style:style style:name="Taula62.A" style:family="table-column">
      <style:table-column-properties style:column-width="4.168cm" style:rel-column-width="16067*"/>
    </style:style>
    <style:style style:name="Taula62.B" style:family="table-column">
      <style:table-column-properties style:column-width="2.621cm" style:rel-column-width="10104*"/>
    </style:style>
    <style:style style:name="Taula62.C" style:family="table-column">
      <style:table-column-properties style:column-width="10.211cm" style:rel-column-width="39364*"/>
    </style:style>
    <style:style style:name="Taula62.A1" style:family="table-cell">
      <style:table-cell-properties fo:padding="0.097cm" fo:border-left="0.05pt solid #000000" fo:border-right="none" fo:border-top="0.05pt solid #000000" fo:border-bottom="0.05pt solid #000000"/>
    </style:style>
    <style:style style:name="Taula62.C1" style:family="table-cell">
      <style:table-cell-properties fo:padding="0.097cm" fo:border="0.05pt solid #000000"/>
    </style:style>
    <style:style style:name="Taula62.A2" style:family="table-cell">
      <style:table-cell-properties fo:padding="0.097cm" fo:border-left="0.05pt solid #000000" fo:border-right="none" fo:border-top="none" fo:border-bottom="0.05pt solid #000000"/>
    </style:style>
    <style:style style:name="Taula62.C2" style:family="table-cell">
      <style:table-cell-properties fo:padding="0.097cm" fo:border-left="0.05pt solid #000000" fo:border-right="0.05pt solid #000000" fo:border-top="none" fo:border-bottom="0.05pt solid #000000"/>
    </style:style>
    <style:style style:name="Taula63" style:family="table">
      <style:table-properties style:width="17cm" table:align="margins"/>
    </style:style>
    <style:style style:name="Taula63.A" style:family="table-column">
      <style:table-column-properties style:column-width="4.168cm" style:rel-column-width="16067*"/>
    </style:style>
    <style:style style:name="Taula63.B" style:family="table-column">
      <style:table-column-properties style:column-width="2.621cm" style:rel-column-width="10104*"/>
    </style:style>
    <style:style style:name="Taula63.C" style:family="table-column">
      <style:table-column-properties style:column-width="10.211cm" style:rel-column-width="39364*"/>
    </style:style>
    <style:style style:name="Taula63.A1" style:family="table-cell">
      <style:table-cell-properties fo:padding="0.097cm" fo:border-left="0.05pt solid #000000" fo:border-right="none" fo:border-top="0.05pt solid #000000" fo:border-bottom="0.05pt solid #000000"/>
    </style:style>
    <style:style style:name="Taula63.C1" style:family="table-cell">
      <style:table-cell-properties fo:padding="0.097cm" fo:border="0.05pt solid #000000"/>
    </style:style>
    <style:style style:name="Taula63.A2" style:family="table-cell">
      <style:table-cell-properties fo:padding="0.097cm" fo:border-left="0.05pt solid #000000" fo:border-right="none" fo:border-top="none" fo:border-bottom="0.05pt solid #000000"/>
    </style:style>
    <style:style style:name="Taula63.C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4.168cm" style:rel-column-width="16067*"/>
    </style:style>
    <style:style style:name="Taula25.B" style:family="table-column">
      <style:table-column-properties style:column-width="2.621cm" style:rel-column-width="10104*"/>
    </style:style>
    <style:style style:name="Taula25.C" style:family="table-column">
      <style:table-column-properties style:column-width="10.211cm" style:rel-column-width="39364*"/>
    </style:style>
    <style:style style:name="Taula25.A1" style:family="table-cell">
      <style:table-cell-properties fo:padding="0.097cm" fo:border-left="0.05pt solid #000000" fo:border-right="none" fo:border-top="0.05pt solid #000000" fo:border-bottom="0.05pt solid #000000"/>
    </style:style>
    <style:style style:name="Taula25.C1" style:family="table-cell">
      <style:table-cell-properties fo:padding="0.097cm" fo:border="0.05pt solid #000000"/>
    </style:style>
    <style:style style:name="Taula25.A2" style:family="table-cell">
      <style:table-cell-properties fo:padding="0.097cm" fo:border-left="0.05pt solid #000000" fo:border-right="none" fo:border-top="none" fo:border-bottom="0.05pt solid #000000"/>
    </style:style>
    <style:style style:name="Taula25.C2"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style>
    <style:style style:name="Taula26.A" style:family="table-column">
      <style:table-column-properties style:column-width="4.168cm" style:rel-column-width="16067*"/>
    </style:style>
    <style:style style:name="Taula26.B" style:family="table-column">
      <style:table-column-properties style:column-width="2.621cm" style:rel-column-width="10104*"/>
    </style:style>
    <style:style style:name="Taula26.C" style:family="table-column">
      <style:table-column-properties style:column-width="10.211cm" style:rel-column-width="39364*"/>
    </style:style>
    <style:style style:name="Taula26.A1" style:family="table-cell">
      <style:table-cell-properties fo:padding="0.097cm" fo:border-left="0.05pt solid #000000" fo:border-right="none" fo:border-top="0.05pt solid #000000" fo:border-bottom="0.05pt solid #000000"/>
    </style:style>
    <style:style style:name="Taula26.C1" style:family="table-cell">
      <style:table-cell-properties fo:padding="0.097cm" fo:border="0.05pt solid #000000"/>
    </style:style>
    <style:style style:name="Taula26.A2" style:family="table-cell">
      <style:table-cell-properties fo:padding="0.097cm" fo:border-left="0.05pt solid #000000" fo:border-right="none" fo:border-top="none" fo:border-bottom="0.05pt solid #000000"/>
    </style:style>
    <style:style style:name="Taula26.C2"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style>
    <style:style style:name="Taula27.A" style:family="table-column">
      <style:table-column-properties style:column-width="4.168cm" style:rel-column-width="16067*"/>
    </style:style>
    <style:style style:name="Taula27.B" style:family="table-column">
      <style:table-column-properties style:column-width="2.621cm" style:rel-column-width="10104*"/>
    </style:style>
    <style:style style:name="Taula27.C" style:family="table-column">
      <style:table-column-properties style:column-width="10.211cm" style:rel-column-width="39364*"/>
    </style:style>
    <style:style style:name="Taula27.A1" style:family="table-cell">
      <style:table-cell-properties fo:padding="0.097cm" fo:border-left="0.05pt solid #000000" fo:border-right="none" fo:border-top="0.05pt solid #000000" fo:border-bottom="0.05pt solid #000000"/>
    </style:style>
    <style:style style:name="Taula27.C1" style:family="table-cell">
      <style:table-cell-properties fo:padding="0.097cm" fo:border="0.05pt solid #000000"/>
    </style:style>
    <style:style style:name="Taula27.A2" style:family="table-cell">
      <style:table-cell-properties fo:padding="0.097cm" fo:border-left="0.05pt solid #000000" fo:border-right="none" fo:border-top="none" fo:border-bottom="0.05pt solid #000000"/>
    </style:style>
    <style:style style:name="Taula27.C2" style:family="table-cell">
      <style:table-cell-properties fo:padding="0.097cm" fo:border-left="0.05pt solid #000000" fo:border-right="0.05pt solid #000000" fo:border-top="none" fo:border-bottom="0.05pt solid #000000"/>
    </style:style>
    <style:style style:name="Taula67" style:family="table">
      <style:table-properties style:width="17cm" table:align="margins"/>
    </style:style>
    <style:style style:name="Taula67.A" style:family="table-column">
      <style:table-column-properties style:column-width="4.168cm" style:rel-column-width="16067*"/>
    </style:style>
    <style:style style:name="Taula67.B" style:family="table-column">
      <style:table-column-properties style:column-width="2.621cm" style:rel-column-width="10104*"/>
    </style:style>
    <style:style style:name="Taula67.C" style:family="table-column">
      <style:table-column-properties style:column-width="10.211cm" style:rel-column-width="39364*"/>
    </style:style>
    <style:style style:name="Taula67.A1" style:family="table-cell">
      <style:table-cell-properties fo:padding="0.097cm" fo:border-left="0.05pt solid #000000" fo:border-right="none" fo:border-top="0.05pt solid #000000" fo:border-bottom="0.05pt solid #000000"/>
    </style:style>
    <style:style style:name="Taula67.C1" style:family="table-cell">
      <style:table-cell-properties fo:padding="0.097cm" fo:border="0.05pt solid #000000"/>
    </style:style>
    <style:style style:name="Taula67.A2" style:family="table-cell">
      <style:table-cell-properties fo:padding="0.097cm" fo:border-left="0.05pt solid #000000" fo:border-right="none" fo:border-top="none" fo:border-bottom="0.05pt solid #000000"/>
    </style:style>
    <style:style style:name="Taula67.C2" style:family="table-cell">
      <style:table-cell-properties fo:padding="0.097cm" fo:border-left="0.05pt solid #000000" fo:border-right="0.05pt solid #000000" fo:border-top="none" fo:border-bottom="0.05pt solid #000000"/>
    </style:style>
    <style:style style:name="Taula68" style:family="table">
      <style:table-properties style:width="17cm" table:align="margins"/>
    </style:style>
    <style:style style:name="Taula68.A" style:family="table-column">
      <style:table-column-properties style:column-width="4.168cm" style:rel-column-width="16067*"/>
    </style:style>
    <style:style style:name="Taula68.B" style:family="table-column">
      <style:table-column-properties style:column-width="2.621cm" style:rel-column-width="10104*"/>
    </style:style>
    <style:style style:name="Taula68.C" style:family="table-column">
      <style:table-column-properties style:column-width="10.211cm" style:rel-column-width="39364*"/>
    </style:style>
    <style:style style:name="Taula68.A1" style:family="table-cell">
      <style:table-cell-properties fo:padding="0.097cm" fo:border-left="0.05pt solid #000000" fo:border-right="none" fo:border-top="0.05pt solid #000000" fo:border-bottom="0.05pt solid #000000"/>
    </style:style>
    <style:style style:name="Taula68.C1" style:family="table-cell">
      <style:table-cell-properties fo:padding="0.097cm" fo:border="0.05pt solid #000000"/>
    </style:style>
    <style:style style:name="Taula68.A2" style:family="table-cell">
      <style:table-cell-properties fo:padding="0.097cm" fo:border-left="0.05pt solid #000000" fo:border-right="none" fo:border-top="none" fo:border-bottom="0.05pt solid #000000"/>
    </style:style>
    <style:style style:name="Taula68.C2" style:family="table-cell">
      <style:table-cell-properties fo:padding="0.097cm" fo:border-left="0.05pt solid #000000" fo:border-right="0.05pt solid #000000" fo:border-top="none" fo:border-bottom="0.05pt solid #000000"/>
    </style:style>
    <style:style style:name="Taula69" style:family="table">
      <style:table-properties style:width="17cm" table:align="margins"/>
    </style:style>
    <style:style style:name="Taula69.A" style:family="table-column">
      <style:table-column-properties style:column-width="4.168cm" style:rel-column-width="16067*"/>
    </style:style>
    <style:style style:name="Taula69.B" style:family="table-column">
      <style:table-column-properties style:column-width="2.621cm" style:rel-column-width="10104*"/>
    </style:style>
    <style:style style:name="Taula69.C" style:family="table-column">
      <style:table-column-properties style:column-width="10.211cm" style:rel-column-width="39364*"/>
    </style:style>
    <style:style style:name="Taula69.A1" style:family="table-cell">
      <style:table-cell-properties fo:padding="0.097cm" fo:border-left="0.05pt solid #000000" fo:border-right="none" fo:border-top="0.05pt solid #000000" fo:border-bottom="0.05pt solid #000000"/>
    </style:style>
    <style:style style:name="Taula69.C1" style:family="table-cell">
      <style:table-cell-properties fo:padding="0.097cm" fo:border="0.05pt solid #000000"/>
    </style:style>
    <style:style style:name="Taula69.A2" style:family="table-cell">
      <style:table-cell-properties fo:padding="0.097cm" fo:border-left="0.05pt solid #000000" fo:border-right="none" fo:border-top="none" fo:border-bottom="0.05pt solid #000000"/>
    </style:style>
    <style:style style:name="Taula69.C2" style:family="table-cell">
      <style:table-cell-properties fo:padding="0.097cm" fo:border-left="0.05pt solid #000000" fo:border-right="0.05pt solid #000000" fo:border-top="none" fo:border-bottom="0.05pt solid #000000"/>
    </style:style>
    <style:style style:name="Taula70" style:family="table">
      <style:table-properties style:width="17cm" table:align="margins"/>
    </style:style>
    <style:style style:name="Taula70.A" style:family="table-column">
      <style:table-column-properties style:column-width="4.168cm" style:rel-column-width="16067*"/>
    </style:style>
    <style:style style:name="Taula70.B" style:family="table-column">
      <style:table-column-properties style:column-width="2.621cm" style:rel-column-width="10104*"/>
    </style:style>
    <style:style style:name="Taula70.C" style:family="table-column">
      <style:table-column-properties style:column-width="10.211cm" style:rel-column-width="39364*"/>
    </style:style>
    <style:style style:name="Taula70.A1" style:family="table-cell">
      <style:table-cell-properties fo:padding="0.097cm" fo:border-left="0.05pt solid #000000" fo:border-right="none" fo:border-top="0.05pt solid #000000" fo:border-bottom="0.05pt solid #000000"/>
    </style:style>
    <style:style style:name="Taula70.C1" style:family="table-cell">
      <style:table-cell-properties fo:padding="0.097cm" fo:border="0.05pt solid #000000"/>
    </style:style>
    <style:style style:name="Taula70.A2" style:family="table-cell">
      <style:table-cell-properties fo:padding="0.097cm" fo:border-left="0.05pt solid #000000" fo:border-right="none" fo:border-top="none" fo:border-bottom="0.05pt solid #000000"/>
    </style:style>
    <style:style style:name="Taula70.C2" style:family="table-cell">
      <style:table-cell-properties fo:padding="0.097cm" fo:border-left="0.05pt solid #000000" fo:border-right="0.05pt solid #000000" fo:border-top="none" fo:border-bottom="0.05pt solid #000000"/>
    </style:style>
    <style:style style:name="Taula71" style:family="table">
      <style:table-properties style:width="17cm" table:align="margins"/>
    </style:style>
    <style:style style:name="Taula71.A" style:family="table-column">
      <style:table-column-properties style:column-width="4.168cm" style:rel-column-width="16067*"/>
    </style:style>
    <style:style style:name="Taula71.B" style:family="table-column">
      <style:table-column-properties style:column-width="2.621cm" style:rel-column-width="10104*"/>
    </style:style>
    <style:style style:name="Taula71.C" style:family="table-column">
      <style:table-column-properties style:column-width="10.211cm" style:rel-column-width="39364*"/>
    </style:style>
    <style:style style:name="Taula71.A1" style:family="table-cell">
      <style:table-cell-properties fo:padding="0.097cm" fo:border-left="0.05pt solid #000000" fo:border-right="none" fo:border-top="0.05pt solid #000000" fo:border-bottom="0.05pt solid #000000"/>
    </style:style>
    <style:style style:name="Taula71.C1" style:family="table-cell">
      <style:table-cell-properties fo:padding="0.097cm" fo:border="0.05pt solid #000000"/>
    </style:style>
    <style:style style:name="Taula71.A2" style:family="table-cell">
      <style:table-cell-properties fo:padding="0.097cm" fo:border-left="0.05pt solid #000000" fo:border-right="none" fo:border-top="none" fo:border-bottom="0.05pt solid #000000"/>
    </style:style>
    <style:style style:name="Taula71.C2" style:family="table-cell">
      <style:table-cell-properties fo:padding="0.097cm" fo:border-left="0.05pt solid #000000" fo:border-right="0.05pt solid #000000" fo:border-top="none" fo:border-bottom="0.05pt solid #000000"/>
    </style:style>
    <style:style style:name="Taula72" style:family="table">
      <style:table-properties style:width="17cm" table:align="margins"/>
    </style:style>
    <style:style style:name="Taula72.A" style:family="table-column">
      <style:table-column-properties style:column-width="4.168cm" style:rel-column-width="16067*"/>
    </style:style>
    <style:style style:name="Taula72.B" style:family="table-column">
      <style:table-column-properties style:column-width="2.621cm" style:rel-column-width="10104*"/>
    </style:style>
    <style:style style:name="Taula72.C" style:family="table-column">
      <style:table-column-properties style:column-width="10.211cm" style:rel-column-width="39364*"/>
    </style:style>
    <style:style style:name="Taula72.A1" style:family="table-cell">
      <style:table-cell-properties fo:padding="0.097cm" fo:border-left="0.05pt solid #000000" fo:border-right="none" fo:border-top="0.05pt solid #000000" fo:border-bottom="0.05pt solid #000000"/>
    </style:style>
    <style:style style:name="Taula72.C1" style:family="table-cell">
      <style:table-cell-properties fo:padding="0.097cm" fo:border="0.05pt solid #000000"/>
    </style:style>
    <style:style style:name="Taula72.A2" style:family="table-cell">
      <style:table-cell-properties fo:padding="0.097cm" fo:border-left="0.05pt solid #000000" fo:border-right="none" fo:border-top="none" fo:border-bottom="0.05pt solid #000000"/>
    </style:style>
    <style:style style:name="Taula72.C2" style:family="table-cell">
      <style:table-cell-properties fo:padding="0.097cm" fo:border-left="0.05pt solid #000000" fo:border-right="0.05pt solid #000000" fo:border-top="none" fo:border-bottom="0.05pt solid #000000"/>
    </style:style>
    <style:style style:name="Taula73" style:family="table">
      <style:table-properties style:width="17cm" table:align="margins"/>
    </style:style>
    <style:style style:name="Taula73.A" style:family="table-column">
      <style:table-column-properties style:column-width="4.168cm" style:rel-column-width="16067*"/>
    </style:style>
    <style:style style:name="Taula73.B" style:family="table-column">
      <style:table-column-properties style:column-width="2.621cm" style:rel-column-width="10104*"/>
    </style:style>
    <style:style style:name="Taula73.C" style:family="table-column">
      <style:table-column-properties style:column-width="10.211cm" style:rel-column-width="39364*"/>
    </style:style>
    <style:style style:name="Taula73.A1" style:family="table-cell">
      <style:table-cell-properties fo:padding="0.097cm" fo:border-left="0.05pt solid #000000" fo:border-right="none" fo:border-top="0.05pt solid #000000" fo:border-bottom="0.05pt solid #000000"/>
    </style:style>
    <style:style style:name="Taula73.C1" style:family="table-cell">
      <style:table-cell-properties fo:padding="0.097cm" fo:border="0.05pt solid #000000"/>
    </style:style>
    <style:style style:name="Taula73.A2" style:family="table-cell">
      <style:table-cell-properties fo:padding="0.097cm" fo:border-left="0.05pt solid #000000" fo:border-right="none" fo:border-top="none" fo:border-bottom="0.05pt solid #000000"/>
    </style:style>
    <style:style style:name="Taula73.C2" style:family="table-cell">
      <style:table-cell-properties fo:padding="0.097cm" fo:border-left="0.05pt solid #000000" fo:border-right="0.05pt solid #000000" fo:border-top="none" fo:border-bottom="0.05pt solid #000000"/>
    </style:style>
    <style:style style:name="Taula74" style:family="table">
      <style:table-properties style:width="17cm" table:align="margins"/>
    </style:style>
    <style:style style:name="Taula74.A" style:family="table-column">
      <style:table-column-properties style:column-width="4.168cm" style:rel-column-width="16067*"/>
    </style:style>
    <style:style style:name="Taula74.B" style:family="table-column">
      <style:table-column-properties style:column-width="2.621cm" style:rel-column-width="10104*"/>
    </style:style>
    <style:style style:name="Taula74.C" style:family="table-column">
      <style:table-column-properties style:column-width="10.211cm" style:rel-column-width="39364*"/>
    </style:style>
    <style:style style:name="Taula74.A1" style:family="table-cell">
      <style:table-cell-properties fo:padding="0.097cm" fo:border-left="0.05pt solid #000000" fo:border-right="none" fo:border-top="0.05pt solid #000000" fo:border-bottom="0.05pt solid #000000"/>
    </style:style>
    <style:style style:name="Taula74.C1" style:family="table-cell">
      <style:table-cell-properties fo:padding="0.097cm" fo:border="0.05pt solid #000000"/>
    </style:style>
    <style:style style:name="Taula74.A2" style:family="table-cell">
      <style:table-cell-properties fo:padding="0.097cm" fo:border-left="0.05pt solid #000000" fo:border-right="none" fo:border-top="none" fo:border-bottom="0.05pt solid #000000"/>
    </style:style>
    <style:style style:name="Taula74.C2" style:family="table-cell">
      <style:table-cell-properties fo:padding="0.097cm" fo:border-left="0.05pt solid #000000" fo:border-right="0.05pt solid #000000" fo:border-top="none" fo:border-bottom="0.05pt solid #000000"/>
    </style:style>
    <style:style style:name="Taula75" style:family="table">
      <style:table-properties style:width="17cm" table:align="margins"/>
    </style:style>
    <style:style style:name="Taula75.A" style:family="table-column">
      <style:table-column-properties style:column-width="4.168cm" style:rel-column-width="16067*"/>
    </style:style>
    <style:style style:name="Taula75.B" style:family="table-column">
      <style:table-column-properties style:column-width="2.621cm" style:rel-column-width="10104*"/>
    </style:style>
    <style:style style:name="Taula75.C" style:family="table-column">
      <style:table-column-properties style:column-width="10.211cm" style:rel-column-width="39364*"/>
    </style:style>
    <style:style style:name="Taula75.A1" style:family="table-cell">
      <style:table-cell-properties fo:padding="0.097cm" fo:border-left="0.05pt solid #000000" fo:border-right="none" fo:border-top="0.05pt solid #000000" fo:border-bottom="0.05pt solid #000000"/>
    </style:style>
    <style:style style:name="Taula75.C1" style:family="table-cell">
      <style:table-cell-properties fo:padding="0.097cm" fo:border="0.05pt solid #000000"/>
    </style:style>
    <style:style style:name="Taula75.A2" style:family="table-cell">
      <style:table-cell-properties fo:padding="0.097cm" fo:border-left="0.05pt solid #000000" fo:border-right="none" fo:border-top="none" fo:border-bottom="0.05pt solid #000000"/>
    </style:style>
    <style:style style:name="Taula75.C2" style:family="table-cell">
      <style:table-cell-properties fo:padding="0.097cm" fo:border-left="0.05pt solid #000000" fo:border-right="0.05pt solid #000000" fo:border-top="none" fo:border-bottom="0.05pt solid #000000"/>
    </style:style>
    <style:style style:name="Taula76" style:family="table">
      <style:table-properties style:width="17cm" table:align="margins"/>
    </style:style>
    <style:style style:name="Taula76.A" style:family="table-column">
      <style:table-column-properties style:column-width="4.168cm" style:rel-column-width="16067*"/>
    </style:style>
    <style:style style:name="Taula76.B" style:family="table-column">
      <style:table-column-properties style:column-width="2.621cm" style:rel-column-width="10104*"/>
    </style:style>
    <style:style style:name="Taula76.C" style:family="table-column">
      <style:table-column-properties style:column-width="10.211cm" style:rel-column-width="39364*"/>
    </style:style>
    <style:style style:name="Taula76.A1" style:family="table-cell">
      <style:table-cell-properties fo:padding="0.097cm" fo:border-left="0.05pt solid #000000" fo:border-right="none" fo:border-top="0.05pt solid #000000" fo:border-bottom="0.05pt solid #000000"/>
    </style:style>
    <style:style style:name="Taula76.C1" style:family="table-cell">
      <style:table-cell-properties fo:padding="0.097cm" fo:border="0.05pt solid #000000"/>
    </style:style>
    <style:style style:name="Taula76.A2" style:family="table-cell">
      <style:table-cell-properties fo:padding="0.097cm" fo:border-left="0.05pt solid #000000" fo:border-right="none" fo:border-top="none" fo:border-bottom="0.05pt solid #000000"/>
    </style:style>
    <style:style style:name="Taula76.C2" style:family="table-cell">
      <style:table-cell-properties fo:padding="0.097cm" fo:border-left="0.05pt solid #000000" fo:border-right="0.05pt solid #000000" fo:border-top="none" fo:border-bottom="0.05pt solid #000000"/>
    </style:style>
    <style:style style:name="Taula77" style:family="table">
      <style:table-properties style:width="17cm" table:align="margins"/>
    </style:style>
    <style:style style:name="Taula77.A" style:family="table-column">
      <style:table-column-properties style:column-width="4.168cm" style:rel-column-width="16067*"/>
    </style:style>
    <style:style style:name="Taula77.B" style:family="table-column">
      <style:table-column-properties style:column-width="2.621cm" style:rel-column-width="10104*"/>
    </style:style>
    <style:style style:name="Taula77.C" style:family="table-column">
      <style:table-column-properties style:column-width="10.211cm" style:rel-column-width="39364*"/>
    </style:style>
    <style:style style:name="Taula77.A1" style:family="table-cell">
      <style:table-cell-properties fo:padding="0.097cm" fo:border-left="0.05pt solid #000000" fo:border-right="none" fo:border-top="0.05pt solid #000000" fo:border-bottom="0.05pt solid #000000"/>
    </style:style>
    <style:style style:name="Taula77.C1" style:family="table-cell">
      <style:table-cell-properties fo:padding="0.097cm" fo:border="0.05pt solid #000000"/>
    </style:style>
    <style:style style:name="Taula77.A2" style:family="table-cell">
      <style:table-cell-properties fo:padding="0.097cm" fo:border-left="0.05pt solid #000000" fo:border-right="none" fo:border-top="none" fo:border-bottom="0.05pt solid #000000"/>
    </style:style>
    <style:style style:name="Taula77.C2" style:family="table-cell">
      <style:table-cell-properties fo:padding="0.097cm" fo:border-left="0.05pt solid #000000" fo:border-right="0.05pt solid #000000" fo:border-top="none" fo:border-bottom="0.05pt solid #000000"/>
    </style:style>
    <style:style style:name="Taula78" style:family="table">
      <style:table-properties style:width="17cm" table:align="margins"/>
    </style:style>
    <style:style style:name="Taula78.A" style:family="table-column">
      <style:table-column-properties style:column-width="4.168cm" style:rel-column-width="16067*"/>
    </style:style>
    <style:style style:name="Taula78.B" style:family="table-column">
      <style:table-column-properties style:column-width="2.621cm" style:rel-column-width="10104*"/>
    </style:style>
    <style:style style:name="Taula78.C" style:family="table-column">
      <style:table-column-properties style:column-width="10.211cm" style:rel-column-width="39364*"/>
    </style:style>
    <style:style style:name="Taula78.A1" style:family="table-cell">
      <style:table-cell-properties fo:padding="0.097cm" fo:border-left="0.05pt solid #000000" fo:border-right="none" fo:border-top="0.05pt solid #000000" fo:border-bottom="0.05pt solid #000000"/>
    </style:style>
    <style:style style:name="Taula78.C1" style:family="table-cell">
      <style:table-cell-properties fo:padding="0.097cm" fo:border="0.05pt solid #000000"/>
    </style:style>
    <style:style style:name="Taula78.A2" style:family="table-cell">
      <style:table-cell-properties fo:padding="0.097cm" fo:border-left="0.05pt solid #000000" fo:border-right="none" fo:border-top="none" fo:border-bottom="0.05pt solid #000000"/>
    </style:style>
    <style:style style:name="Taula78.C2" style:family="table-cell">
      <style:table-cell-properties fo:padding="0.097cm" fo:border-left="0.05pt solid #000000" fo:border-right="0.05pt solid #000000" fo:border-top="none" fo:border-bottom="0.05pt solid #000000"/>
    </style:style>
    <style:style style:name="Taula79" style:family="table">
      <style:table-properties style:width="17cm" table:align="margins"/>
    </style:style>
    <style:style style:name="Taula79.A" style:family="table-column">
      <style:table-column-properties style:column-width="4.168cm" style:rel-column-width="16067*"/>
    </style:style>
    <style:style style:name="Taula79.B" style:family="table-column">
      <style:table-column-properties style:column-width="2.621cm" style:rel-column-width="10104*"/>
    </style:style>
    <style:style style:name="Taula79.C" style:family="table-column">
      <style:table-column-properties style:column-width="10.211cm" style:rel-column-width="39364*"/>
    </style:style>
    <style:style style:name="Taula79.A1" style:family="table-cell">
      <style:table-cell-properties fo:padding="0.097cm" fo:border-left="0.05pt solid #000000" fo:border-right="none" fo:border-top="0.05pt solid #000000" fo:border-bottom="0.05pt solid #000000"/>
    </style:style>
    <style:style style:name="Taula79.C1" style:family="table-cell">
      <style:table-cell-properties fo:padding="0.097cm" fo:border="0.05pt solid #000000"/>
    </style:style>
    <style:style style:name="Taula79.A2" style:family="table-cell">
      <style:table-cell-properties fo:padding="0.097cm" fo:border-left="0.05pt solid #000000" fo:border-right="none" fo:border-top="none" fo:border-bottom="0.05pt solid #000000"/>
    </style:style>
    <style:style style:name="Taula79.C2" style:family="table-cell">
      <style:table-cell-properties fo:padding="0.097cm" fo:border-left="0.05pt solid #000000" fo:border-right="0.05pt solid #000000" fo:border-top="none" fo:border-bottom="0.05pt solid #000000"/>
    </style:style>
    <style:style style:name="Taula80" style:family="table">
      <style:table-properties style:width="17cm" table:align="margins"/>
    </style:style>
    <style:style style:name="Taula80.A" style:family="table-column">
      <style:table-column-properties style:column-width="4.168cm" style:rel-column-width="16067*"/>
    </style:style>
    <style:style style:name="Taula80.B" style:family="table-column">
      <style:table-column-properties style:column-width="2.621cm" style:rel-column-width="10104*"/>
    </style:style>
    <style:style style:name="Taula80.C" style:family="table-column">
      <style:table-column-properties style:column-width="10.211cm" style:rel-column-width="39364*"/>
    </style:style>
    <style:style style:name="Taula80.A1" style:family="table-cell">
      <style:table-cell-properties fo:padding="0.097cm" fo:border-left="0.05pt solid #000000" fo:border-right="none" fo:border-top="0.05pt solid #000000" fo:border-bottom="0.05pt solid #000000"/>
    </style:style>
    <style:style style:name="Taula80.C1" style:family="table-cell">
      <style:table-cell-properties fo:padding="0.097cm" fo:border="0.05pt solid #000000"/>
    </style:style>
    <style:style style:name="Taula80.A2" style:family="table-cell">
      <style:table-cell-properties fo:padding="0.097cm" fo:border-left="0.05pt solid #000000" fo:border-right="none" fo:border-top="none" fo:border-bottom="0.05pt solid #000000"/>
    </style:style>
    <style:style style:name="Taula80.C2" style:family="table-cell">
      <style:table-cell-properties fo:padding="0.097cm" fo:border-left="0.05pt solid #000000" fo:border-right="0.05pt solid #000000" fo:border-top="none" fo:border-bottom="0.05pt solid #000000"/>
    </style:style>
    <style:style style:name="Taula81" style:family="table">
      <style:table-properties style:width="17cm" table:align="margins"/>
    </style:style>
    <style:style style:name="Taula81.A" style:family="table-column">
      <style:table-column-properties style:column-width="4.166cm" style:rel-column-width="16060*"/>
    </style:style>
    <style:style style:name="Taula81.B" style:family="table-column">
      <style:table-column-properties style:column-width="2.916cm" style:rel-column-width="11239*"/>
    </style:style>
    <style:style style:name="Taula81.C" style:family="table-column">
      <style:table-column-properties style:column-width="9.918cm" style:rel-column-width="38236*"/>
    </style:style>
    <style:style style:name="Taula81.A1" style:family="table-cell">
      <style:table-cell-properties fo:padding="0.097cm" fo:border-left="0.05pt solid #000000" fo:border-right="none" fo:border-top="0.05pt solid #000000" fo:border-bottom="0.05pt solid #000000"/>
    </style:style>
    <style:style style:name="Taula81.C1" style:family="table-cell">
      <style:table-cell-properties fo:padding="0.097cm" fo:border="0.05pt solid #000000"/>
    </style:style>
    <style:style style:name="Taula81.A2" style:family="table-cell">
      <style:table-cell-properties fo:padding="0.097cm" fo:border-left="0.05pt solid #000000" fo:border-right="none" fo:border-top="none" fo:border-bottom="0.05pt solid #000000"/>
    </style:style>
    <style:style style:name="Taula81.C2" style:family="table-cell">
      <style:table-cell-properties fo:padding="0.097cm" fo:border-left="0.05pt solid #000000" fo:border-right="0.05pt solid #000000" fo:border-top="none" fo:border-bottom="0.05pt solid #000000"/>
    </style:style>
    <style:style style:name="Taula82" style:family="table">
      <style:table-properties style:width="17cm" table:align="margins"/>
    </style:style>
    <style:style style:name="Taula82.A" style:family="table-column">
      <style:table-column-properties style:column-width="4.168cm" style:rel-column-width="16067*"/>
    </style:style>
    <style:style style:name="Taula82.B" style:family="table-column">
      <style:table-column-properties style:column-width="2.621cm" style:rel-column-width="10104*"/>
    </style:style>
    <style:style style:name="Taula82.C" style:family="table-column">
      <style:table-column-properties style:column-width="10.211cm" style:rel-column-width="39364*"/>
    </style:style>
    <style:style style:name="Taula82.A1" style:family="table-cell">
      <style:table-cell-properties fo:padding="0.097cm" fo:border-left="0.05pt solid #000000" fo:border-right="none" fo:border-top="0.05pt solid #000000" fo:border-bottom="0.05pt solid #000000"/>
    </style:style>
    <style:style style:name="Taula82.C1" style:family="table-cell">
      <style:table-cell-properties fo:padding="0.097cm" fo:border="0.05pt solid #000000"/>
    </style:style>
    <style:style style:name="Taula82.A2" style:family="table-cell">
      <style:table-cell-properties fo:padding="0.097cm" fo:border-left="0.05pt solid #000000" fo:border-right="none" fo:border-top="none" fo:border-bottom="0.05pt solid #000000"/>
    </style:style>
    <style:style style:name="Taula82.C2" style:family="table-cell">
      <style:table-cell-properties fo:padding="0.097cm" fo:border-left="0.05pt solid #000000" fo:border-right="0.05pt solid #000000" fo:border-top="none" fo:border-bottom="0.05pt solid #000000"/>
    </style:style>
    <style:style style:name="Taula83" style:family="table">
      <style:table-properties style:width="17cm" table:align="margins"/>
    </style:style>
    <style:style style:name="Taula83.A" style:family="table-column">
      <style:table-column-properties style:column-width="4.168cm" style:rel-column-width="16067*"/>
    </style:style>
    <style:style style:name="Taula83.B" style:family="table-column">
      <style:table-column-properties style:column-width="2.621cm" style:rel-column-width="10104*"/>
    </style:style>
    <style:style style:name="Taula83.C" style:family="table-column">
      <style:table-column-properties style:column-width="10.211cm" style:rel-column-width="39364*"/>
    </style:style>
    <style:style style:name="Taula83.A1" style:family="table-cell">
      <style:table-cell-properties fo:padding="0.097cm" fo:border-left="0.05pt solid #000000" fo:border-right="none" fo:border-top="0.05pt solid #000000" fo:border-bottom="0.05pt solid #000000"/>
    </style:style>
    <style:style style:name="Taula83.C1" style:family="table-cell">
      <style:table-cell-properties fo:padding="0.097cm" fo:border="0.05pt solid #000000"/>
    </style:style>
    <style:style style:name="Taula83.A2" style:family="table-cell">
      <style:table-cell-properties fo:padding="0.097cm" fo:border-left="0.05pt solid #000000" fo:border-right="none" fo:border-top="none" fo:border-bottom="0.05pt solid #000000"/>
    </style:style>
    <style:style style:name="Taula83.C2" style:family="table-cell">
      <style:table-cell-properties fo:padding="0.097cm" fo:border-left="0.05pt solid #000000" fo:border-right="0.05pt solid #000000" fo:border-top="none" fo:border-bottom="0.05pt solid #000000"/>
    </style:style>
    <style:style style:name="Taula84" style:family="table">
      <style:table-properties style:width="17cm" table:align="margins"/>
    </style:style>
    <style:style style:name="Taula84.A" style:family="table-column">
      <style:table-column-properties style:column-width="4.168cm" style:rel-column-width="16067*"/>
    </style:style>
    <style:style style:name="Taula84.B" style:family="table-column">
      <style:table-column-properties style:column-width="2.621cm" style:rel-column-width="10104*"/>
    </style:style>
    <style:style style:name="Taula84.C" style:family="table-column">
      <style:table-column-properties style:column-width="10.211cm" style:rel-column-width="39364*"/>
    </style:style>
    <style:style style:name="Taula84.A1" style:family="table-cell">
      <style:table-cell-properties fo:padding="0.097cm" fo:border-left="0.05pt solid #000000" fo:border-right="none" fo:border-top="0.05pt solid #000000" fo:border-bottom="0.05pt solid #000000"/>
    </style:style>
    <style:style style:name="Taula84.C1" style:family="table-cell">
      <style:table-cell-properties fo:padding="0.097cm" fo:border="0.05pt solid #000000"/>
    </style:style>
    <style:style style:name="Taula84.A2" style:family="table-cell">
      <style:table-cell-properties fo:padding="0.097cm" fo:border-left="0.05pt solid #000000" fo:border-right="none" fo:border-top="none" fo:border-bottom="0.05pt solid #000000"/>
    </style:style>
    <style:style style:name="Taula84.C2" style:family="table-cell">
      <style:table-cell-properties fo:padding="0.097cm" fo:border-left="0.05pt solid #000000" fo:border-right="0.05pt solid #000000" fo:border-top="none" fo:border-bottom="0.05pt solid #000000"/>
    </style:style>
    <style:style style:name="Taula85" style:family="table">
      <style:table-properties style:width="17cm" table:align="margins"/>
    </style:style>
    <style:style style:name="Taula85.A" style:family="table-column">
      <style:table-column-properties style:column-width="4.168cm" style:rel-column-width="16067*"/>
    </style:style>
    <style:style style:name="Taula85.B" style:family="table-column">
      <style:table-column-properties style:column-width="2.621cm" style:rel-column-width="10104*"/>
    </style:style>
    <style:style style:name="Taula85.C" style:family="table-column">
      <style:table-column-properties style:column-width="10.211cm" style:rel-column-width="39364*"/>
    </style:style>
    <style:style style:name="Taula85.A1" style:family="table-cell">
      <style:table-cell-properties fo:padding="0.097cm" fo:border-left="0.05pt solid #000000" fo:border-right="none" fo:border-top="0.05pt solid #000000" fo:border-bottom="0.05pt solid #000000"/>
    </style:style>
    <style:style style:name="Taula85.C1" style:family="table-cell">
      <style:table-cell-properties fo:padding="0.097cm" fo:border="0.05pt solid #000000"/>
    </style:style>
    <style:style style:name="Taula85.A2" style:family="table-cell">
      <style:table-cell-properties fo:padding="0.097cm" fo:border-left="0.05pt solid #000000" fo:border-right="none" fo:border-top="none" fo:border-bottom="0.05pt solid #000000"/>
    </style:style>
    <style:style style:name="Taula85.C2" style:family="table-cell">
      <style:table-cell-properties fo:padding="0.097cm" fo:border-left="0.05pt solid #000000" fo:border-right="0.05pt solid #000000" fo:border-top="none" fo:border-bottom="0.05pt solid #000000"/>
    </style:style>
    <style:style style:name="Taula86" style:family="table">
      <style:table-properties style:width="17cm" table:align="margins"/>
    </style:style>
    <style:style style:name="Taula86.A" style:family="table-column">
      <style:table-column-properties style:column-width="4.168cm" style:rel-column-width="16067*"/>
    </style:style>
    <style:style style:name="Taula86.B" style:family="table-column">
      <style:table-column-properties style:column-width="2.621cm" style:rel-column-width="10104*"/>
    </style:style>
    <style:style style:name="Taula86.C" style:family="table-column">
      <style:table-column-properties style:column-width="10.211cm" style:rel-column-width="39364*"/>
    </style:style>
    <style:style style:name="Taula86.A1" style:family="table-cell">
      <style:table-cell-properties fo:padding="0.097cm" fo:border-left="0.05pt solid #000000" fo:border-right="none" fo:border-top="0.05pt solid #000000" fo:border-bottom="0.05pt solid #000000"/>
    </style:style>
    <style:style style:name="Taula86.C1" style:family="table-cell">
      <style:table-cell-properties fo:padding="0.097cm" fo:border="0.05pt solid #000000"/>
    </style:style>
    <style:style style:name="Taula86.A2" style:family="table-cell">
      <style:table-cell-properties fo:padding="0.097cm" fo:border-left="0.05pt solid #000000" fo:border-right="none" fo:border-top="none" fo:border-bottom="0.05pt solid #000000"/>
    </style:style>
    <style:style style:name="Taula86.C2" style:family="table-cell">
      <style:table-cell-properties fo:padding="0.097cm" fo:border-left="0.05pt solid #000000" fo:border-right="0.05pt solid #000000" fo:border-top="none" fo:border-bottom="0.05pt solid #000000"/>
    </style:style>
    <style:style style:name="Taula87" style:family="table">
      <style:table-properties style:width="17cm" table:align="margins"/>
    </style:style>
    <style:style style:name="Taula87.A" style:family="table-column">
      <style:table-column-properties style:column-width="4.168cm" style:rel-column-width="16067*"/>
    </style:style>
    <style:style style:name="Taula87.B" style:family="table-column">
      <style:table-column-properties style:column-width="2.621cm" style:rel-column-width="10104*"/>
    </style:style>
    <style:style style:name="Taula87.C" style:family="table-column">
      <style:table-column-properties style:column-width="10.211cm" style:rel-column-width="39364*"/>
    </style:style>
    <style:style style:name="Taula87.A1" style:family="table-cell">
      <style:table-cell-properties fo:padding="0.097cm" fo:border-left="0.05pt solid #000000" fo:border-right="none" fo:border-top="0.05pt solid #000000" fo:border-bottom="0.05pt solid #000000"/>
    </style:style>
    <style:style style:name="Taula87.C1" style:family="table-cell">
      <style:table-cell-properties fo:padding="0.097cm" fo:border="0.05pt solid #000000"/>
    </style:style>
    <style:style style:name="Taula87.A2" style:family="table-cell">
      <style:table-cell-properties fo:padding="0.097cm" fo:border-left="0.05pt solid #000000" fo:border-right="none" fo:border-top="none" fo:border-bottom="0.05pt solid #000000"/>
    </style:style>
    <style:style style:name="Taula87.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FreeMono" fo:language="es" fo:country="ES"/>
    </style:style>
    <style:style style:name="P2" style:family="paragraph" style:parent-style-name="Standard">
      <style:paragraph-properties fo:text-align="justify" style:justify-single-word="false"/>
      <style:text-properties style:font-name="FreeMono" fo:language="es" fo:country="ES"/>
    </style:style>
    <style:style style:name="P3" style:family="paragraph" style:parent-style-name="Standard">
      <style:paragraph-properties fo:text-align="justify" style:justify-single-word="false"/>
      <style:text-properties style:font-name="FreeMono" fo:language="es" fo:country="ES" officeooo:paragraph-rsid="000cd852"/>
    </style:style>
    <style:style style:name="P4" style:family="paragraph" style:parent-style-name="Standard">
      <style:paragraph-properties fo:text-align="justify" style:justify-single-word="false"/>
      <style:text-properties style:font-name="FreeMono" fo:language="es" fo:country="ES" officeooo:paragraph-rsid="0013c8fb"/>
    </style:style>
    <style:style style:name="P5" style:family="paragraph" style:parent-style-name="Standard">
      <style:paragraph-properties fo:text-align="justify" style:justify-single-word="false"/>
      <style:text-properties style:font-name="FreeMono" fo:language="es" fo:country="ES" officeooo:paragraph-rsid="0011d251"/>
    </style:style>
    <style:style style:name="P6" style:family="paragraph" style:parent-style-name="Standard">
      <style:paragraph-properties fo:text-align="justify" style:justify-single-word="false"/>
      <style:text-properties style:font-name="FreeMono" fo:language="es" fo:country="ES" officeooo:paragraph-rsid="0023fdb5"/>
    </style:style>
    <style:style style:name="P7" style:family="paragraph" style:parent-style-name="Standard">
      <style:paragraph-properties fo:text-align="justify" style:justify-single-word="false"/>
      <style:text-properties style:font-name="FreeMono" fo:language="es" fo:country="ES" officeooo:paragraph-rsid="00250912"/>
    </style:style>
    <style:style style:name="P8" style:family="paragraph" style:parent-style-name="Standard">
      <style:paragraph-properties fo:text-align="justify" style:justify-single-word="false"/>
      <style:text-properties style:font-name="FreeMono" fo:language="es" fo:country="ES" officeooo:paragraph-rsid="0025d31d"/>
    </style:style>
    <style:style style:name="P9" style:family="paragraph" style:parent-style-name="Standard">
      <style:paragraph-properties fo:text-align="justify" style:justify-single-word="false"/>
      <style:text-properties style:font-name="FreeMono" fo:language="es" fo:country="ES" officeooo:paragraph-rsid="00277253"/>
    </style:style>
    <style:style style:name="P10" style:family="paragraph" style:parent-style-name="Standard">
      <style:paragraph-properties fo:text-align="justify" style:justify-single-word="false"/>
      <style:text-properties style:font-name="FreeMono" fo:language="es" fo:country="ES" officeooo:paragraph-rsid="002f2832"/>
    </style:style>
    <style:style style:name="P11" style:family="paragraph" style:parent-style-name="Standard">
      <style:paragraph-properties fo:text-align="justify" style:justify-single-word="false"/>
      <style:text-properties style:font-name="FreeMono" fo:language="es" fo:country="ES" officeooo:paragraph-rsid="00358fcf"/>
    </style:style>
    <style:style style:name="P12" style:family="paragraph" style:parent-style-name="Standard">
      <style:paragraph-properties fo:text-align="justify" style:justify-single-word="false"/>
      <style:text-properties style:font-name="FreeMono" fo:language="es" fo:country="ES" officeooo:paragraph-rsid="0038f206"/>
    </style:style>
    <style:style style:name="P13" style:family="paragraph" style:parent-style-name="Standard">
      <style:paragraph-properties fo:text-align="justify" style:justify-single-word="false"/>
      <style:text-properties style:font-name="FreeMono" fo:language="es" fo:country="ES" officeooo:paragraph-rsid="003a451d"/>
    </style:style>
    <style:style style:name="P14" style:family="paragraph" style:parent-style-name="Standard">
      <style:paragraph-properties fo:text-align="justify" style:justify-single-word="false"/>
      <style:text-properties style:font-name="FreeMono" fo:language="es" fo:country="ES" officeooo:paragraph-rsid="003774b4"/>
    </style:style>
    <style:style style:name="P15" style:family="paragraph" style:parent-style-name="Standard">
      <style:paragraph-properties fo:text-align="justify" style:justify-single-word="false"/>
      <style:text-properties style:font-name="FreeMono" fo:language="es" fo:country="ES" officeooo:paragraph-rsid="003a5886"/>
    </style:style>
    <style:style style:name="P16" style:family="paragraph" style:parent-style-name="Standard">
      <style:paragraph-properties fo:text-align="justify" style:justify-single-word="false"/>
      <style:text-properties style:font-name="FreeMono" fo:language="es" fo:country="ES" officeooo:rsid="000cd852" officeooo:paragraph-rsid="000cd852"/>
    </style:style>
    <style:style style:name="P17" style:family="paragraph" style:parent-style-name="Standard">
      <style:paragraph-properties fo:text-align="justify" style:justify-single-word="false"/>
      <style:text-properties style:font-name="FreeMono" fo:language="es" fo:country="ES" officeooo:rsid="00250912" officeooo:paragraph-rsid="00250912"/>
    </style:style>
    <style:style style:name="P18" style:family="paragraph" style:parent-style-name="Standard">
      <style:paragraph-properties fo:text-align="justify" style:justify-single-word="false"/>
      <style:text-properties style:font-name="FreeMono" fo:language="es" fo:country="ES" officeooo:rsid="00250912" officeooo:paragraph-rsid="00274382"/>
    </style:style>
    <style:style style:name="P19" style:family="paragraph" style:parent-style-name="Standard">
      <style:paragraph-properties fo:text-align="justify" style:justify-single-word="false"/>
      <style:text-properties style:font-name="FreeMono" fo:language="es" fo:country="ES" officeooo:rsid="00250912" officeooo:paragraph-rsid="00277253"/>
    </style:style>
    <style:style style:name="P20" style:family="paragraph" style:parent-style-name="Standard">
      <style:paragraph-properties fo:text-align="justify" style:justify-single-word="false"/>
      <style:text-properties style:font-name="FreeMono" fo:language="es" fo:country="ES" officeooo:rsid="00250912" officeooo:paragraph-rsid="002f2832"/>
    </style:style>
    <style:style style:name="P21" style:family="paragraph" style:parent-style-name="Standard">
      <style:paragraph-properties fo:text-align="justify" style:justify-single-word="false"/>
      <style:text-properties style:font-name="FreeMono" fo:language="es" fo:country="ES" officeooo:rsid="00250912" officeooo:paragraph-rsid="00358fcf"/>
    </style:style>
    <style:style style:name="P22" style:family="paragraph" style:parent-style-name="Standard">
      <style:paragraph-properties fo:text-align="justify" style:justify-single-word="false"/>
      <style:text-properties style:font-name="FreeMono" fo:language="es" fo:country="ES" officeooo:rsid="00250912" officeooo:paragraph-rsid="00327520"/>
    </style:style>
    <style:style style:name="P23" style:family="paragraph" style:parent-style-name="Standard">
      <style:paragraph-properties fo:text-align="justify" style:justify-single-word="false"/>
      <style:text-properties style:font-name="FreeMono" fo:language="es" fo:country="ES" officeooo:rsid="0025d31d" officeooo:paragraph-rsid="00277253"/>
    </style:style>
    <style:style style:name="P24" style:family="paragraph" style:parent-style-name="Standard">
      <style:paragraph-properties fo:text-align="justify" style:justify-single-word="false"/>
      <style:text-properties style:font-name="FreeMono" fo:language="es" fo:country="ES" officeooo:rsid="00282181" officeooo:paragraph-rsid="00282181"/>
    </style:style>
    <style:style style:name="P25" style:family="paragraph" style:parent-style-name="Standard">
      <style:paragraph-properties fo:text-align="justify" style:justify-single-word="false"/>
      <style:text-properties style:font-name="FreeMono" fo:language="es" fo:country="ES" officeooo:rsid="00274382" officeooo:paragraph-rsid="00274382"/>
    </style:style>
    <style:style style:name="P26" style:family="paragraph" style:parent-style-name="Standard">
      <style:paragraph-properties fo:text-align="justify" style:justify-single-word="false"/>
      <style:text-properties style:font-name="FreeMono" fo:language="es" fo:country="ES" officeooo:rsid="00277253" officeooo:paragraph-rsid="00277253"/>
    </style:style>
    <style:style style:name="P27" style:family="paragraph" style:parent-style-name="Standard">
      <style:paragraph-properties fo:text-align="justify" style:justify-single-word="false"/>
      <style:text-properties style:font-name="FreeMono" fo:language="es" fo:country="ES" officeooo:rsid="00358fcf" officeooo:paragraph-rsid="003774b4"/>
    </style:style>
    <style:style style:name="P28" style:family="paragraph" style:parent-style-name="Standard">
      <style:paragraph-properties fo:text-align="justify" style:justify-single-word="false"/>
      <style:text-properties style:font-name="FreeMono" fo:language="es" fo:country="ES" officeooo:rsid="003fa1f0" officeooo:paragraph-rsid="003fa1f0"/>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autospace="none"/>
    </style:style>
    <style:style style:name="P31" style:family="paragraph" style:parent-style-name="Standard">
      <style:paragraph-properties fo:text-align="justify" style:justify-single-word="false"/>
      <style:text-properties officeooo:paragraph-rsid="0023fdb5"/>
    </style:style>
    <style:style style:name="P32" style:family="paragraph" style:parent-style-name="Standard">
      <style:paragraph-properties fo:text-align="justify" style:justify-single-word="false"/>
      <style:text-properties officeooo:paragraph-rsid="00358fcf"/>
    </style:style>
    <style:style style:name="P33" style:family="paragraph" style:parent-style-name="Standard">
      <style:paragraph-properties fo:text-align="justify" style:justify-single-word="false"/>
      <style:text-properties fo:font-variant="normal" fo:text-transform="none" fo:color="#000000" style:font-name="Helvetica Neue" fo:font-size="7.80000019073486pt" fo:letter-spacing="normal" fo:font-style="normal" fo:font-weight="normal"/>
    </style:style>
    <style:style style:name="P34" style:family="paragraph" style:parent-style-name="Standard">
      <style:paragraph-properties fo:text-align="justify" style:justify-single-word="false"/>
      <style:text-properties officeooo:rsid="001540e8" officeooo:paragraph-rsid="001540e8"/>
    </style:style>
    <style:style style:name="P35" style:family="paragraph" style:parent-style-name="Standard">
      <style:paragraph-properties fo:text-align="justify" style:justify-single-word="false"/>
      <style:text-properties officeooo:rsid="001540e8" officeooo:paragraph-rsid="0018dff8"/>
    </style:style>
    <style:style style:name="P36" style:family="paragraph" style:parent-style-name="Standard">
      <style:paragraph-properties fo:text-align="justify" style:justify-single-word="false"/>
      <style:text-properties officeooo:rsid="0018dff8" officeooo:paragraph-rsid="0018dff8"/>
    </style:style>
    <style:style style:name="P37" style:family="paragraph" style:parent-style-name="Standard">
      <style:paragraph-properties fo:text-align="justify" style:justify-single-word="false"/>
      <style:text-properties officeooo:rsid="001aa4e3" officeooo:paragraph-rsid="0018dff8"/>
    </style:style>
    <style:style style:name="P38" style:family="paragraph" style:parent-style-name="Standard">
      <style:paragraph-properties fo:text-align="justify" style:justify-single-word="false"/>
      <style:text-properties officeooo:rsid="001f984e" officeooo:paragraph-rsid="001f984e"/>
    </style:style>
    <style:style style:name="P39" style:family="paragraph" style:parent-style-name="Standard">
      <style:text-properties officeooo:paragraph-rsid="0030bade"/>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officeooo:rsid="00210921" officeooo:paragraph-rsid="00210921"/>
    </style:style>
    <style:style style:name="P42" style:family="paragraph" style:parent-style-name="Table_20_Contents">
      <style:paragraph-properties fo:text-align="justify" style:justify-single-word="false"/>
      <style:text-properties style:font-name="FreeMono"/>
    </style:style>
    <style:style style:name="P43" style:family="paragraph" style:parent-style-name="Heading_20_2">
      <style:paragraph-properties fo:text-align="justify" style:justify-single-word="false"/>
    </style:style>
    <style:style style:name="P44" style:family="paragraph" style:parent-style-name="Heading_20_2">
      <style:text-properties officeooo:paragraph-rsid="00358fcf"/>
    </style:style>
    <style:style style:name="P45" style:family="paragraph" style:parent-style-name="Heading_20_2">
      <style:paragraph-properties fo:text-align="justify" style:justify-single-word="false" fo:break-before="page"/>
    </style:style>
    <style:style style:name="P46" style:family="paragraph" style:parent-style-name="Table_20_Heading">
      <style:paragraph-properties fo:text-align="justify" style:justify-single-word="false"/>
      <style:text-properties style:font-name="FreeMono"/>
    </style:style>
    <style:style style:name="P47" style:family="paragraph" style:parent-style-name="Table_20_Heading">
      <style:paragraph-properties fo:text-align="justify" style:justify-single-word="false"/>
      <style:text-properties style:font-name="FreeMono" officeooo:paragraph-rsid="0011d251"/>
    </style:style>
    <style:style style:name="P48" style:family="paragraph" style:parent-style-name="Table_20_Heading">
      <style:paragraph-properties fo:text-align="justify" style:justify-single-word="false"/>
      <style:text-properties style:font-name="FreeMono" officeooo:paragraph-rsid="0023fdb5"/>
    </style:style>
    <style:style style:name="P49" style:family="paragraph" style:parent-style-name="Preformatted_20_Text">
      <style:paragraph-properties fo:text-align="justify" style:justify-single-word="false"/>
    </style:style>
    <style:style style:name="P50" style:family="paragraph" style:parent-style-name="Preformatted_20_Text">
      <style:paragraph-properties fo:text-align="justify" style:justify-single-word="false"/>
      <style:text-properties officeooo:paragraph-rsid="0011d251"/>
    </style:style>
    <style:style style:name="P51" style:family="paragraph" style:parent-style-name="Preformatted_20_Text">
      <style:paragraph-properties fo:text-align="justify" style:justify-single-word="false"/>
      <style:text-properties officeooo:paragraph-rsid="0013c8fb"/>
    </style:style>
    <style:style style:name="P52" style:family="paragraph" style:parent-style-name="Preformatted_20_Text">
      <style:paragraph-properties fo:text-align="justify" style:justify-single-word="false"/>
      <style:text-properties officeooo:paragraph-rsid="00141e8d"/>
    </style:style>
    <style:style style:name="P53" style:family="paragraph" style:parent-style-name="Preformatted_20_Text">
      <style:paragraph-properties fo:text-align="justify" style:justify-single-word="false"/>
      <style:text-properties officeooo:paragraph-rsid="0023fdb5"/>
    </style:style>
    <style:style style:name="P54" style:family="paragraph" style:parent-style-name="Preformatted_20_Text">
      <style:paragraph-properties fo:text-align="justify" style:justify-single-word="false"/>
      <style:text-properties officeooo:rsid="00141e8d" officeooo:paragraph-rsid="00141e8d"/>
    </style:style>
    <style:style style:name="P55" style:family="paragraph" style:parent-style-name="Preformatted_20_Text">
      <style:paragraph-properties fo:text-align="justify" style:justify-single-word="false"/>
      <style:text-properties officeooo:rsid="0023fdb5" officeooo:paragraph-rsid="0023fdb5"/>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4">
      <style:paragraph-properties>
        <style:tab-stops>
          <style:tab-stop style:position="15.503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Standard" style:list-style-name="L1">
      <style:paragraph-properties fo:text-align="justify" style:justify-single-word="false"/>
      <style:text-properties style:font-name="FreeMono" fo:language="es" fo:country="ES" officeooo:paragraph-rsid="00358fcf"/>
    </style:style>
    <style:style style:name="P60" style:family="paragraph" style:parent-style-name="Standard" style:list-style-name="L1">
      <style:paragraph-properties fo:text-align="justify" style:justify-single-word="false"/>
      <style:text-properties style:font-name="FreeMono" fo:language="es" fo:country="ES" officeooo:paragraph-rsid="0038f206"/>
    </style:style>
    <style:style style:name="P61" style:family="paragraph" style:parent-style-name="Standard" style:list-style-name="L2">
      <style:paragraph-properties fo:text-align="justify" style:justify-single-word="false"/>
      <style:text-properties style:font-name="FreeMono" fo:language="es" fo:country="ES" officeooo:paragraph-rsid="003a451d"/>
    </style:style>
    <style:style style:name="P62" style:family="paragraph" style:parent-style-name="Standard" style:list-style-name="L2">
      <style:paragraph-properties fo:text-align="justify" style:justify-single-word="false"/>
      <style:text-properties style:font-name="FreeMono" fo:language="es" fo:country="ES" officeooo:paragraph-rsid="00358fcf"/>
    </style:style>
    <style:style style:name="P63" style:family="paragraph" style:parent-style-name="Standard" style:list-style-name="L3">
      <style:paragraph-properties fo:text-align="justify" style:justify-single-word="false"/>
      <style:text-properties style:font-name="FreeMono" fo:language="es" fo:country="ES"/>
    </style:style>
    <style:style style:name="P64" style:family="paragraph" style:parent-style-name="Standard" style:list-style-name="L4">
      <style:paragraph-properties fo:text-align="justify" style:justify-single-word="false"/>
      <style:text-properties style:font-name="FreeMono" fo:language="es" fo:country="ES"/>
    </style:style>
    <style:style style:name="P65" style:family="paragraph" style:parent-style-name="Standard" style:list-style-name="L5">
      <style:paragraph-properties fo:text-align="justify" style:justify-single-word="false"/>
      <style:text-properties style:font-name="FreeMono" fo:language="es" fo:country="ES"/>
    </style:style>
    <style:style style:name="P66" style:family="paragraph" style:parent-style-name="Standard">
      <style:paragraph-properties fo:text-align="justify" style:justify-single-word="false"/>
      <style:text-properties style:font-name="FreeMono" fo:language="es" fo:country="ES" officeooo:paragraph-rsid="0038f206"/>
    </style:style>
    <style:style style:name="P67" style:family="paragraph" style:parent-style-name="Standard">
      <style:paragraph-properties fo:text-align="justify" style:justify-single-word="false"/>
      <style:text-properties style:font-name="FreeMono" fo:language="es" fo:country="ES" officeooo:paragraph-rsid="003a451d"/>
    </style:style>
    <style:style style:name="P68" style:family="paragraph" style:parent-style-name="Standard">
      <style:paragraph-properties fo:text-align="justify" style:justify-single-word="false"/>
      <style:text-properties style:font-name="FreeMono" fo:language="es" fo:country="ES" officeooo:paragraph-rsid="0043dadf"/>
    </style:style>
    <style:style style:name="P69" style:family="paragraph" style:parent-style-name="Standard">
      <style:text-properties officeooo:paragraph-rsid="0043dadf"/>
    </style:style>
    <style:style style:name="P70" style:family="paragraph" style:parent-style-name="Heading_20_3">
      <style:paragraph-properties fo:text-align="justify" style:justify-single-word="false"/>
    </style:style>
    <style:style style:name="P71" style:family="paragraph" style:parent-style-name="Heading_20_3">
      <style:paragraph-properties fo:text-align="justify" style:justify-single-word="false"/>
      <style:text-properties officeooo:paragraph-rsid="00358fcf"/>
    </style:style>
    <style:style style:name="P72" style:family="paragraph" style:parent-style-name="Heading_20_3">
      <style:paragraph-properties fo:text-align="justify" style:justify-single-word="false"/>
      <style:text-properties officeooo:paragraph-rsid="0025d31d"/>
    </style:style>
    <style:style style:name="P73" style:family="paragraph" style:parent-style-name="Heading_20_3">
      <style:paragraph-properties fo:text-align="justify" style:justify-single-word="false"/>
      <style:text-properties officeooo:paragraph-rsid="0029c851"/>
    </style:style>
    <style:style style:name="P74" style:family="paragraph" style:parent-style-name="Heading_20_3">
      <style:paragraph-properties fo:text-align="justify" style:justify-single-word="false"/>
      <style:text-properties officeooo:paragraph-rsid="002f2832"/>
    </style:style>
    <style:style style:name="P75" style:family="paragraph" style:parent-style-name="Heading_20_3">
      <style:paragraph-properties fo:text-align="justify" style:justify-single-word="false"/>
      <style:text-properties officeooo:paragraph-rsid="001540e8"/>
    </style:style>
    <style:style style:name="P76" style:family="paragraph" style:parent-style-name="Heading_20_3">
      <style:text-properties officeooo:paragraph-rsid="00358fcf"/>
    </style:style>
    <style:style style:name="P77" style:family="paragraph" style:parent-style-name="Heading_20_3">
      <style:text-properties officeooo:paragraph-rsid="0030bade"/>
    </style:style>
    <style:style style:name="P78" style:family="paragraph" style:parent-style-name="Heading_20_3">
      <style:paragraph-properties fo:text-align="justify" style:justify-single-word="false"/>
      <style:text-properties officeooo:rsid="00210921" officeooo:paragraph-rsid="00210921"/>
    </style:style>
    <style:style style:name="P79" style:family="paragraph" style:parent-style-name="Heading_20_3">
      <style:paragraph-properties fo:text-align="justify" style:justify-single-word="false" fo:break-before="page"/>
    </style:style>
    <style:style style:name="P80" style:family="paragraph" style:parent-style-name="Heading_20_4">
      <style:text-properties officeooo:paragraph-rsid="0030bade"/>
    </style:style>
    <style:style style:name="P81" style:family="paragraph" style:parent-style-name="Heading_20_4">
      <style:paragraph-properties fo:text-align="justify" style:justify-single-word="false"/>
    </style:style>
    <style:style style:name="P82" style:family="paragraph" style:parent-style-name="Heading_20_4">
      <style:paragraph-properties fo:text-align="justify" style:justify-single-word="false"/>
      <style:text-properties officeooo:paragraph-rsid="0011d251"/>
    </style:style>
    <style:style style:name="P83" style:family="paragraph" style:parent-style-name="Heading_20_4">
      <style:paragraph-properties fo:text-align="justify" style:justify-single-word="false"/>
      <style:text-properties officeooo:paragraph-rsid="0023fdb5"/>
    </style:style>
    <style:style style:name="T1" style:family="text">
      <style:text-properties style:font-name="FreeMono" fo:language="es" fo:country="ES"/>
    </style:style>
    <style:style style:name="T2" style:family="text">
      <style:text-properties style:font-name="FreeMono" fo:language="es" fo:country="ES" officeooo:rsid="002329e3"/>
    </style:style>
    <style:style style:name="T3" style:family="text">
      <style:text-properties style:font-name="FreeMono" fo:language="es" fo:country="ES" officeooo:rsid="00250912"/>
    </style:style>
    <style:style style:name="T4" style:family="text">
      <style:text-properties style:font-name="FreeMono" fo:language="es" fo:country="ES" officeooo:rsid="00307fbc"/>
    </style:style>
    <style:style style:name="T5" style:family="text">
      <style:text-properties style:font-name="FreeMono" fo:language="es" fo:country="ES" officeooo:rsid="00322d42"/>
    </style:style>
    <style:style style:name="T6" style:family="text">
      <style:text-properties style:font-name="FreeMono" fo:language="es" fo:country="ES" officeooo:rsid="00325b4e"/>
    </style:style>
    <style:style style:name="T7" style:family="text">
      <style:text-properties style:font-name="FreeMono" fo:language="es" fo:country="ES" officeooo:rsid="00327520"/>
    </style:style>
    <style:style style:name="T8" style:family="text">
      <style:text-properties style:font-name="FreeMono" fo:language="es" fo:country="ES" officeooo:rsid="00358fcf"/>
    </style:style>
    <style:style style:name="T9" style:family="text">
      <style:text-properties style:font-name="FreeMono" fo:language="es" fo:country="ES" officeooo:rsid="0043dadf"/>
    </style:style>
    <style:style style:name="T10" style:family="text">
      <style:text-properties style:font-name="FreeMono" fo:language="es" fo:country="ES" officeooo:rsid="0044cebb"/>
    </style:style>
    <style:style style:name="T11" style:family="text">
      <style:text-properties officeooo:rsid="000919a0"/>
    </style:style>
    <style:style style:name="T12" style:family="text">
      <style:text-properties fo:font-weight="bold" style:font-weight-asian="bold" style:font-weight-complex="bold"/>
    </style:style>
    <style:style style:name="T13" style:family="text">
      <style:text-properties fo:font-weight="bold" officeooo:rsid="001f984e" style:font-weight-asian="bold" style:font-weight-complex="bold"/>
    </style:style>
    <style:style style:name="T14" style:family="text">
      <style:text-properties officeooo:rsid="000b56ee"/>
    </style:style>
    <style:style style:name="T15" style:family="text">
      <style:text-properties officeooo:rsid="000cd852"/>
    </style:style>
    <style:style style:name="T16" style:family="text">
      <style:text-properties officeooo:rsid="000e79ee"/>
    </style:style>
    <style:style style:name="T17" style:family="text">
      <style:text-properties officeooo:rsid="000f2949"/>
    </style:style>
    <style:style style:name="T18" style:family="text">
      <style:text-properties officeooo:rsid="000fed20"/>
    </style:style>
    <style:style style:name="T19" style:family="text">
      <style:text-properties officeooo:rsid="0011a4ec"/>
    </style:style>
    <style:style style:name="T20" style:family="text">
      <style:text-properties officeooo:rsid="0011d251"/>
    </style:style>
    <style:style style:name="T21" style:family="text">
      <style:text-properties officeooo:rsid="0013c8fb"/>
    </style:style>
    <style:style style:name="T22" style:family="text">
      <style:text-properties officeooo:rsid="00141e8d"/>
    </style:style>
    <style:style style:name="T23" style:family="text">
      <style:text-properties officeooo:rsid="001540e8"/>
    </style:style>
    <style:style style:name="T24" style:family="text">
      <style:text-properties officeooo:rsid="0016b9f4"/>
    </style:style>
    <style:style style:name="T25" style:family="text">
      <style:text-properties officeooo:rsid="001734e2"/>
    </style:style>
    <style:style style:name="T26" style:family="text">
      <style:text-properties officeooo:rsid="00188be3"/>
    </style:style>
    <style:style style:name="T27" style:family="text">
      <style:text-properties officeooo:rsid="001aa4e3"/>
    </style:style>
    <style:style style:name="T28" style:family="text">
      <style:text-properties officeooo:rsid="001c803e"/>
    </style:style>
    <style:style style:name="T29" style:family="text">
      <style:text-properties officeooo:rsid="001e1f9c"/>
    </style:style>
    <style:style style:name="T30" style:family="text">
      <style:text-properties officeooo:rsid="001f984e"/>
    </style:style>
    <style:style style:name="T31" style:family="text">
      <style:text-properties officeooo:rsid="002329e3"/>
    </style:style>
    <style:style style:name="T32" style:family="text">
      <style:text-properties officeooo:rsid="00235eef"/>
    </style:style>
    <style:style style:name="T33" style:family="text">
      <style:text-properties officeooo:rsid="0023fdb5"/>
    </style:style>
    <style:style style:name="T34" style:family="text">
      <style:text-properties officeooo:rsid="0024abf2"/>
    </style:style>
    <style:style style:name="T35" style:family="text">
      <style:text-properties officeooo:rsid="00250912"/>
    </style:style>
    <style:style style:name="T36" style:family="text">
      <style:text-properties officeooo:rsid="0025d31d"/>
    </style:style>
    <style:style style:name="T37" style:family="text">
      <style:text-properties officeooo:rsid="002d1cd1"/>
    </style:style>
    <style:style style:name="T38" style:family="text">
      <style:text-properties officeooo:rsid="002f2832"/>
    </style:style>
    <style:style style:name="T39" style:family="text">
      <style:text-properties officeooo:rsid="0030bade"/>
    </style:style>
    <style:style style:name="T40" style:family="text">
      <style:text-properties officeooo:rsid="00327520"/>
    </style:style>
    <style:style style:name="T41" style:family="text">
      <style:text-properties officeooo:rsid="003382f7"/>
    </style:style>
    <style:style style:name="T42" style:family="text">
      <style:text-properties officeooo:rsid="00374769"/>
    </style:style>
    <style:style style:name="T43" style:family="text">
      <style:text-properties officeooo:rsid="003774b4"/>
    </style:style>
    <style:style style:name="T44" style:family="text">
      <style:text-properties officeooo:rsid="0038f206"/>
    </style:style>
    <style:style style:name="T45" style:family="text">
      <style:text-properties officeooo:rsid="003a5886"/>
    </style:style>
    <style:style style:name="T46" style:family="text">
      <style:text-properties officeooo:rsid="003c1ff3"/>
    </style:style>
    <style:style style:name="T47" style:family="text">
      <style:text-properties officeooo:rsid="003e0338"/>
    </style:style>
    <style:style style:name="T48" style:family="text">
      <style:text-properties officeooo:rsid="003fd30d"/>
    </style:style>
    <style:style style:name="T49" style:family="text">
      <style:text-properties officeooo:rsid="0042f4c7"/>
    </style:style>
    <style:style style:name="T50" style:family="text">
      <style:text-properties officeooo:rsid="0043dad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start text:name="__RefHeading__2330_32734509"/>Jobadmin. Batch jobs management system.<text:bookmark-end text:name="__RefHeading__2330_32734509"/></text:p>
      <text:p text:style-name="Standard"/>
      <text:table-of-content text:style-name="Sect1" text:protected="true" text:name="Índex de contingu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ice</text:p>
          </text:index-title>
          <text:p text:style-name="P56"><text:a xlink:type="simple" xlink:href="#__RefHeading__2332_32734509" text:style-name="Index_20_Link" text:visited-style-name="Index_20_Link">Gestión de trabajos.<text:tab/>3</text:a></text:p>
          <text:p text:style-name="P58"><text:a xlink:type="simple" xlink:href="#__RefHeading___Toc4664_1020177825" text:style-name="Index_20_Link" text:visited-style-name="Index_20_Link">Objetos OS/400.<text:tab/>3</text:a></text:p>
          <text:p text:style-name="P56"><text:a xlink:type="simple" xlink:href="#__RefHeading___Toc4194_2015905417" text:style-name="Index_20_Link" text:visited-style-name="Index_20_Link">Implementación.<text:tab/>4</text:a></text:p>
          <text:p text:style-name="P58"><text:a xlink:type="simple" xlink:href="#__RefHeading___Toc4263_742897371" text:style-name="Index_20_Link" text:visited-style-name="Index_20_Link">g.<text:tab/>5</text:a></text:p>
          <text:p text:style-name="P58"><text:a xlink:type="simple" xlink:href="#__RefHeading___Toc4569_1079396588" text:style-name="Index_20_Link" text:visited-style-name="Index_20_Link">Tipos de Trabajos<text:tab/>5</text:a></text:p>
          <text:p text:style-name="P57"><text:a xlink:type="simple" xlink:href="#__RefHeading___Toc4467_1205361786" text:style-name="Index_20_Link" text:visited-style-name="Index_20_Link">interactive job<text:tab/>6</text:a></text:p>
          <text:p text:style-name="P57"><text:a xlink:type="simple" xlink:href="#__RefHeading___Toc4469_1205361786" text:style-name="Index_20_Link" text:visited-style-name="Index_20_Link">Batch jobs<text:tab/>6</text:a></text:p>
          <text:p text:style-name="P58"><text:a xlink:type="simple" xlink:href="#__RefHeading___Toc4461_1205361786" text:style-name="Index_20_Link" text:visited-style-name="Index_20_Link">Comandos OS/400.<text:tab/>6</text:a></text:p>
          <text:p text:style-name="P58"><text:a xlink:type="simple" xlink:href="#__RefHeading___Toc4463_1205361786" text:style-name="Index_20_Link" text:visited-style-name="Index_20_Link">AS-400 dialog screens-<text:tab/>7</text:a></text:p>
          <text:p text:style-name="P58"><text:a xlink:type="simple" xlink:href="#__RefHeading___Toc4465_1205361786" text:style-name="Index_20_Link" text:visited-style-name="Index_20_Link">AS-400 commands menu.<text:tab/>7</text:a></text:p>
          <text:p text:style-name="P56"><text:a xlink:type="simple" xlink:href="#__RefHeading__2440_32734509" text:style-name="Index_20_Link" text:visited-style-name="Index_20_Link">Trabajos por Lotes.<text:tab/>8</text:a></text:p>
          <text:p text:style-name="P58"><text:a xlink:type="simple" xlink:href="#__RefHeading___Toc4471_1205361786" text:style-name="Index_20_Link" text:visited-style-name="Index_20_Link">Nuevos Trabajos.<text:tab/>8</text:a></text:p>
          <text:p text:style-name="P58"><text:a xlink:type="simple" xlink:href="#__RefHeading___Toc4573_1079396588" text:style-name="Index_20_Link" text:visited-style-name="Index_20_Link">Descripciones de trabajo.<text:tab/>9</text:a></text:p>
          <text:p text:style-name="P58"><text:a xlink:type="simple" xlink:href="#__RefHeading__2444_32734509" text:style-name="Index_20_Link" text:visited-style-name="Index_20_Link">Colas de trabajos.<text:tab/>9</text:a></text:p>
          <text:p text:style-name="P58"><text:a xlink:type="simple" xlink:href="#__RefHeading__2446_32734509" text:style-name="Index_20_Link" text:visited-style-name="Index_20_Link">Subsistemas.<text:tab/>9</text:a></text:p>
          <text:p text:style-name="P58"><text:a xlink:type="simple" xlink:href="#__RefHeading__2448_32734509" text:style-name="Index_20_Link" text:visited-style-name="Index_20_Link">Archivos de spool.<text:tab/>10</text:a></text:p>
          <text:p text:style-name="P58"><text:a xlink:type="simple" xlink:href="#__RefHeading__2450_32734509" text:style-name="Index_20_Link" text:visited-style-name="Index_20_Link">Colas de salida.<text:tab/>10</text:a></text:p>
          <text:p text:style-name="P58"><text:a xlink:type="simple" xlink:href="#__RefHeading__2452_32734509" text:style-name="Index_20_Link" text:visited-style-name="Index_20_Link">Transcriptores.<text:tab/>11</text:a></text:p>
          <text:p text:style-name="P58"><text:a xlink:type="simple" xlink:href="#__RefHeading__2470_32734509" text:style-name="Index_20_Link" text:visited-style-name="Index_20_Link">Colas de mensajes.<text:tab/>11</text:a></text:p>
          <text:p text:style-name="P56"><text:a xlink:type="simple" xlink:href="#__RefHeading__2454_32734509" text:style-name="Index_20_Link" text:visited-style-name="Index_20_Link">Semejanzas entre Jobadmin y OS/400.<text:tab/>12</text:a></text:p>
          <text:p text:style-name="P58"><text:a xlink:type="simple" xlink:href="#__RefHeading__1348_766865771" text:style-name="Index_20_Link" text:visited-style-name="Index_20_Link">Menús.<text:tab/>12</text:a></text:p>
          <text:p text:style-name="P58"><text:a xlink:type="simple" xlink:href="#__RefHeading__1350_766865771" text:style-name="Index_20_Link" text:visited-style-name="Index_20_Link">Mandatos.<text:tab/>12</text:a></text:p>
          <text:p text:style-name="P58"><text:a xlink:type="simple" xlink:href="#__RefHeading__1352_766865771" text:style-name="Index_20_Link" text:visited-style-name="Index_20_Link">Asistencia.<text:tab/>13</text:a></text:p>
          <text:p text:style-name="P58"><text:a xlink:type="simple" xlink:href="#__RefHeading__1359_766865771" text:style-name="Index_20_Link" text:visited-style-name="Index_20_Link">Objetos del sistema.<text:tab/>13</text:a></text:p>
          <text:p text:style-name="P58"><text:a xlink:type="simple" xlink:href="#__RefHeading__1303_2019565281" text:style-name="Index_20_Link" text:visited-style-name="Index_20_Link">Trabajos.<text:tab/>13</text:a></text:p>
          <text:p text:style-name="P58"><text:a xlink:type="simple" xlink:href="#__RefHeading__1361_766865771" text:style-name="Index_20_Link" text:visited-style-name="Index_20_Link">Gestión de rendimiento.<text:tab/>13</text:a></text:p>
          <text:p text:style-name="P56"><text:a xlink:type="simple" xlink:href="#__RefHeading__2456_32734509" text:style-name="Index_20_Link" text:visited-style-name="Index_20_Link">Mandatos implementados.<text:tab/>15</text:a></text:p>
          <text:p text:style-name="P58"><text:a xlink:type="simple" xlink:href="#__RefHeading__2458_32734509" text:style-name="Index_20_Link" text:visited-style-name="Index_20_Link">Mandatos generales.<text:tab/>15</text:a></text:p>
          <text:p text:style-name="P57"><text:a xlink:type="simple" xlink:href="#__RefHeading__1893_408252521" text:style-name="Index_20_Link" text:visited-style-name="Index_20_Link">Teclas de función.<text:tab/>15</text:a></text:p>
          <text:p text:style-name="P57"><text:a xlink:type="simple" xlink:href="#__RefHeading__1895_408252521" text:style-name="Index_20_Link" text:visited-style-name="Index_20_Link">Opciones.<text:tab/>15</text:a></text:p>
          <text:p text:style-name="P57"><text:a xlink:type="simple" xlink:href="#__RefHeading__2460_32734509" text:style-name="Index_20_Link" text:visited-style-name="Index_20_Link">jobmenu (Menu of Commands)<text:tab/>16</text:a></text:p>
          <text:p text:style-name="P57"><text:a xlink:type="simple" xlink:href="#__RefHeading__2462_32734509" text:style-name="Index_20_Link" text:visited-style-name="Index_20_Link">jobadmin (Command Assistance)<text:tab/>17</text:a></text:p>
          <text:p text:style-name="P57"><text:a xlink:type="simple" xlink:href="#__RefHeading__2464_32734509" text:style-name="Index_20_Link" text:visited-style-name="Index_20_Link">pwrdwnsys (Power Down System)<text:tab/>17</text:a></text:p>
          <text:p text:style-name="P57"><text:a xlink:type="simple" xlink:href="#__RefHeading__1324_1332809018" text:style-name="Index_20_Link" text:visited-style-name="Index_20_Link">Apagado programado del Sistema.<text:tab/>18</text:a></text:p>
          <text:p text:style-name="P58"><text:a xlink:type="simple" xlink:href="#__RefHeading__2466_32734509" text:style-name="Index_20_Link" text:visited-style-name="Index_20_Link">Mandatos de consulta del estado de Jobadmin.<text:tab/>19</text:a></text:p>
          <text:p text:style-name="P57"><text:a xlink:type="simple" xlink:href="#__RefHeading__2468_32734509" text:style-name="Index_20_Link" text:visited-style-name="Index_20_Link">dsplog (Display System Logs)<text:tab/>19</text:a></text:p>
          <text:p text:style-name="P57"><text:a xlink:type="simple" xlink:href="#__RefHeading__2570_32734509" text:style-name="Index_20_Link" text:visited-style-name="Index_20_Link">wrkusrjob (Work With User Jobs)<text:tab/>19</text:a></text:p>
          <text:p text:style-name="P57"><text:a xlink:type="simple" xlink:href="#__RefHeading__2572_32734509" text:style-name="Index_20_Link" text:visited-style-name="Index_20_Link">wrkactjob (Work with Active Jobs)<text:tab/>19</text:a></text:p>
          <text:p text:style-name="P57"><text:a xlink:type="simple" xlink:href="#__RefHeading__2574_32734509" text:style-name="Index_20_Link" text:visited-style-name="Index_20_Link">wrkwtr (Work With Writers)<text:tab/>19</text:a></text:p>
          <text:p text:style-name="P57"><text:a xlink:type="simple" xlink:href="#__RefHeading__3921_40401375" text:style-name="Index_20_Link" text:visited-style-name="Index_20_Link">wrkjobq (Work with Job Queue)<text:tab/>20</text:a></text:p>
          <text:p text:style-name="P57"><text:a xlink:type="simple" xlink:href="#__RefHeading__2576_32734509" text:style-name="Index_20_Link" text:visited-style-name="Index_20_Link">wrksplf (Work With Spool Files)<text:tab/>20</text:a></text:p>
          <text:p text:style-name="P58"><text:a xlink:type="simple" xlink:href="#__RefHeading__2578_32734509" text:style-name="Index_20_Link" text:visited-style-name="Index_20_Link">Mandatos de trabajos.<text:tab/>21</text:a></text:p>
          <text:p text:style-name="P57"><text:a xlink:type="simple" xlink:href="#__RefHeading__2580_32734509" text:style-name="Index_20_Link" text:visited-style-name="Index_20_Link">sbmjob (Submit Job)<text:tab/>21</text:a></text:p>
          <text:p text:style-name="P57"><text:a xlink:type="simple" xlink:href="#__RefHeading___Toc4261_742897371" text:style-name="Index_20_Link" text:visited-style-name="Index_20_Link">runjob (Run interactive Job)<text:tab/>21</text:a></text:p>
          <text:p text:style-name="P57"><text:a xlink:type="simple" xlink:href="#__RefHeading__2582_32734509" text:style-name="Index_20_Link" text:visited-style-name="Index_20_Link">chgjob (Change Job)<text:tab/>22</text:a></text:p>
          <text:p text:style-name="P57"><text:a xlink:type="simple" xlink:href="#__RefHeading__2584_32734509" text:style-name="Index_20_Link" text:visited-style-name="Index_20_Link">dltjob (Delete Job)<text:tab/>22</text:a></text:p>
          <text:p text:style-name="P57"><text:a xlink:type="simple" xlink:href="#__RefHeading__2586_32734509" text:style-name="Index_20_Link" text:visited-style-name="Index_20_Link">dspjob (Display Job)<text:tab/>22</text:a></text:p>
          <text:p text:style-name="P57"><text:a xlink:type="simple" xlink:href="#__RefHeading__5621_715575748" text:style-name="Index_20_Link" text:visited-style-name="Index_20_Link">dspjoblog (Display Job Log)<text:tab/>22</text:a></text:p>
          <text:p text:style-name="P57"><text:a xlink:type="simple" xlink:href="#__RefHeading__2590_32734509" text:style-name="Index_20_Link" text:visited-style-name="Index_20_Link">endjob (End Job)<text:tab/>23</text:a></text:p>
          <text:p text:style-name="P57"><text:soft-page-break/><text:a xlink:type="simple" xlink:href="#__RefHeading__2592_32734509" text:style-name="Index_20_Link" text:visited-style-name="Index_20_Link">hldjob (Hold Job)<text:tab/>23</text:a></text:p>
          <text:p text:style-name="P57"><text:a xlink:type="simple" xlink:href="#__RefHeading__2594_32734509" text:style-name="Index_20_Link" text:visited-style-name="Index_20_Link">rlsjob (Release Job)<text:tab/>23</text:a></text:p>
          <text:p text:style-name="P57"><text:a xlink:type="simple" xlink:href="#__RefHeading__2596_32734509" text:style-name="Index_20_Link" text:visited-style-name="Index_20_Link">dspjobscr (Display Job Screen)<text:tab/>23</text:a></text:p>
          <text:p text:style-name="P57"><text:a xlink:type="simple" xlink:href="#__RefHeading__1326_1332809018" text:style-name="Index_20_Link" text:visited-style-name="Index_20_Link">Personalizar trabajos.<text:tab/>23</text:a></text:p>
          <text:p text:style-name="P57"><text:a xlink:type="simple" xlink:href="#__RefHeading__1328_1332809018" text:style-name="Index_20_Link" text:visited-style-name="Index_20_Link">Programación de trabajos.<text:tab/>24</text:a></text:p>
          <text:p text:style-name="P58"><text:a xlink:type="simple" xlink:href="#__RefHeading__2598_32734509" text:style-name="Index_20_Link" text:visited-style-name="Index_20_Link">Mandatos de mensajes.<text:tab/>24</text:a></text:p>
          <text:p text:style-name="P57"><text:a xlink:type="simple" xlink:href="#__RefHeading__2600_32734509" text:style-name="Index_20_Link" text:visited-style-name="Index_20_Link">dspmsg (Display Messages)<text:tab/>24</text:a></text:p>
          <text:p text:style-name="P57"><text:a xlink:type="simple" xlink:href="#__RefHeading__2602_32734509" text:style-name="Index_20_Link" text:visited-style-name="Index_20_Link">clrmsgq (Clear Message Queue)<text:tab/>24</text:a></text:p>
          <text:p text:style-name="P57"><text:a xlink:type="simple" xlink:href="#__RefHeading__2604_32734509" text:style-name="Index_20_Link" text:visited-style-name="Index_20_Link">sndmsg (Send Message)<text:tab/>24</text:a></text:p>
          <text:p text:style-name="P58"><text:a xlink:type="simple" xlink:href="#__RefHeading__2606_32734509" text:style-name="Index_20_Link" text:visited-style-name="Index_20_Link">Mandatos de subsistema.<text:tab/>24</text:a></text:p>
          <text:p text:style-name="P57"><text:a xlink:type="simple" xlink:href="#__RefHeading__2608_32734509" text:style-name="Index_20_Link" text:visited-style-name="Index_20_Link">endsbs (End Subsystem)<text:tab/>25</text:a></text:p>
          <text:p text:style-name="P57"><text:a xlink:type="simple" xlink:href="#__RefHeading__2610_32734509" text:style-name="Index_20_Link" text:visited-style-name="Index_20_Link">hldsbs (Hold Subsystem)<text:tab/>25</text:a></text:p>
          <text:p text:style-name="P57"><text:a xlink:type="simple" xlink:href="#__RefHeading__2612_32734509" text:style-name="Index_20_Link" text:visited-style-name="Index_20_Link">rlssbs (Release Subsystem)<text:tab/>25</text:a></text:p>
          <text:p text:style-name="P57"><text:a xlink:type="simple" xlink:href="#__RefHeading__2614_32734509" text:style-name="Index_20_Link" text:visited-style-name="Index_20_Link">strsbs (Start Subsystem)<text:tab/>25</text:a></text:p>
          <text:p text:style-name="P58"><text:a xlink:type="simple" xlink:href="#__RefHeading__2616_32734509" text:style-name="Index_20_Link" text:visited-style-name="Index_20_Link">Mandatos de cola de trabajos.<text:tab/>25</text:a></text:p>
          <text:p text:style-name="P57"><text:a xlink:type="simple" xlink:href="#__RefHeading__2618_32734509" text:style-name="Index_20_Link" text:visited-style-name="Index_20_Link">clrjobq (Clear Job Queue)<text:tab/>25</text:a></text:p>
          <text:p text:style-name="P57"><text:a xlink:type="simple" xlink:href="#__RefHeading__2620_32734509" text:style-name="Index_20_Link" text:visited-style-name="Index_20_Link">dspjobq (Display Job Queue)<text:tab/>25</text:a></text:p>
          <text:p text:style-name="P57"><text:a xlink:type="simple" xlink:href="#__RefHeading__2622_32734509" text:style-name="Index_20_Link" text:visited-style-name="Index_20_Link">hldjobq (Hold Job Queue)<text:tab/>26</text:a></text:p>
          <text:p text:style-name="P57"><text:a xlink:type="simple" xlink:href="#__RefHeading__2624_32734509" text:style-name="Index_20_Link" text:visited-style-name="Index_20_Link">rlsjobq (Release Job Queue)<text:tab/>26</text:a></text:p>
          <text:p text:style-name="P58"><text:a xlink:type="simple" xlink:href="#__RefHeading__2626_32734509" text:style-name="Index_20_Link" text:visited-style-name="Index_20_Link">Mandatos de transcriptor.<text:tab/>26</text:a></text:p>
          <text:p text:style-name="P57"><text:a xlink:type="simple" xlink:href="#__RefHeading__5623_715575748" text:style-name="Index_20_Link" text:visited-style-name="Index_20_Link">dspwtr (Display Writer)<text:tab/>26</text:a></text:p>
          <text:p text:style-name="P57"><text:a xlink:type="simple" xlink:href="#__RefHeading__2628_32734509" text:style-name="Index_20_Link" text:visited-style-name="Index_20_Link">endwtr (End Writer)<text:tab/>26</text:a></text:p>
          <text:p text:style-name="P57"><text:a xlink:type="simple" xlink:href="#__RefHeading__2630_32734509" text:style-name="Index_20_Link" text:visited-style-name="Index_20_Link">hldwtr (Hold Writer)<text:tab/>26</text:a></text:p>
          <text:p text:style-name="P57"><text:a xlink:type="simple" xlink:href="#__RefHeading__2632_32734509" text:style-name="Index_20_Link" text:visited-style-name="Index_20_Link">rlswtr (Release Writer)<text:tab/>26</text:a></text:p>
          <text:p text:style-name="P57"><text:a xlink:type="simple" xlink:href="#__RefHeading__2634_32734509" text:style-name="Index_20_Link" text:visited-style-name="Index_20_Link">strwtr (Start Writer)<text:tab/>27</text:a></text:p>
          <text:p text:style-name="P58"><text:a xlink:type="simple" xlink:href="#__RefHeading__2636_32734509" text:style-name="Index_20_Link" text:visited-style-name="Index_20_Link">Mandatos de cola de salida.<text:tab/>27</text:a></text:p>
          <text:p text:style-name="P57"><text:a xlink:type="simple" xlink:href="#__RefHeading__2638_32734509" text:style-name="Index_20_Link" text:visited-style-name="Index_20_Link">clroutq (Clear Output Queue)<text:tab/>27</text:a></text:p>
          <text:p text:style-name="P57"><text:a xlink:type="simple" xlink:href="#__RefHeading__2640_32734509" text:style-name="Index_20_Link" text:visited-style-name="Index_20_Link">dspoutq (Display Output Queue)<text:tab/>27</text:a></text:p>
          <text:p text:style-name="P57"><text:a xlink:type="simple" xlink:href="#__RefHeading__2642_32734509" text:style-name="Index_20_Link" text:visited-style-name="Index_20_Link">hldoutq (Hold Output Queue)<text:tab/>27</text:a></text:p>
          <text:p text:style-name="P57"><text:a xlink:type="simple" xlink:href="#__RefHeading__2644_32734509" text:style-name="Index_20_Link" text:visited-style-name="Index_20_Link">rlsoutq (Release Output Queue)<text:tab/>27</text:a></text:p>
          <text:p text:style-name="P58"><text:a xlink:type="simple" xlink:href="#__RefHeading__2646_32734509" text:style-name="Index_20_Link" text:visited-style-name="Index_20_Link">Mandatos de archivos de spool.<text:tab/>27</text:a></text:p>
          <text:p text:style-name="P57"><text:a xlink:type="simple" xlink:href="#__RefHeading__2648_32734509" text:style-name="Index_20_Link" text:visited-style-name="Index_20_Link">chgsplfa (Change Spool File Attributes)<text:tab/>27</text:a></text:p>
          <text:p text:style-name="P57"><text:a xlink:type="simple" xlink:href="#__RefHeading__2650_32734509" text:style-name="Index_20_Link" text:visited-style-name="Index_20_Link">dltsplf (Delete Spool File)<text:tab/>28</text:a></text:p>
          <text:p text:style-name="P57"><text:a xlink:type="simple" xlink:href="#__RefHeading__2652_32734509" text:style-name="Index_20_Link" text:visited-style-name="Index_20_Link">dspsplf (Display Spool File)<text:tab/>28</text:a></text:p>
          <text:p text:style-name="P57"><text:a xlink:type="simple" xlink:href="#__RefHeading__5625_715575748" text:style-name="Index_20_Link" text:visited-style-name="Index_20_Link">dspsplfa (Display Spool File Attributes)<text:tab/>28</text:a></text:p>
          <text:p text:style-name="P57"><text:a xlink:type="simple" xlink:href="#__RefHeading__5627_715575748" text:style-name="Index_20_Link" text:visited-style-name="Index_20_Link">endsplfprt (End Spool File Printing)<text:tab/>28</text:a></text:p>
          <text:p text:style-name="P57"><text:a xlink:type="simple" xlink:href="#__RefHeading__2656_32734509" text:style-name="Index_20_Link" text:visited-style-name="Index_20_Link">hldsplf (Hold Spool File)<text:tab/>29</text:a></text:p>
          <text:p text:style-name="P57"><text:a xlink:type="simple" xlink:href="#__RefHeading__2658_32734509" text:style-name="Index_20_Link" text:visited-style-name="Index_20_Link">rlssplf (Release Spool File)<text:tab/>29</text:a></text:p>
          <text:p text:style-name="P56"><text:a xlink:type="simple" xlink:href="#__RefHeading__3923_40401375" text:style-name="Index_20_Link" text:visited-style-name="Index_20_Link">Gestión del sistema.<text:tab/>29</text:a></text:p>
          <text:p text:style-name="P58"><text:a xlink:type="simple" xlink:href="#__RefHeading__3925_40401375" text:style-name="Index_20_Link" text:visited-style-name="Index_20_Link">Generalidades de funcionamiento.<text:tab/>29</text:a></text:p>
          <text:p text:style-name="P58"><text:a xlink:type="simple" xlink:href="#__RefHeading___Toc4196_2015905417" text:style-name="Index_20_Link" text:visited-style-name="Index_20_Link">Group adm<text:tab/>29</text:a></text:p>
          <text:p text:style-name="P58"><text:a xlink:type="simple" xlink:href="#__RefHeading__3928_40401375" text:style-name="Index_20_Link" text:visited-style-name="Index_20_Link">Autorizaciones mínimas recomendadas.<text:tab/>30</text:a></text:p>
        </text:index-body>
      </text:table-of-content>
      <text:p text:style-name="P1"/>
      <text:p text:style-name="P1"/>
      <text:p text:style-name="P2"># <text:s/>Copyright (C) 2008-2013 Jordi Pujol &lt;jordi_pujol AT telefonica DOT net&gt;</text:p>
      <text:p text:style-name="P2">#</text:p>
      <text:p text:style-name="P2"># <text:s/>This file is part of the LneT Jobadmin package,</text:p>
      <text:p text:style-name="P2"># <text:s text:c="2"/>http://livenet.selfip.com .</text:p>
      <text:p text:style-name="P2"/>
      <text:h text:style-name="P43" text:outline-level="2"/>
      <text:h text:style-name="P45" text:outline-level="2"><text:bookmark-start text:name="__RefHeading__2332_32734509"/><text:span text:style-name="T35">Gest</text:span>ión <text:span text:style-name="T35">de trabajos</text:span>.<text:bookmark-end text:name="__RefHeading__2332_32734509"/></text:h>
      <text:p text:style-name="P11"><text:bookmark-start text:name="__DdeLink__4556_1079396588"/>Jobadmin <text:bookmark-end text:name="__DdeLink__4556_1079396588"/>es una <text:span text:style-name="T34">aplicación</text:span> que gestiona <text:span text:style-name="T34">los </text:span>trabajos <text:span text:style-name="T34">en un sistema</text:span> Linux al estilo IBM/OS400, actualmente llamado Power Series. todo ello se lleva a cabo mediante mandatos, menús y formularios que se presentan en pantallas de texto semejantes a los del Sistema Operativo 400.</text:p>
      <text:p text:style-name="P21"/>
      <text:p text:style-name="P32"><text:span text:style-name="T1"><text:tab/>Históricamente los ordenadores han utilizado el proceso batch para </text:span><text:span text:style-name="T2">organizar la ejecución de los trabajos y </text:span><text:span text:style-name="T1">mantener el rendimiento global del sistema.</text:span><text:span text:style-name="T3"> El operador del sistema clasifica</text:span><text:span text:style-name="T7">ba</text:span><text:span text:style-name="T3"> los trabajos según </text:span><text:span text:style-name="T5">unas características</text:span><text:span text:style-name="T3"> para que el ordenador los ejecute ordenadamente. </text:span><text:span text:style-name="T5">Jobadmin </text:span><text:span text:style-name="T4"><text:s/>optimiza el rendimiento clasifica</text:span><text:span text:style-name="T5">ndo</text:span><text:span text:style-name="T4"> todos los trabajos que realiza el sistema, </text:span><text:span text:style-name="T6">tanto los procesos batch como los trabajos interactivos, de comunicaciones, de impresión, de control del sistema, etc</text:span><text:span text:style-name="T4">. </text:span><text:span text:style-name="T6">C</text:span><text:span text:style-name="T3">on</text:span><text:span text:style-name="T6">sigue el mejor rendimiento con</text:span><text:span text:style-name="T3">trola</text:span><text:span text:style-name="T6">ndo</text:span><text:span text:style-name="T3"> </text:span><text:span text:style-name="T6">la ejecución </text:span><text:span text:style-name="T3">de </text:span><text:span text:style-name="T6">todos </text:span><text:span text:style-name="T3">los trabajos </text:span><text:span text:style-name="T6">presentes</text:span><text:span text:style-name="T3"> en el sistema.</text:span></text:p>
      <text:p text:style-name="P21"/>
      <text:p text:style-name="P21">Un usuario puede someter un trabajo al sistema para su ejecución, Jobadmin le asignará el tiempo de proceso y los recursos adecuados para llevar a cabo la tarea y al mismo tiempo mantener la disponibilidad y el buen rendimiento del sistema.</text:p>
      <text:p text:style-name="P11"/>
      <text:p text:style-name="P32"><text:bookmark-start text:name="__DdeLink__4575_2064185927"/><text:span text:style-name="T5">Jobadmin </text:span><text:bookmark-end text:name="__DdeLink__4575_2064185927"/><text:span text:style-name="T8">almacena</text:span><text:span text:style-name="T7"> </text:span><text:span text:style-name="T8">cada</text:span><text:span text:style-name="T3"> trabajo </text:span><text:span text:style-name="T7">e</text:span><text:span text:style-name="T8">n</text:span><text:span text:style-name="T3"> </text:span><text:span text:style-name="T8">un</text:span><text:span text:style-name="T3">a definición de una tarea que el sistema </text:span><text:span text:style-name="T5">debe</text:span><text:span text:style-name="T3"> procesar.</text:span></text:p>
      <text:p text:style-name="P22"/>
      <text:p text:style-name="P22">Jobadmin define varios tipos de trabajos, por ejemplo:</text:p>
      <text:p text:style-name="P7"/>
      <text:p text:style-name="P17">- los trabajos interactivos que están conectados con un terminal de texto o gráfico y presentan texto o ventanas gráficas en él.</text:p>
      <text:p text:style-name="P17">- los trabajos batch, que no disponen de un terminal físico pero pueden interactuar con el usuario a través de la aplicación "screen"</text:p>
      <text:p text:style-name="P17">- trabajos de comunicaciones,</text:p>
      <text:p text:style-name="P17">- trabajos de control del sistema,</text:p>
      <text:p text:style-name="P7"/>
      <text:p text:style-name="P10"><text:bookmark-start text:name="__DdeLink__4558_1079396588"/>Jobadmin <text:bookmark-end text:name="__DdeLink__4558_1079396588"/><text:span text:style-name="T38">contie</text:span>ne <text:span text:style-name="T38">mandatos OS/400 </text:span>básicos relativos a l<text:span text:style-name="T38">a gestión de</text:span> trabajos y <text:span text:style-name="T38">de </text:span>archivos de spool, además de un mandato para parar el sistema <text:span text:style-name="T41">de forma controlada</text:span>. <text:span text:style-name="T40">Estos mandatos han sido desarrollados mediante ingeniería inversa de acuerdo con el comportamiento del OS/400, sin embargo se observan bastantes diferencias.</text:span></text:p>
      <text:p text:style-name="P10"/>
      <text:h text:style-name="P71" text:outline-level="3"><text:bookmark-start text:name="__RefHeading___Toc4664_1020177825"/><text:span text:style-name="T36">Objetos </text:span><text:bookmark-start text:name="__DdeLink__4189_2015905417"/><text:span text:style-name="T36">OS/400</text:span>.<text:bookmark-end text:name="__RefHeading___Toc4664_1020177825"/></text:h>
      <text:p text:style-name="P27"><text:bookmark-end text:name="__DdeLink__4189_2015905417"/>Todo es un objeto en el sistema operativo 400, excepto los trabajos que se consideran un ente transitorio que sólo existe como una tarea para ser ejecutada por un subsistema. <text:span text:style-name="T43">Los objetos del OS/400 vienen definidos por el sistema y no pueden variarse. Cada mandato del sistema actúa sobre determinado tipo de objectos. Hay un gran número de objetos, IBM está ampliando constantemente el sistema operativo incluyendo nuevas funcionalidades. Cada objeto se designa por una abreviación de tres a seis caracteres que también forman parte de la nomenclatura de los comandos sobre cada tipo de objeto.</text:span></text:p>
      <text:h text:style-name="P44" text:outline-level="2"><text:bookmark-start text:name="__RefHeading___Toc4194_2015905417"/><text:soft-page-break/><text:span text:style-name="T31">Implementación</text:span>.<text:bookmark-end text:name="__RefHeading___Toc4194_2015905417"/></text:h>
      <text:p text:style-name="P27"><text:tab/>Jobadmin almacena en el sistema l<text:span text:style-name="T42">os</text:span> trabajo<text:span text:style-name="T42">s</text:span> <text:span text:style-name="T42">como</text:span> un objeto <text:span text:style-name="T42">más con una lista de atributos</text:span>, <text:span text:style-name="T42">también </text:span>se <text:span text:style-name="T42">guard</text:span>an los datos correspondientes a cada una de sus ejecuciones, de esta forma <text:span text:style-name="T43">si </text:span>modifica<text:span text:style-name="T43">mos</text:span> alguno de sus atributos o los datos de entrada <text:span text:style-name="T43">luego </text:span>volver<text:span text:style-name="T43">íamos</text:span> a ejecutar<text:span text:style-name="T42">lo</text:span>s. <text:span text:style-name="T42">Po</text:span>de<text:span text:style-name="T42">mos</text:span> <text:span text:style-name="T43">ver los archivos de anotaciones de cada ejecución, también escogemos entre </text:span>eliminar el trabajo entero <text:span text:style-name="T42">o sólo</text:span> <text:span text:style-name="T50">una ejecución en concreto o </text:span>l<text:span text:style-name="T50">as</text:span> ejecuciones <text:span text:style-name="T50">más </text:span>antiguas.</text:p>
      <text:p text:style-name="P27"><text:tab/>Jobadmin <text:span text:style-name="T43">define los tipos de </text:span>objeto <text:span text:style-name="T43">básicos para la gestión de trabajos y la gestión de spool.</text:span></text:p>
      <text:p text:style-name="P14"/>
      <text:p text:style-name="P14">Funciona en un ordenador con múltiples usuarios. Ta<text:span text:style-name="T43">nto en </text:span><text:s/>un terminal <text:span text:style-name="T44">X </text:span>de texto, <text:span text:style-name="T44">como en una consola del sistema</text:span>.</text:p>
      <text:p text:style-name="P11">Se instala en distribuciones Debian y derivadas.</text:p>
      <text:p text:style-name="P11">Los usuarios pueden trabajar local o remotamente, conectados vía vnc o ssh.</text:p>
      <text:p text:style-name="P11"/>
      <text:p text:style-name="P11">Definimos unos tipos de objetos que se asemejan a los del Sistema Operativo 400. Algunos de estos objetos son:</text:p>
      <text:list xml:id="list7783486728825714808" text:style-name="L1">
        <text:list-item>
          <text:p text:style-name="P59"><text:span text:style-name="T50">user - </text:span>usuarios o grupos de usuarios, (Añade algunas características complementarias a los usuarios que ya existen en el sistema).</text:p>
        </text:list-item>
        <text:list-item>
          <text:p text:style-name="P59"><text:span text:style-name="T50">job - </text:span>trabajos,</text:p>
        </text:list-item>
        <text:list-item>
          <text:p text:style-name="P59"><text:span text:style-name="T50">jobd - </text:span>definiciones de trabajo,</text:p>
        </text:list-item>
        <text:list-item>
          <text:p text:style-name="P59"><text:span text:style-name="T50">jobq - </text:span>colas de trabajo, </text:p>
        </text:list-item>
        <text:list-item>
          <text:p text:style-name="P60"><text:span text:style-name="T50">sbsd - </text:span>subsistemas, </text:p>
        </text:list-item>
        <text:list-item>
          <text:p text:style-name="P60"><text:span text:style-name="T50">cls - clases de servicio</text:span>, </text:p>
        </text:list-item>
        <text:list-item>
          <text:p text:style-name="P59"><text:span text:style-name="T50">splf - </text:span>archivos de spool, </text:p>
        </text:list-item>
        <text:list-item>
          <text:p text:style-name="P59"><text:span text:style-name="T50">outq - </text:span>colas de salida, </text:p>
        </text:list-item>
        <text:list-item>
          <text:p text:style-name="P59"><text:span text:style-name="T50">rwtr - </text:span>transcriptores de spool, </text:p>
        </text:list-item>
        <text:list-item>
          <text:p text:style-name="P59"><text:span text:style-name="T50">prt - </text:span>impresoras, </text:p>
        </text:list-item>
        <text:list-item>
          <text:p text:style-name="P59"><text:span text:style-name="T50">msgq - </text:span>colas de mensajes,</text:p>
        </text:list-item>
      </text:list>
      <text:p text:style-name="P11"/>
      <text:p text:style-name="P12">En la configuración inicial se han definido <text:span text:style-name="T44">vario</text:span>s subsistemas de ejecución y <text:span text:style-name="T44">varia</text:span>s colas de trabajos;</text:p>
      <text:p text:style-name="P68">El objeto OS/400 llamado subsistema es la entidad virtual de ejecución de procesos.</text:p>
      <text:p text:style-name="P68"><text:span text:style-name="T45">La clase de servicio</text:span> define las características de procesamiento en cada subsistema.</text:p>
      <text:p text:style-name="P68">El subsistema ejecuta un número máximo de trabajos <text:span text:style-name="T45">simultáneos.</text:span></text:p>
      <text:p text:style-name="P68">Varias colas de trabajos están conectadas a un subsistema.</text:p>
      <text:p text:style-name="P68"><text:span text:style-name="T50">C</text:span>ada <text:span text:style-name="T44">cola de trabajos está conectada a un único </text:span>subsistema.</text:p>
      <text:p text:style-name="P68"><text:span text:style-name="T50">C</text:span>ada cola de trabajo <text:span text:style-name="T50">limita</text:span> <text:span text:style-name="T50">la entrada de </text:span>un número máximo de trabajos <text:span text:style-name="T50">simultáneamente</text:span> en el subsistema para su ejecución.</text:p>
      <text:p text:style-name="P13"/>
      <text:p text:style-name="P15">El administrador del sistema puede <text:span text:style-name="T44">configurar</text:span> otros subsistemas o colas de trabajo según sus necesidades, <text:span text:style-name="T50">también</text:span> puede configurar múltiples <text:span text:style-name="T50">clases de servicio, </text:span>colas de s<text:span text:style-name="T50">alida</text:span>, <text:span text:style-name="T50">transcriptores de spool</text:span>, impresoras, etc...</text:p>
      <text:h text:style-name="P76" text:outline-level="3"><text:bookmark-start text:name="__RefHeading___Toc4263_742897371"/><text:span text:style-name="T45">Trabajos</text:span>.<text:bookmark-end text:name="__RefHeading___Toc4263_742897371"/></text:h>
      <text:p text:style-name="P69"><text:bookmark-start text:name="__RefHeading___Toc4265_742897371"/><text:span text:style-name="T1">Cada trabajo puede ejecutarse múltiples veces. Un trabajo se vuelve a ejecutar fácilmente, simplemente liberándolo cuando ya se ha terminado.</text:span><text:bookmark-end text:name="__RefHeading___Toc4265_742897371"/></text:p>
      <text:p text:style-name="P68"><text:soft-page-break/>Se guardan los archivos de anotaciones para cada una de las ejecuciones del trabajo.</text:p>
      <text:p text:style-name="P68">Conectamos a la pantalla interactiva del proceso batch, gracias a la utilidad “screen”.</text:p>
      <text:p text:style-name="P68">Dispone de un mandato “pwrdwnsys” <text:span text:style-name="T32">que</text:span> par<text:span text:style-name="T32">ará</text:span> el sistema cuando los trabajos hayan terminado, además también controlará la actividad global del sistema y de las sesiones interactivas. Parará el sistema cuando no haya actividad y las sesiones interactivas se desconecten <text:span text:style-name="T46">(</text:span>o se encuentren en modo de salvapantalla <text:span text:style-name="T46">-en desarrollo-).</text:span></text:p>
      <text:p text:style-name="P68">Usando una utilidad tipo “cron” podemos crear una planificación que libere determinado trabajo periódicamente, o que efectúe un paro controlado del sistema a horas/fechas establecidas, <text:span text:style-name="T11">o cuando el sistema esté inactivo.</text:span></text:p>
      <text:p text:style-name="P68"/>
      <text:p text:style-name="P69"><text:span text:style-name="T9">Durante la ejecución de los trabajos se mantiene el rendimiento global del sistema, los grupos de control del kernel gestionan los recursos; Jobadmin clasifica los trabajos en grupos de control del kernel según la clase de servicio definida por el subsistema que los ejecuta.</text:span></text:p>
      <text:p text:style-name="P69"><text:span text:style-name="T9"/></text:p>
      <text:p text:style-name="P69"><text:span text:style-name="T1">Estas son algunas características que hacen </text:span><text:span text:style-name="T2">que </text:span><text:span text:style-name="T10">J</text:span><text:span text:style-name="T2">obadmin sea </text:span><text:span text:style-name="T1">muy práctico.</text:span></text:p>
      <text:h text:style-name="P77" text:outline-level="3"><text:bookmark-start text:name="__RefHeading___Toc4569_1079396588"/>T<text:span text:style-name="T39">i</text:span>p<text:span text:style-name="T39">o</text:span>s <text:span text:style-name="T39">de</text:span> <text:span text:style-name="T39">Trabajo</text:span>s<text:bookmark-end text:name="__RefHeading___Toc4569_1079396588"/></text:h>
      <text:p text:style-name="P39"/>
      <text:p text:style-name="P39">AS400 jobs can originate from several sources and are classified by how they originate on the system. In this course, and in general, you will deal mostly with two types of jobs: interactive and batch.</text:p>
      <text:p text:style-name="P39"/>
      <text:h text:style-name="P80" text:outline-level="4"><text:bookmark-start text:name="__RefHeading___Toc4467_1205361786"/>interactive job<text:bookmark-end text:name="__RefHeading___Toc4467_1205361786"/></text:h>
      <text:p text:style-name="P39">An interactive job begins when a user signs on to an AS400 and it terminates when the user sign off the AS400 or the job is ended. Interactive jobs run in conversational mode, which means there is a dialogue of sorts between the user and the program, utility or operating system function. Because of this conversational, back-and-forth nature of interactive jobs, any CPU-or I/O-intensive request a user makes could lock up the workstation keyboard until the request is completed. Therefore, it is often advisable to direct such requests to a subsystem designed to handle them. That is, to submit them as batch jobs.</text:p>
      <text:p text:style-name="P39"/>
      <text:h text:style-name="P80" text:outline-level="4"><text:bookmark-start text:name="__RefHeading___Toc4469_1205361786"/>Batch jobs<text:bookmark-end text:name="__RefHeading___Toc4469_1205361786"/></text:h>
      <text:p text:style-name="P39">Batch jobs can execute without user interaction; they do not require data or controlling values to be input through the workstation once they have started. Batch jobs are sent to a job queue until they can begin execution. A job queue is a staging area, managed by the subsystem in which the job will run, where batch jobs wait in line for their turn at processing. Each batch subsystem can execute only a limited number of batch jobs concurrently. If no other higher-priority jobs are waiting, a batch job can start right away; otherwise, it must wait its turn. Batch jobs may also be held until a certain time of day. For example, a given batch job may be automatically run each night at 11:00 p.m. An example of such a batch job would be the nightly deletion of work files before a system backup.</text:p>
      <text:h text:style-name="P72" text:outline-level="3"><text:bookmark-start text:name="__RefHeading___Toc4461_1205361786"/><text:span text:style-name="T36">Comandos </text:span><text:bookmark-start text:name="__DdeLink__4189_20159054171"/><text:span text:style-name="T36">OS/400</text:span>.<text:bookmark-end text:name="__RefHeading___Toc4461_1205361786"/></text:h>
      <text:p text:style-name="P25"><text:bookmark-end text:name="__DdeLink__4189_20159054171"/>One basic thing to understand about IBMi (AS400) command is how it <text:soft-page-break/>is structured. Commands are build up in parts/groups. First 3 (or 4) letters will be a VERB eg: DSP for Display, WRK for work, CHG for change etc.; next 3–10 letters will be a SUBJECT eg: OBJ object, MSG message.</text:p>
      <text:p text:style-name="P18"/>
      <text:p text:style-name="P25">The VERB and SUBJECT menus are part of what are called the Command Grouping Menus. For every Three (or four) Letter Acronym there is a menu devoted to it that starts with the letters CMD. So to see all CHG commands the user would execute the command GO CMDCHG. For program commands the menu would be CMDPGM.</text:p>
      <text:p text:style-name="P18"/>
      <text:p text:style-name="P25">There are other menus besides the Command Grouping Menus. The starting point for the menuing system can be accessed by pressing F4 on an empty command line.</text:p>
      <text:p text:style-name="P18"/>
      <text:p text:style-name="P25">Note: This starts the Command Line Screen. On the OS/400 command line, type the following:</text:p>
      <text:p text:style-name="P18"/>
      <text:p text:style-name="P25">CALL QCMD Press the Enter key.</text:p>
      <text:p text:style-name="P18"/>
      <text:p text:style-name="P25">To exit the Command Line Screen, press the F12 function key.</text:p>
      <text:p text:style-name="P18"/>
      <text:p text:style-name="P25">Understanding this basic structure will help you in forming the commands yourself when you are not sure of the exact one. You can suffix a * (wildcard) on any commands and press enter to get the list of all of them. For eg: DSPM* will give the list of all commands starting with DSPM like DSPMOD, DSPMSG, DSPMSGD etc</text:p>
      <text:p text:style-name="P18"/>
      <text:p text:style-name="P25">Commands can be for the interactive command lines as well as dedicated for programs. All these commands we just discussed are on the command line which user types in an interactive screen. There are commands that are only for programs like the RTVXXX - retrieve commands for CL.</text:p>
      <text:p text:style-name="P18"/>
      <text:p text:style-name="P25">Another point to note is the OS version, new commands get added with new OS release. Some rare cases old commands get attribute changed, means the actual command itself will change with OS versions.</text:p>
      <text:p text:style-name="P18"/>
      <text:p text:style-name="P25">Reference : AS/400 Quick Command List</text:p>
      <text:p text:style-name="P18"/>
      <text:p text:style-name="P18">changing objects is done by prompting commands preceded by "CHG" (CHGJOBD, CHGUSRPRF, etc.), deleting an object uses "DLT" (DLTJOBD, DLTUSRPRF, etc.), displaying an object uses "DSP" (DSPJOBD, DSPUSRPRF, etc.), and working with a set of objects uses "WRK" (WRKJOBD, WRKUSRPRF, etc.).</text:p>
      <text:p text:style-name="P7"/>
      <text:p text:style-name="P17">Similarly <text:s/>To view a log of a job use the DSPJOBLOG command.</text:p>
      <text:p text:style-name="P17">WRKACTJOB can be used to view jobs in multiple points of view.</text:p>
      <text:p text:style-name="P17">The AS/400 command structure focuses on ease of use.</text:p>
      <text:p text:style-name="P7"/>
      <text:p text:style-name="P17">In order to view all the objects that the verb portion of an AS/400 command can work ("WRK") upon the "go cmdWRK" where "WRK" may be any of the verbs current and future "CHG","DLT","DSP","EDT","INZ","PRT" etc.</text:p>
      <text:p text:style-name="P7"/>
      <text:h text:style-name="Heading_20_3" text:outline-level="3"><text:bookmark-start text:name="__RefHeading___Toc4463_1205361786"/>AS-400 dialog screens-<text:bookmark-end text:name="__RefHeading___Toc4463_1205361786"/></text:h>
      <text:p text:style-name="P24"/>
      <text:p text:style-name="P24"><text:soft-page-break/>Here are some general guidelines about working with this screen:</text:p>
      <text:p text:style-name="P24"/>
      <text:p text:style-name="P24"><text:s text:c="4"/>To use function keys above F12, press the Shift key simultaneously with a function key; for example, for F16 press Shift and F4.</text:p>
      <text:p text:style-name="P24"><text:s text:c="4"/>Use the Tab key to move to the underscored areas that designate input, or click them with your mouse.</text:p>
      <text:p text:style-name="P24"><text:s text:c="4"/>You will use F3 and F12 quite regularly to back out of a menu, to navigate back, or to “close” the screen you are on.</text:p>
      <text:p text:style-name="P24"><text:s text:c="4"/>Press F1 on any field for context-sensitive help.</text:p>
      <text:p text:style-name="P24"><text:s text:c="4"/>If you don’t know the name of a command, type the first few letters followed by an asterisk ( * ); for example, type STR* to list all the commands that start with STR.</text:p>
      <text:p text:style-name="P24"><text:s text:c="4"/>To list the options of any command, type it and then press F4.</text:p>
      <text:p text:style-name="P24"><text:s text:c="4"/>The name of the menus will sometimes be listed in blue in the upper-left; to return to them, enter GO MENUNAME.</text:p>
      <text:p text:style-name="P24"><text:s text:c="4"/>Commands will also sometimes be listed at the top; to use that command again later, just enter the command.</text:p>
      <text:p text:style-name="P24"><text:s text:c="4"/>To stop a command that is hung, right-click the screen, click SYSREQ, press Enter, and then use the Menu to end the command.</text:p>
      <text:p text:style-name="P24"/>
      <text:h text:style-name="Heading_20_3" text:outline-level="3"><text:bookmark-start text:name="__RefHeading___Toc4465_1205361786"/>AS-400 commands menu.<text:bookmark-end text:name="__RefHeading___Toc4465_1205361786"/></text:h>
      <text:p text:style-name="P24"><text:s text:c="4"/>All commands are menu driven, or you can enter them on the command line.</text:p>
      <text:p text:style-name="P24"/>
      <text:p text:style-name="P17">Parameters for the command can be displayed by simply typing the command name and pressing F4 or by typing the command name on an AS/400 command line. This will prompt a standard SAA panel providing prompt information for each parameter the command can accept. The command string can be displayed at any point during prompting by pressing F1u2, which if used to exit from the command prompting can be utilized by the F9=Retrieve previous command.</text:p>
      <text:p text:style-name="P17">A help summary for the command and its parameters can be obtained by pressing F1.</text:p>
      <text:p text:style-name="P7"/>
      <text:p text:style-name="P26">Commands in the Control Language (CL) are promptable using the keyboard F4 function key, and most provide cursor-sensitive help to make specifying command parameters simpler. All command names and parameter keywords are based upon uniform standardized and mostly 3-letter abbreviations for verbs and subjects, making for easy rendering and interpretation by the application developer, as opposed to other operating systems with often cryptic or inconsistent command names for related functions or command parameter switches. For instance, the parameter keyword to apply a text description to any object to be created or changed is spelled the same way for all such commands.</text:p>
      <text:p text:style-name="P19"/>
      <text:p text:style-name="P19">Creating an object usually (but not always) involves a command that begins with the mnemonic "CRT". So, to create a job description you would prompt the CRTJOBD command. User profiles would be created with the CRTUSRPRF command. </text:p>
      <text:p text:style-name="P7"/>
      <text:p text:style-name="P17">This command structure and strict adherence to the S.A.A. standards make the AS/400 extremely easy to use from at command level and also to develop source files containing commands. Commands may be executed interactively or placed in text files and executed in sequence or can be compiled into an AS/400 object of type *PGM, with a type-attribute of CLP.</text:p>
      <text:h text:style-name="P43" text:outline-level="2"><text:bookmark-start text:name="__RefHeading__2440_32734509"/><text:soft-page-break/>Trabajos por Lotes.<text:bookmark-end text:name="__RefHeading__2440_32734509"/></text:h>
      <text:p text:style-name="P2"/>
      <text:h text:style-name="P73" text:outline-level="3"><text:bookmark-start text:name="__DdeLink__4187_2015905417"/><text:bookmark-start text:name="__RefHeading___Toc4471_1205361786"/>Nuevos Trabajos.<text:bookmark-end text:name="__RefHeading___Toc4471_1205361786"/></text:h>
      <text:p text:style-name="P2"><text:bookmark-end text:name="__DdeLink__4187_2015905417"/></text:p>
      <text:p text:style-name="P2">Los usuarios crean trabajos con el mandato “sbmjob”</text:p>
      <text:p text:style-name="P2"/>
      <text:p text:style-name="P2">Por ejemplo, supongamos la situación siguiente:</text:p>
      <text:p text:style-name="P2"/>
      <text:p text:style-name="P2">El usuario usr1 escribe la orden:</text:p>
      <text:p text:style-name="P2"/>
      <text:p text:style-name="P2"># sbmjob --job job1 --jobd pgmr –-<text:span text:style-name="T31">cmd </text:span>sleep 10</text:p>
      <text:p text:style-name="P2"/>
      <text:p text:style-name="P2">se ha creado el trabajo job1 del usuario usr1 según la descripción de trabajo pgmr que ejecuta la orden “sleep 10”</text:p>
      <text:p text:style-name="P2"/>
      <text:p text:style-name="P2">También otros usuarios someten trabajos Batch, según el esquema siguiente:</text:p>
      <text:p text:style-name="P2"/>
      <text:p text:style-name="P2">------------- <text:s text:c="5"/>------------- ------------- -------------</text:p>
      <text:p text:style-name="P2">| <text:s/>usr1 <text:s text:c="4"/>| ---&gt; | job1.usr1 | | job2.usr1 | | job3.usr1 |</text:p>
      <text:p text:style-name="P2">------------- <text:s text:c="5"/>------------- ------------- -------------</text:p>
      <text:p text:style-name="P2"/>
      <text:p text:style-name="P2">------------- <text:s text:c="5"/>------------- -------------</text:p>
      <text:p text:style-name="P2">| <text:s/>usr2 <text:s text:c="4"/>| ---&gt; | job1.usr2 | | job2.usr2 |</text:p>
      <text:p text:style-name="P2">------------- <text:s text:c="5"/>------------- -------------</text:p>
      <text:p text:style-name="P2"/>
      <text:p text:style-name="P2">------------- <text:s text:c="5"/>------------- ------------- -------------</text:p>
      <text:p text:style-name="P2">| <text:s/>usr3 <text:s text:c="4"/>| ---&gt; | job1.usr3 | | job2.usr3 | | job3.usr3 |</text:p>
      <text:p text:style-name="P2">------------- <text:s text:c="5"/>------------- ------------- -------------</text:p>
      <text:p text:style-name="P2"/>
      <text:p text:style-name="P2">Las características por defecto que se asignan a cada trabajo vienen dadas por la descripción de trabajo. Cada usuario tiene asignada una descripción de trabajo por defecto. Al someter un nuevo trabajo, el usuario puede escoger la descripción de trabajo que va a usar o <text:span text:style-name="T14">dejar </text:span>que el sistema use la que corresponde al usuario.</text:p>
      <text:p text:style-name="P2">El trabajo entra en una cola de trabajos, y permanece a la espera de que el subsistema conectado a la cola de trabajos se encuentre disponible para procesarlo.</text:p>
      <text:h text:style-name="P74" text:outline-level="3"><text:bookmark-start text:name="__RefHeading___Toc4573_1079396588"/><text:span text:style-name="T38">Descripciones</text:span> de trabajo.<text:bookmark-end text:name="__RefHeading___Toc4573_1079396588"/></text:h>
      <text:p text:style-name="P20">; no debemos confundirlo con una descripción de trabajo</text:p>
      <text:h text:style-name="P70" text:outline-level="3"><text:bookmark-start text:name="__DdeLink__4554_1079396588"/><text:bookmark-start text:name="__RefHeading__2444_32734509"/>Colas de trabajos.<text:bookmark-end text:name="__RefHeading__2444_32734509"/></text:h>
      <text:p text:style-name="P2"><text:bookmark-end text:name="__DdeLink__4554_1079396588"/>Las colas de trabajos se configuran para que permitan el paso simultáneo al subsistema de un número máximo de trabajos. (no hay límite para el número de trabajos en espera).</text:p>
      <text:p text:style-name="P2"/>
      <text:p text:style-name="P2">------------- <text:s text:c="2"/>------------- <text:s text:c="2"/>-------------</text:p>
      <text:p text:style-name="P2">| <text:s/>jobq1 <text:s text:c="3"/>| <text:s text:c="2"/>| <text:s/>jobq2 <text:s text:c="3"/>| <text:s text:c="2"/>| <text:s/>jobq3 <text:s text:c="3"/>|</text:p>
      <text:p text:style-name="P2">| maxjobs=3 | <text:s text:c="2"/>| maxjobs=1 | <text:s text:c="2"/>| nomaxjobs |</text:p>
      <text:p text:style-name="P2">------------- <text:s text:c="2"/>------------- <text:s text:c="2"/>-------------</text:p>
      <text:p text:style-name="P2">| job1.usr1 | <text:s text:c="2"/>| job2.usr1 | <text:s text:c="2"/>| job2.usr2 |</text:p>
      <text:p text:style-name="P2">| job1.usr2 | <text:s text:c="2"/>| job1.usr3 | <text:s text:c="2"/>| job2.usr3 |</text:p>
      <text:p text:style-name="P2">| job3.usr1 | <text:s text:c="2"/>| <text:s text:c="10"/>| <text:s text:c="2"/>| <text:s text:c="10"/>|</text:p>
      <text:p text:style-name="P2"><text:soft-page-break/>| job3.usr3 | <text:s text:c="2"/>| <text:s text:c="10"/>| <text:s text:c="2"/>| <text:s text:c="10"/>|</text:p>
      <text:p text:style-name="P2">------------- <text:s text:c="2"/>------------- <text:s text:c="2"/>-------------</text:p>
      <text:p text:style-name="P2"/>
      <text:h text:style-name="P70" text:outline-level="3"><text:bookmark-start text:name="__RefHeading__2446_32734509"/>Subsistemas.<text:bookmark-end text:name="__RefHeading__2446_32734509"/></text:h>
      <text:p text:style-name="P23">Un subsistema es un entorno de proceso que dispone de unos recursos de proceso, comunicaciones, espacio de disco, que han sido definidos previamente por el superusuario.</text:p>
      <text:p text:style-name="P9"/>
      <text:p text:style-name="P23">El subsistema está relacionado con otros tipos de objetos tales como los trabajos, las descripciones de trabajo, las clases de servicio, colas de trabajos, colas de salida, …</text:p>
      <text:p text:style-name="P9"/>
      <text:p text:style-name="P9">El OS/400 define el objeto <text:span text:style-name="T12">subsistema</text:span> al que le asigna una <text:span text:style-name="T12">clase</text:span> con unos atributos de ejecución. Jobadmin también dispone de <text:span text:style-name="T12">descripciones de subsistema</text:span> y establece los atributos de ejecución mediante los <text:span text:style-name="T12">grupos de control</text:span> del kernel. De esta forma el kernel asigna los recursos de forma óptima.</text:p>
      <text:p text:style-name="P23"/>
      <text:p text:style-name="P8">El objeto subsistema ejecuta las tareas. Los subsistemas se configuran para ejecutar concurrentemente un máximo de trabajos, y el administrador define qué grupo de control “cgroup” van a usar, según el cual el kernel asignará los atributos de ejecución.</text:p>
      <text:p text:style-name="P2"/>
      <text:p text:style-name="P2">----------------------------- <text:s text:c="2"/>----------------</text:p>
      <text:p text:style-name="P2">| <text:s text:c="10"/>sbsd1 <text:s text:c="10"/>| <text:s text:c="2"/>| <text:s/>sbsd2 <text:s text:c="6"/>|</text:p>
      <text:p text:style-name="P2">| <text:s text:c="8"/>maxjobs=3 <text:s text:c="8"/>| <text:s text:c="2"/>| nomaxjobs <text:s text:c="3"/>|</text:p>
      <text:p text:style-name="P2">| <text:s text:c="8"/>cgroup cg1 <text:s text:c="7"/>| <text:s text:c="2"/>| cgroup cg2 <text:s text:c="2"/>|</text:p>
      <text:p text:style-name="P2">----------------------------- <text:s text:c="2"/>----------------</text:p>
      <text:p text:style-name="P2">| <text:s/>jobq1 (3) <text:s/>| <text:s text:c="2"/>jobq2 (1) | <text:s text:c="2"/>| jobq3 (nomax)|</text:p>
      <text:p text:style-name="P2">----------------------------- <text:s text:c="2"/>----------------</text:p>
      <text:p text:style-name="P2">| job1.usr1.123 job2.usr1.5 | <text:s text:c="2"/>| job2.usr2.72 |</text:p>
      <text:p text:style-name="P2">| job1.usr2.79 <text:s text:c="13"/>| <text:s text:c="2"/>| job2.usr3.93 |</text:p>
      <text:p text:style-name="P2">----------------------------- <text:s text:c="2"/>----------------</text:p>
      <text:p text:style-name="P2"/>
      <text:p text:style-name="P2">Cada ejecución de un trabajo(*) se denomina con el número de identificador de proceso que le da el sistema operativo Linux, de esta forma se pueden almacenar por separado datos para cada ejecución en concreto al igual que sus archivos correspondientes a las anotaciones o informes.</text:p>
      <text:h text:style-name="P70" text:outline-level="3"><text:bookmark-start text:name="__RefHeading__2448_32734509"/>Archivos de spool.<text:bookmark-end text:name="__RefHeading__2448_32734509"/></text:h>
      <text:p text:style-name="P2">Un trabajo produce archivos de spool (Splf) que contiene diferentes tipos de datos, como anotaciones (log) o informes para imprimir (txt, pdf o ps).</text:p>
      <text:p text:style-name="P2">Al igual que los demás objetos del OS/400, un archivo de spool consta de dos o más partes: descripción y datos.</text:p>
      <text:p text:style-name="P2"/>
      <text:p text:style-name="P2">---------------------------</text:p>
      <text:p text:style-name="P2">| job1.usr1.123.splf1 <text:s text:c="4"/>|</text:p>
      <text:p text:style-name="P2">| job1.usr1.123.splf2 <text:s text:c="4"/>|</text:p>
      <text:p text:style-name="P2">| job1.usr1.123.splf3 <text:s text:c="4"/>|</text:p>
      <text:p text:style-name="P2">---------------------------</text:p>
      <text:p text:style-name="P2"/>
      <text:h text:style-name="P70" text:outline-level="3"><text:bookmark-start text:name="__RefHeading__2450_32734509"/>Colas de salida.<text:bookmark-end text:name="__RefHeading__2450_32734509"/></text:h>
      <text:p text:style-name="P2"/>
      <text:p text:style-name="P2">Una cola de salida (outq) es una lista de archivos de spool <text:soft-page-break/>(splf). Cada archivo de spool está en una sola cola de salida.</text:p>
      <text:p text:style-name="P2"/>
      <text:p text:style-name="P2">---------------------------</text:p>
      <text:p text:style-name="P2">| <text:s text:c="8"/>outq1 <text:s text:c="10"/>|</text:p>
      <text:p text:style-name="P2">---------------------------</text:p>
      <text:p text:style-name="P2">| job1.usr1.123.splf1 <text:s text:c="4"/>|</text:p>
      <text:p text:style-name="P2">---------------------------</text:p>
      <text:p text:style-name="P2"/>
      <text:p text:style-name="P2"/>
      <text:h text:style-name="P79" text:outline-level="3"><text:bookmark-start text:name="__RefHeading__2452_32734509"/>Transcriptores.<text:bookmark-end text:name="__RefHeading__2452_32734509"/></text:h>
      <text:p text:style-name="P2">Un transcriptor (wtr) está conectado a una o varias(*) colas de salida (outq) de las que lee los archivos de spool para mandarlos a una impresora (prt).</text:p>
      <text:p text:style-name="P2"/>
      <text:p text:style-name="P2">-----------------------------------------------------</text:p>
      <text:p text:style-name="P2">| <text:s text:c="22"/>wtr1 <text:s text:c="23"/>|</text:p>
      <text:p text:style-name="P2">-----------------------------------------------------</text:p>
      <text:p text:style-name="P2">| <text:s text:c="8"/>outq1 <text:s text:c="10"/>| <text:s text:c="8"/>outq2 <text:s text:c="10"/>|</text:p>
      <text:p text:style-name="P2">-----------------------------------------------------</text:p>
      <text:p text:style-name="P2">| job1.usr1.123.splf1 <text:s text:c="4"/>| job1.usr2.79.splf4 <text:s text:c="5"/>|</text:p>
      <text:p text:style-name="P2">| job1.usr1.123.splf2 <text:s text:c="4"/>| job1.usr2.79.splf5 <text:s text:c="5"/>|</text:p>
      <text:p text:style-name="P2">| job1.usr1.123.splf3 <text:s text:c="4"/>| job1.usr2.79.splf6 <text:s text:c="5"/>|</text:p>
      <text:p text:style-name="P2">-----------------------------------------------------</text:p>
      <text:p text:style-name="P2"/>
      <text:p text:style-name="P2">El transcriptor manda los archivos al servidor CUPS.</text:p>
      <text:p text:style-name="P2"/>
      <text:p text:style-name="P2">(*) en el sistema OS/400 un transcriptor de spool solamente está conectado a una cola de salida, sin embargo he considerado que con varias colas de salida es más funcional. En consecuencia también he creado órdenes para retener y liberar las colas de salida.</text:p>
      <text:p text:style-name="P2"/>
      <text:p text:style-name="P2">P.D. Jobadmin no manda mensajes de correo. Se puede configurar una impresora CUPS que mande los archivos de spool (splf) por e-mail.</text:p>
      <text:h text:style-name="P70" text:outline-level="3"><text:bookmark-start text:name="__RefHeading__2470_32734509"/>Colas de mensajes.<text:bookmark-end text:name="__RefHeading__2470_32734509"/></text:h>
      <text:p text:style-name="P2">Cada usuario recibe mensajes de estado referentes al sistema Jobadmin en una cola de mensajes personal,</text:p>
      <text:h text:style-name="P45" text:outline-level="2"><text:bookmark-start text:name="__RefHeading__2454_32734509"/>Semejanzas entre Jobadmin y OS/400.<text:bookmark-end text:name="__RefHeading__2454_32734509"/></text:h>
      <text:p text:style-name="P2">Desde el punto de vista del usuario de una pantalla de texto (históricamente llamada 5250), el sistema operativo 400 se asemeja a la utilidad Jobadmin en los puntos que explico a continuación.</text:p>
      <text:p text:style-name="P2"/>
      <text:p text:style-name="P2">En cuanto a comportamiento funcional, he intentado asimilar lo más relevante de la gestión de trabajos e impresoras, así como el paro controlado del sistema. He procurado mantener la sencillez y al mismo tiempo que sea lo más útil posible. Sin embargo duplicar el OS/400 no es el objetivo de esta utilidad.</text:p>
      <text:p text:style-name="P2"/>
      <text:p text:style-name="P2">Nos encontraremos con nuevas funcionalidades, como poder conectar a la pantalla <text:span text:style-name="T47">y teclado </text:span>de un trabajo Batch gracias a la utilidad screen, que un transcriptor de spool us<text:span text:style-name="T47">a</text:span> múltiples colas de salida, parar el sistema para hibernación o suspensión; pero también veremos que existen muchos menos comandos y son algo diferentes.</text:p>
      <text:p text:style-name="P2"/>
      <text:p text:style-name="P2">En fin, espero que cada comando haga correctamente la función que de él se espera.</text:p>
      <text:h text:style-name="P70" text:outline-level="3"><text:bookmark-start text:name="__RefHeading__1348_766865771"/>Menús.<text:bookmark-end text:name="__RefHeading__1348_766865771"/></text:h>
      <text:p text:style-name="P2">El sistema operativo 400 presenta Menús para las diferentes</text:p>
      <text:p text:style-name="P2">funciones a realizar, como por ejemplo, trabajar con trabajos de usuarios, trabajar con archivos de Spool, trabajar con trabajos activos, etc.</text:p>
      <text:p text:style-name="P2"/>
      <text:p text:style-name="P2">En la utilidad Jobadmin se accede a los menús con el mandato:</text:p>
      <text:p text:style-name="P2"/>
      <text:p text:style-name="P2"><text:s/>jobmenu --object obj-type,obj-type,...</text:p>
      <text:p text:style-name="P2"/>
      <text:p text:style-name="P2">presenta una lista de los mandatos disponibles según el tipo de objecto: job,jobq,msg,outq,sbs,splf,sys,wtr,all.</text:p>
      <text:h text:style-name="P70" text:outline-level="3"><text:bookmark-start text:name="__RefHeading__1350_766865771"/>Mandatos.<text:bookmark-end text:name="__RefHeading__1350_766865771"/></text:h>
      <text:p text:style-name="P2">El OS/400 cuenta con una gran cantidad de mandatos que son utilizados desde la línea de mandatos haciendo la operación más rápida para los usuarios avanzados, que no necesitan de los menús.</text:p>
      <text:p text:style-name="P2"/>
      <text:p text:style-name="P2">Un mandato es una serie de instrucciones que ejecutan un programa.</text:p>
      <text:p text:style-name="P2">Cada mandato ejecuta una acción sobre alguno de los objetos del sistema, como los trabajos, subsistemas, colas de salida, etc. El nombre de estas instrucciones sigue unas reglas según unas abreviaciones en inglés, y normalmente se utilizan las tres primeras letras consonantes de la palabra, aunque esto no es norma. Ejemplos:</text:p>
      <text:p text:style-name="P2"/>
      <text:list xml:id="list8918380562463780597" text:style-name="L3">
        <text:list-item>
          <text:p text:style-name="P63">Para trabajar con archivos de impresora, su orden sería en inglés work spool file, y el mandato es wrksplf (wrk spl f )</text:p>
        </text:list-item>
        <text:list-item>
          <text:p text:style-name="P63">Trabajar con trabajos activos, su instrucción en inglés es work with active jobs, y el mandato es wrkactjob (wrk act Job).</text:p>
        </text:list-item>
      </text:list>
      <text:p text:style-name="P2"/>
      <text:p text:style-name="P2">He implementado los mandatos más utilizados, en relación con la gestión de trabajos e impresoras, igualmente como el paro controlado del sistema.</text:p>
      <text:p text:style-name="P2"><text:soft-page-break/></text:p>
      <text:p text:style-name="P2">Estos mandatos se parecen a los del OS/400, algunos puntos están incluso mejorados y encontraremos a faltar otros que puede que ni siquiera sea factible desarrollarlos. </text:p>
      <text:h text:style-name="P70" text:outline-level="3"><text:bookmark-start text:name="__RefHeading__1352_766865771"/>Asistencia.<text:bookmark-end text:name="__RefHeading__1352_766865771"/></text:h>
      <text:p text:style-name="P2">El OS/400 tiene una función de asistencia a la entrada de mandatos (F4, ?), que nos presenta en un formulario de pantalla los nombres de los parámetros y una lista de los valores válidos.</text:p>
      <text:p text:style-name="P2"/>
      <text:p text:style-name="P2">Jobadmin dispone de formularios de asistencia a la entrada de mandatos con la orden:</text:p>
      <text:p text:style-name="P2"/>
      <text:p text:style-name="P2"><text:s/>jobadmin mandato [parámetros del mandato]</text:p>
      <text:p text:style-name="P2"/>
      <text:p text:style-name="P2">El mandato debe ser uno de los incluidos en la utilidad Jobadmin.</text:p>
      <text:p text:style-name="P2"/>
      <text:p text:style-name="P2">El formulario de introducción de valores verifica los parámetros del mandato y informa de su validez (Dentro de ciertos límites).</text:p>
      <text:p text:style-name="P2"/>
      <text:p text:style-name="P28">También está integrado con la línea de órdenes del shell Bash, cuando trabajamos en un terminal nos indicará las opciones y valores disponibles para completar los comandos.</text:p>
      <text:h text:style-name="P70" text:outline-level="3"><text:bookmark-start text:name="__RefHeading__1359_766865771"/>Objetos del sistema.<text:bookmark-end text:name="__RefHeading__1359_766865771"/></text:h>
      <text:p text:style-name="P2">En el OS/400 los tipos de objeto están predefinidos, al igual que en Jobadmin, constan de una descripción y de datos relacionados.</text:p>
      <text:p text:style-name="P2"/>
      <text:p text:style-name="P2">Los objetos desarrollados en Jobadmin son:</text:p>
      <text:p text:style-name="P2"/>
      <text:p text:style-name="P2">job,jobq,msg,outq,sbs,<text:span text:style-name="T48">cls,</text:span>splf,wtr</text:p>
      <text:p text:style-name="P2"/>
      <text:p text:style-name="P2">tienen un comportamiento parecido a los de OS/400.</text:p>
      <text:p text:style-name="P2"/>
      <text:p text:style-name="P2">Los archivos de pantallas y de menú no existen como tales, están definidos dentro del programa y la utilidad “dialog” se encarga de presentarlos en un terminal de texto.</text:p>
      <text:h text:style-name="P70" text:outline-level="3"><text:bookmark-start text:name="__RefHeading__1303_2019565281"/>Trabajos.<text:bookmark-end text:name="__RefHeading__1303_2019565281"/></text:h>
      <text:p text:style-name="P2">Jobadmin permite ejecutar múltiples veces un mismo trabajo, de esta forma se implementan dos funcionalidades distintas del OS/400 usando solamente el objeto trabajo (Job).</text:p>
      <text:p text:style-name="P2"/>
      <text:p text:style-name="P2">En cambio, el OS/400 tiene un objeto para los trabajos (Job), que se ejecutan una única vez y otro para la planificación de trabajos (Crt job scde - Create Job Schedule Entry) que permite ejecutar un mismo trabajo múltiples veces.</text:p>
      <text:h text:style-name="P70" text:outline-level="3"><text:bookmark-start text:name="__RefHeading__1361_766865771"/>Gestión de rendimiento.<text:bookmark-end text:name="__RefHeading__1361_766865771"/></text:h>
      <text:p text:style-name="P2">En el OS/400 se definen las clases (CLS) definen los atributos de proceso para los trabajos que usan una clase. Cada subsistema enlaza su clase correspondiente con los trabajos que ejecuta.</text:p>
      <text:p text:style-name="P2">En el OS/400 todos los trabajos se ejecutan en alguno de los subsistemas, y cada uno de ellos se relaciona con una clase.</text:p>
      <text:p text:style-name="P2"/>
      <text:p text:style-name="P2"><text:span text:style-name="T49">Para </text:span>Jobadmin una clase correspond<text:span text:style-name="T49">e</text:span> a un grupo de control. Clasificando todos los trabajos en grupos de control según el tipo <text:soft-page-break/>de trabajo se optimiza el rendimiento global del sistema.</text:p>
      <text:p text:style-name="P2"/>
      <text:p text:style-name="P3">Jobadmin depende de las modificaciones al paquete dpkg (start-stop-daemon), libcgroup, dialog (*<text:span text:style-name="T15">)</text:span>, y una personalización de los grupos de control del kernel (policy, nice). El código correspondiente a estas modificaciones lo podemos encontrar en la gestión de rendimiento mediante grupos de control que he desarrollado. </text:p>
      <text:p text:style-name="P2"/>
      <text:p text:style-name="P16">(*) dialog: print last key code- modificación aceptada e implementada por los desarrolladores desde 20130523.</text:p>
      <text:p text:style-name="P16"/>
      <text:p text:style-name="P2">Esta gestión de rendimiento por grupos de control, configura los grupos de control desde el arranque del sistema operativo Linux y cada uno de los trabajos que se inicia en el sistema se asigna a un grupo de control.</text:p>
      <text:p text:style-name="P2"/>
      <text:p text:style-name="P2">La utilidad Jobadmin es un complemento añadido a la optimización del rendimiento del sistema, ejecuta los trabajos Batch en los grupos de control más adecuados según el tipo de trabajo.</text:p>
      <text:h text:style-name="P43" text:outline-level="2"/>
      <text:h text:style-name="P45" text:outline-level="2"><text:bookmark-start text:name="__RefHeading__2456_32734509"/>Mandatos implementados.<text:bookmark-end text:name="__RefHeading__2456_32734509"/></text:h>
      <text:p text:style-name="P2">A continuación explico los mandatos implementados <text:span text:style-name="T16">en la utilidad Jobadmin</text:span>.</text:p>
      <text:p text:style-name="P2"/>
      <text:p text:style-name="P2">Los parámetros de cada mandato tienen una sintaxis predefinida: </text:p>
      <text:list xml:id="list8822864806952357462" text:style-name="L4">
        <text:list-item>
          <text:p text:style-name="P64">pueden omitirse las palabras clave en los parámetros posicionales cuando se respeta el orden de escritura.</text:p>
        </text:list-item>
        <text:list-item>
          <text:p text:style-name="P64">para algunos de ellos hay valores por defecto.</text:p>
        </text:list-item>
        <text:list-item>
          <text:p text:style-name="P64">algunos parámetros son requeridos.</text:p>
        </text:list-item>
        <text:list-item>
          <text:p text:style-name="P64">Los nombres de objetos permiten letras minúsculas y números. En los parámetros estos nombres pueden escribirse tanto en mayúsculas como minúsculas, el sistema efectuará la conversión siempre a minúsculas.</text:p>
        </text:list-item>
        <text:list-item>
          <text:p text:style-name="P64">Debemos tener en cuenta que OS/400 tiene palabras reservadas que no deben usarse para los nombres de los objetos. Jobadmin ha reservado la palabra “all” para designar a todo el conjunto de valores que corresponden a un parámetro.</text:p>
        </text:list-item>
        <text:list-item>
          <text:p text:style-name="P64">Los parámetros de tipo indicador aceptan valores --cheatcode=yes,y,true,t,1 / --cheatcode=no,n,false,f,0 <text:s/>--cheatcode / --nocheatcode</text:p>
        </text:list-item>
      </text:list>
      <text:h text:style-name="P70" text:outline-level="3"><text:bookmark-start text:name="__RefHeading__2458_32734509"/>Mandatos generales.<text:bookmark-end text:name="__RefHeading__2458_32734509"/></text:h>
      <text:h text:style-name="P81" text:outline-level="4"><text:bookmark-start text:name="__RefHeading__1893_408252521"/>Teclas de función.<text:bookmark-end text:name="__RefHeading__1893_408252521"/></text:h>
      <text:p text:style-name="P2">En las pantallas de diálogo el usuario puede solicitar acciones pulsando teclas de función , las más usuales son:</text:p>
      <text:p text:style-name="P2">F1= Ayuda</text:p>
      <text:p text:style-name="P2">Proporciona información sobre como utilizar la pantalla con la que está trabajando.</text:p>
      <text:p text:style-name="P2">F2 = Visualizar mensajes.</text:p>
      <text:p text:style-name="P2">Muestra la cola de mensajes del usuario.</text:p>
      <text:p text:style-name="P2">F3 = Salir (no usado)</text:p>
      <text:p text:style-name="P2">Sale de la pantalla actual y regresa al indicador de mandatos.</text:p>
      <text:p text:style-name="P2">F4 = Asistencia</text:p>
      <text:p text:style-name="P2">presenta la asistencia con el mandato “jobadmin –<text:span text:style-name="T17">-cmd</text:span> mandato” para las opciones o mandatos seleccionados en la pantalla actual, </text:p>
      <text:p text:style-name="P2">F5 = Renovar</text:p>
      <text:p text:style-name="P2">Actualiza la información de la pantalla presentando los nuevos datos.</text:p>
      <text:p text:style-name="P2">F9 = Recuperar mandato.</text:p>
      <text:p text:style-name="P2">Muestra en la línea de mandatos las órdenes tecleadas previamente.</text:p>
      <text:p text:style-name="P2">F10 = Confirmar (no usado).</text:p>
      <text:p text:style-name="P2">Confirma las opciones o mandatos seleccionados.</text:p>
      <text:p text:style-name="P2">F11 = Cambiar Vista.</text:p>
      <text:p text:style-name="P2">Presenta una vista distinta de la pantalla actual.</text:p>
      <text:p text:style-name="P2">F12= Cancelar</text:p>
      <text:p text:style-name="P2">Regresa a la pantalla anterior. Salir del formulario actual.</text:p>
      <text:h text:style-name="P81" text:outline-level="4"><text:bookmark-start text:name="__RefHeading__1895_408252521"/>Opciones.<text:bookmark-end text:name="__RefHeading__1895_408252521"/></text:h>
      <text:p text:style-name="P2">En las pantallas de diálogo el usuario puede introducir opciones abreviadas con una sola letra que actúan sobre el objeto de la fila correspondiente, las más usuales son:</text:p>
      <text:p text:style-name="P2"/>
      <text:p text:style-name="P2">c = Cambiar</text:p>
      <text:p text:style-name="P2"><text:soft-page-break/>d = Borrar</text:p>
      <text:p text:style-name="P2">e = Finalizar</text:p>
      <text:p text:style-name="P2">f = Trabajar con archivos de spool</text:p>
      <text:p text:style-name="P2">h = Retener</text:p>
      <text:p text:style-name="P2">k = Limpiar</text:p>
      <text:p text:style-name="P2">l = Visualizar anotaciones de trabajo.</text:p>
      <text:p text:style-name="P2">p = Visualizar</text:p>
      <text:p text:style-name="P2">r = Liberar</text:p>
      <text:p text:style-name="P2">s = Arrancar - Start</text:p>
      <text:p text:style-name="P2">s = Pantalla - Screen</text:p>
      <text:p text:style-name="P2"/>
      <text:p text:style-name="P2"/>
      <table:table table:name="Taula3" table:style-name="Taula3">
        <table:table-column table:style-name="Taula3.A"/>
        <table:table-column table:style-name="Taula3.B"/>
        <table:table-column table:style-name="Taula3.C"/>
        <table:table-column table:style-name="Taula3.D"/>
        <table:table-row table:style-name="Taula3.1">
          <table:table-cell table:style-name="Taula3.A1" office:value-type="string">
            <text:p text:style-name="P30">Option</text:p>
          </table:table-cell>
          <table:table-cell table:style-name="Taula3.A1" office:value-type="string">
            <text:p text:style-name="P30">Object type</text:p>
          </table:table-cell>
          <table:table-cell table:style-name="Taula3.A1" office:value-type="string">
            <text:p text:style-name="P30">Command</text:p>
          </table:table-cell>
          <table:table-cell table:style-name="Taula3.A1" office:value-type="string">
            <text:p text:style-name="P30">Command description</text:p>
          </table:table-cell>
        </table:table-row>
        <table:table-row table:style-name="Taula3.1">
          <table:table-cell table:style-name="Taula3.A1" office:value-type="string">
            <text:p text:style-name="P30">a</text:p>
          </table:table-cell>
          <table:table-cell table:style-name="Taula3.A1" office:value-type="string">
            <text:p text:style-name="P30">SPLF</text:p>
          </table:table-cell>
          <table:table-cell table:style-name="Taula3.A1" office:value-type="string">
            <text:p text:style-name="P30">dspsplfa</text:p>
          </table:table-cell>
          <table:table-cell table:style-name="Taula3.A1" office:value-type="string">
            <text:p text:style-name="P30">Display Spool File Attributes</text:p>
          </table:table-cell>
        </table:table-row>
        <table:table-row table:style-name="Taula3.1">
          <table:table-cell table:style-name="Taula3.A1" office:value-type="string">
            <text:p text:style-name="P30">c</text:p>
          </table:table-cell>
          <table:table-cell table:style-name="Taula3.A1" office:value-type="string">
            <text:p text:style-name="P30">JOB</text:p>
          </table:table-cell>
          <table:table-cell table:style-name="Taula3.A1" office:value-type="string">
            <text:p text:style-name="P30">chgjob</text:p>
          </table:table-cell>
          <table:table-cell table:style-name="Taula3.A1" office:value-type="string">
            <text:p text:style-name="P30">Change Job <text:s/></text:p>
          </table:table-cell>
        </table:table-row>
        <table:table-row table:style-name="Taula3.1">
          <table:table-cell table:style-name="Taula3.A1" office:value-type="string">
            <text:p text:style-name="P30">c</text:p>
          </table:table-cell>
          <table:table-cell table:style-name="Taula3.A1" office:value-type="string">
            <text:p text:style-name="P30">SPLF</text:p>
          </table:table-cell>
          <table:table-cell table:style-name="Taula3.A1" office:value-type="string">
            <text:p text:style-name="P30">chgsplfa</text:p>
          </table:table-cell>
          <table:table-cell table:style-name="Taula3.A1" office:value-type="string">
            <text:p text:style-name="P30">Change Spool File Attributes</text:p>
          </table:table-cell>
        </table:table-row>
        <table:table-row table:style-name="Taula3.1">
          <table:table-cell table:style-name="Taula3.A1" office:value-type="string">
            <text:p text:style-name="P30">d</text:p>
          </table:table-cell>
          <table:table-cell table:style-name="Taula3.A1" office:value-type="string">
            <text:p text:style-name="P30">JOB</text:p>
          </table:table-cell>
          <table:table-cell table:style-name="Taula3.A1" office:value-type="string">
            <text:p text:style-name="P30">dltjob</text:p>
          </table:table-cell>
          <table:table-cell table:style-name="Taula3.A1" office:value-type="string">
            <text:p text:style-name="P30">Delete Job <text:s/></text:p>
          </table:table-cell>
        </table:table-row>
        <table:table-row table:style-name="Taula3.1">
          <table:table-cell table:style-name="Taula3.A1" office:value-type="string">
            <text:p text:style-name="P30">d</text:p>
          </table:table-cell>
          <table:table-cell table:style-name="Taula3.A1" office:value-type="string">
            <text:p text:style-name="P30">SPLF</text:p>
          </table:table-cell>
          <table:table-cell table:style-name="Taula3.A1" office:value-type="string">
            <text:p text:style-name="P30">dltsplf</text:p>
          </table:table-cell>
          <table:table-cell table:style-name="Taula3.A1" office:value-type="string">
            <text:p text:style-name="P30">Delete Spool File </text:p>
          </table:table-cell>
        </table:table-row>
        <table:table-row table:style-name="Taula3.1">
          <table:table-cell table:style-name="Taula3.A1" office:value-type="string">
            <text:p text:style-name="P30">e</text:p>
          </table:table-cell>
          <table:table-cell table:style-name="Taula3.A1" office:value-type="string">
            <text:p text:style-name="P30">JOB</text:p>
          </table:table-cell>
          <table:table-cell table:style-name="Taula3.A1" office:value-type="string">
            <text:p text:style-name="P30">endjob</text:p>
          </table:table-cell>
          <table:table-cell table:style-name="Taula3.A1" office:value-type="string">
            <text:p text:style-name="P30">End Job <text:s/></text:p>
          </table:table-cell>
        </table:table-row>
        <table:table-row table:style-name="Taula3.1">
          <table:table-cell table:style-name="Taula3.A1" office:value-type="string">
            <text:p text:style-name="P30">e</text:p>
          </table:table-cell>
          <table:table-cell table:style-name="Taula3.A1" office:value-type="string">
            <text:p text:style-name="P30">SBS</text:p>
          </table:table-cell>
          <table:table-cell table:style-name="Taula3.A1" office:value-type="string">
            <text:p text:style-name="P30">endsbs</text:p>
          </table:table-cell>
          <table:table-cell table:style-name="Taula3.A1" office:value-type="string">
            <text:p text:style-name="P30">End Subsystem <text:s/></text:p>
          </table:table-cell>
        </table:table-row>
        <table:table-row table:style-name="Taula3.1">
          <table:table-cell table:style-name="Taula3.A1" office:value-type="string">
            <text:p text:style-name="P30">e</text:p>
          </table:table-cell>
          <table:table-cell table:style-name="Taula3.A1" office:value-type="string">
            <text:p text:style-name="P30">SPLF</text:p>
          </table:table-cell>
          <table:table-cell table:style-name="Taula3.A1" office:value-type="string">
            <text:p text:style-name="P30">endsplfprt</text:p>
          </table:table-cell>
          <table:table-cell table:style-name="Taula3.A1" office:value-type="string">
            <text:p text:style-name="P30">Cancel Spool File Printing</text:p>
          </table:table-cell>
        </table:table-row>
        <table:table-row table:style-name="Taula3.1">
          <table:table-cell table:style-name="Taula3.A1" office:value-type="string">
            <text:p text:style-name="P30">e</text:p>
          </table:table-cell>
          <table:table-cell table:style-name="Taula3.A1" office:value-type="string">
            <text:p text:style-name="P30">WTR</text:p>
          </table:table-cell>
          <table:table-cell table:style-name="Taula3.A1" office:value-type="string">
            <text:p text:style-name="P30">endwtr</text:p>
          </table:table-cell>
          <table:table-cell table:style-name="Taula3.A1" office:value-type="string">
            <text:p text:style-name="P30">End Writer <text:s/></text:p>
          </table:table-cell>
        </table:table-row>
        <table:table-row table:style-name="Taula3.1">
          <table:table-cell table:style-name="Taula3.A1" office:value-type="string">
            <text:p text:style-name="P30">f</text:p>
          </table:table-cell>
          <table:table-cell table:style-name="Taula3.A1" office:value-type="string">
            <text:p text:style-name="P30">JOB</text:p>
          </table:table-cell>
          <table:table-cell table:style-name="Taula3.A1" office:value-type="string">
            <text:p text:style-name="P30">wrksplf</text:p>
          </table:table-cell>
          <table:table-cell table:style-name="Taula3.A1" office:value-type="string">
            <text:p text:style-name="P30">Work with Spool Files</text:p>
          </table:table-cell>
        </table:table-row>
        <table:table-row table:style-name="Taula3.12">
          <table:table-cell table:style-name="Taula3.A1" office:value-type="string">
            <text:p text:style-name="P30">f</text:p>
          </table:table-cell>
          <table:table-cell table:style-name="Taula3.A1" office:value-type="string">
            <text:p text:style-name="P30">OUTQ</text:p>
          </table:table-cell>
          <table:table-cell table:style-name="Taula3.A1" office:value-type="string">
            <text:p text:style-name="P30">wrksplf</text:p>
          </table:table-cell>
          <table:table-cell table:style-name="Taula3.A1" office:value-type="string">
            <text:p text:style-name="P30">Work with Spool Files</text:p>
          </table:table-cell>
        </table:table-row>
        <table:table-row table:style-name="Taula3.1">
          <table:table-cell table:style-name="Taula3.A1" office:value-type="string">
            <text:p text:style-name="P30">h</text:p>
          </table:table-cell>
          <table:table-cell table:style-name="Taula3.A1" office:value-type="string">
            <text:p text:style-name="P30">JOB</text:p>
          </table:table-cell>
          <table:table-cell table:style-name="Taula3.A1" office:value-type="string">
            <text:p text:style-name="P30">hldjob</text:p>
          </table:table-cell>
          <table:table-cell table:style-name="Taula3.A1" office:value-type="string">
            <text:p text:style-name="P30">Hold Job <text:s/></text:p>
          </table:table-cell>
        </table:table-row>
        <table:table-row table:style-name="Taula3.1">
          <table:table-cell table:style-name="Taula3.A1" office:value-type="string">
            <text:p text:style-name="P30">h</text:p>
          </table:table-cell>
          <table:table-cell table:style-name="Taula3.A1" office:value-type="string">
            <text:p text:style-name="P30">JOBQ</text:p>
          </table:table-cell>
          <table:table-cell table:style-name="Taula3.A1" office:value-type="string">
            <text:p text:style-name="P30">hldjobq</text:p>
          </table:table-cell>
          <table:table-cell table:style-name="Taula3.A1" office:value-type="string">
            <text:p text:style-name="P30">Hold Job Queue </text:p>
          </table:table-cell>
        </table:table-row>
        <table:table-row table:style-name="Taula3.1">
          <table:table-cell table:style-name="Taula3.A1" office:value-type="string">
            <text:p text:style-name="P30">h</text:p>
          </table:table-cell>
          <table:table-cell table:style-name="Taula3.A1" office:value-type="string">
            <text:p text:style-name="P30">OUTQ</text:p>
          </table:table-cell>
          <table:table-cell table:style-name="Taula3.A1" office:value-type="string">
            <text:p text:style-name="P30">hldoutq</text:p>
          </table:table-cell>
          <table:table-cell table:style-name="Taula3.A1" office:value-type="string">
            <text:p text:style-name="P30">Hold Output Queue </text:p>
          </table:table-cell>
        </table:table-row>
        <table:table-row table:style-name="Taula3.1">
          <table:table-cell table:style-name="Taula3.A1" office:value-type="string">
            <text:p text:style-name="P30">h</text:p>
          </table:table-cell>
          <table:table-cell table:style-name="Taula3.A1" office:value-type="string">
            <text:p text:style-name="P30">SBS</text:p>
          </table:table-cell>
          <table:table-cell table:style-name="Taula3.A1" office:value-type="string">
            <text:p text:style-name="P30">hldsbs</text:p>
          </table:table-cell>
          <table:table-cell table:style-name="Taula3.A1" office:value-type="string">
            <text:p text:style-name="P30">Hold Subsystem <text:s/></text:p>
          </table:table-cell>
        </table:table-row>
        <table:table-row table:style-name="Taula3.1">
          <table:table-cell table:style-name="Taula3.A1" office:value-type="string">
            <text:p text:style-name="P30">h</text:p>
          </table:table-cell>
          <table:table-cell table:style-name="Taula3.A1" office:value-type="string">
            <text:p text:style-name="P30">SPLF</text:p>
          </table:table-cell>
          <table:table-cell table:style-name="Taula3.A1" office:value-type="string">
            <text:p text:style-name="P30">hldsplf</text:p>
          </table:table-cell>
          <table:table-cell table:style-name="Taula3.A1" office:value-type="string">
            <text:p text:style-name="P30">Hold Spool File </text:p>
          </table:table-cell>
        </table:table-row>
        <table:table-row table:style-name="Taula3.1">
          <table:table-cell table:style-name="Taula3.A1" office:value-type="string">
            <text:p text:style-name="P30">h</text:p>
          </table:table-cell>
          <table:table-cell table:style-name="Taula3.A1" office:value-type="string">
            <text:p text:style-name="P30">WTR</text:p>
          </table:table-cell>
          <table:table-cell table:style-name="Taula3.A1" office:value-type="string">
            <text:p text:style-name="P30">hldwtr</text:p>
          </table:table-cell>
          <table:table-cell table:style-name="Taula3.A1" office:value-type="string">
            <text:p text:style-name="P30">Hold Writer <text:s/></text:p>
          </table:table-cell>
        </table:table-row>
        <table:table-row table:style-name="Taula3.1">
          <table:table-cell table:style-name="Taula3.A1" office:value-type="string">
            <text:p text:style-name="P30">k</text:p>
          </table:table-cell>
          <table:table-cell table:style-name="Taula3.A1" office:value-type="string">
            <text:p text:style-name="P30">JOBQ</text:p>
          </table:table-cell>
          <table:table-cell table:style-name="Taula3.A1" office:value-type="string">
            <text:p text:style-name="P30">clrjobq</text:p>
          </table:table-cell>
          <table:table-cell table:style-name="Taula3.A1" office:value-type="string">
            <text:p text:style-name="P30">Clear Job Queue </text:p>
          </table:table-cell>
        </table:table-row>
        <table:table-row table:style-name="Taula3.1">
          <table:table-cell table:style-name="Taula3.A1" office:value-type="string">
            <text:p text:style-name="P30">k</text:p>
          </table:table-cell>
          <table:table-cell table:style-name="Taula3.A1" office:value-type="string">
            <text:p text:style-name="P30">OUTQ</text:p>
          </table:table-cell>
          <table:table-cell table:style-name="Taula3.A1" office:value-type="string">
            <text:p text:style-name="P30">clroutq</text:p>
          </table:table-cell>
          <table:table-cell table:style-name="Taula3.A1" office:value-type="string">
            <text:p text:style-name="P30">Clear Output Queue </text:p>
          </table:table-cell>
        </table:table-row>
        <table:table-row table:style-name="Taula3.1">
          <table:table-cell table:style-name="Taula3.A1" office:value-type="string">
            <text:p text:style-name="P30">l</text:p>
          </table:table-cell>
          <table:table-cell table:style-name="Taula3.A1" office:value-type="string">
            <text:p text:style-name="P30">JOB</text:p>
          </table:table-cell>
          <table:table-cell table:style-name="Taula3.A1" office:value-type="string">
            <text:p text:style-name="P30">dspjoblog</text:p>
          </table:table-cell>
          <table:table-cell table:style-name="Taula3.A1" office:value-type="string">
            <text:p text:style-name="P30">Display Job Log </text:p>
          </table:table-cell>
        </table:table-row>
        <table:table-row table:style-name="Taula3.1">
          <table:table-cell table:style-name="Taula3.A1" office:value-type="string">
            <text:p text:style-name="P30">p</text:p>
          </table:table-cell>
          <table:table-cell table:style-name="Taula3.A1" office:value-type="string">
            <text:p text:style-name="P30">JOB</text:p>
          </table:table-cell>
          <table:table-cell table:style-name="Taula3.A1" office:value-type="string">
            <text:p text:style-name="P30">dspjob</text:p>
          </table:table-cell>
          <table:table-cell table:style-name="Taula3.A1" office:value-type="string">
            <text:p text:style-name="P30">Display Job <text:s/></text:p>
          </table:table-cell>
        </table:table-row>
        <table:table-row table:style-name="Taula3.1">
          <table:table-cell table:style-name="Taula3.A1" office:value-type="string">
            <text:p text:style-name="P30">p</text:p>
          </table:table-cell>
          <table:table-cell table:style-name="Taula3.A1" office:value-type="string">
            <text:p text:style-name="P30">JOBQ</text:p>
          </table:table-cell>
          <table:table-cell table:style-name="Taula3.A1" office:value-type="string">
            <text:p text:style-name="P30">dspjobq</text:p>
          </table:table-cell>
          <table:table-cell table:style-name="Taula3.A1" office:value-type="string">
            <text:p text:style-name="P30">Display Job Queue </text:p>
          </table:table-cell>
        </table:table-row>
        <table:table-row table:style-name="Taula3.1">
          <table:table-cell table:style-name="Taula3.A1" office:value-type="string">
            <text:p text:style-name="P30">p</text:p>
          </table:table-cell>
          <table:table-cell table:style-name="Taula3.A1" office:value-type="string">
            <text:p text:style-name="P30">OUTQ</text:p>
          </table:table-cell>
          <table:table-cell table:style-name="Taula3.A1" office:value-type="string">
            <text:p text:style-name="P30">dspoutq</text:p>
          </table:table-cell>
          <table:table-cell table:style-name="Taula3.A1" office:value-type="string">
            <text:p text:style-name="P30">Display Output Queue </text:p>
          </table:table-cell>
        </table:table-row>
        <table:table-row table:style-name="Taula3.1">
          <table:table-cell table:style-name="Taula3.A1" office:value-type="string">
            <text:p text:style-name="P30">p</text:p>
          </table:table-cell>
          <table:table-cell table:style-name="Taula3.A1" office:value-type="string">
            <text:p text:style-name="P30">SPLF</text:p>
          </table:table-cell>
          <table:table-cell table:style-name="Taula3.A1" office:value-type="string">
            <text:p text:style-name="P30">dspsplf</text:p>
          </table:table-cell>
          <table:table-cell table:style-name="Taula3.A1" office:value-type="string">
            <text:p text:style-name="P30">Display Spool File </text:p>
          </table:table-cell>
        </table:table-row>
        <table:table-row table:style-name="Taula3.1">
          <table:table-cell table:style-name="Taula3.A1" office:value-type="string">
            <text:p text:style-name="P30">p</text:p>
          </table:table-cell>
          <table:table-cell table:style-name="Taula3.A1" office:value-type="string">
            <text:p text:style-name="P30">WTR</text:p>
          </table:table-cell>
          <table:table-cell table:style-name="Taula3.A1" office:value-type="string">
            <text:p text:style-name="P30">dspwtr</text:p>
          </table:table-cell>
          <table:table-cell table:style-name="Taula3.A1" office:value-type="string">
            <text:p text:style-name="P30">Display Writer <text:s/></text:p>
          </table:table-cell>
        </table:table-row>
        <table:table-row table:style-name="Taula3.1">
          <table:table-cell table:style-name="Taula3.A1" office:value-type="string">
            <text:p text:style-name="P30">r</text:p>
          </table:table-cell>
          <table:table-cell table:style-name="Taula3.A1" office:value-type="string">
            <text:p text:style-name="P30">JOBQ</text:p>
          </table:table-cell>
          <table:table-cell table:style-name="Taula3.A1" office:value-type="string">
            <text:p text:style-name="P30">rlsjobq</text:p>
          </table:table-cell>
          <table:table-cell table:style-name="Taula3.A1" office:value-type="string">
            <text:p text:style-name="P30">Release Job Queue </text:p>
          </table:table-cell>
        </table:table-row>
        <table:table-row table:style-name="Taula3.1">
          <table:table-cell table:style-name="Taula3.A1" office:value-type="string">
            <text:p text:style-name="P30">r</text:p>
          </table:table-cell>
          <table:table-cell table:style-name="Taula3.A1" office:value-type="string">
            <text:p text:style-name="P30">JOB</text:p>
          </table:table-cell>
          <table:table-cell table:style-name="Taula3.A1" office:value-type="string">
            <text:p text:style-name="P30">rlsjob</text:p>
          </table:table-cell>
          <table:table-cell table:style-name="Taula3.A1" office:value-type="string">
            <text:p text:style-name="P30">Release Job <text:s/></text:p>
          </table:table-cell>
        </table:table-row>
        <table:table-row table:style-name="Taula3.1">
          <table:table-cell table:style-name="Taula3.A1" office:value-type="string">
            <text:p text:style-name="P30">r</text:p>
          </table:table-cell>
          <table:table-cell table:style-name="Taula3.A1" office:value-type="string">
            <text:p text:style-name="P30">OUTQ</text:p>
          </table:table-cell>
          <table:table-cell table:style-name="Taula3.A1" office:value-type="string">
            <text:p text:style-name="P30">rlsoutq</text:p>
          </table:table-cell>
          <table:table-cell table:style-name="Taula3.A1" office:value-type="string">
            <text:p text:style-name="P30">Release Output Queue </text:p>
          </table:table-cell>
        </table:table-row>
        <table:table-row table:style-name="Taula3.1">
          <table:table-cell table:style-name="Taula3.A1" office:value-type="string">
            <text:p text:style-name="P30">r</text:p>
          </table:table-cell>
          <table:table-cell table:style-name="Taula3.A1" office:value-type="string">
            <text:p text:style-name="P30">SBS</text:p>
          </table:table-cell>
          <table:table-cell table:style-name="Taula3.A1" office:value-type="string">
            <text:p text:style-name="P30">rlssbs</text:p>
          </table:table-cell>
          <table:table-cell table:style-name="Taula3.A1" office:value-type="string">
            <text:p text:style-name="P30">Release Subsystem <text:s/></text:p>
          </table:table-cell>
        </table:table-row>
        <table:table-row table:style-name="Taula3.1">
          <table:table-cell table:style-name="Taula3.A1" office:value-type="string">
            <text:p text:style-name="P30">r</text:p>
          </table:table-cell>
          <table:table-cell table:style-name="Taula3.A1" office:value-type="string">
            <text:p text:style-name="P30">SPLF</text:p>
          </table:table-cell>
          <table:table-cell table:style-name="Taula3.A1" office:value-type="string">
            <text:p text:style-name="P30">rlssplf</text:p>
          </table:table-cell>
          <table:table-cell table:style-name="Taula3.A1" office:value-type="string">
            <text:p text:style-name="P30">Release Spool File </text:p>
          </table:table-cell>
        </table:table-row>
        <table:table-row table:style-name="Taula3.1">
          <table:table-cell table:style-name="Taula3.A1" office:value-type="string">
            <text:p text:style-name="P30">r</text:p>
          </table:table-cell>
          <table:table-cell table:style-name="Taula3.A1" office:value-type="string">
            <text:p text:style-name="P30">WTR</text:p>
          </table:table-cell>
          <table:table-cell table:style-name="Taula3.A1" office:value-type="string">
            <text:p text:style-name="P30">rlswtr</text:p>
          </table:table-cell>
          <table:table-cell table:style-name="Taula3.A1" office:value-type="string">
            <text:p text:style-name="P30">Release Writer <text:s/></text:p>
          </table:table-cell>
        </table:table-row>
        <table:table-row table:style-name="Taula3.1">
          <table:table-cell table:style-name="Taula3.A1" office:value-type="string">
            <text:p text:style-name="P30">s</text:p>
          </table:table-cell>
          <table:table-cell table:style-name="Taula3.A1" office:value-type="string">
            <text:p text:style-name="P30">JOB</text:p>
          </table:table-cell>
          <table:table-cell table:style-name="Taula3.A1" office:value-type="string">
            <text:p text:style-name="P30">dspjobscr</text:p>
          </table:table-cell>
          <table:table-cell table:style-name="Taula3.A1" office:value-type="string">
            <text:p text:style-name="P30">Display Job Screen </text:p>
          </table:table-cell>
        </table:table-row>
        <table:table-row table:style-name="Taula3.1">
          <table:table-cell table:style-name="Taula3.A1" office:value-type="string">
            <text:p text:style-name="P30">s</text:p>
          </table:table-cell>
          <table:table-cell table:style-name="Taula3.A1" office:value-type="string">
            <text:p text:style-name="P30">SBS</text:p>
          </table:table-cell>
          <table:table-cell table:style-name="Taula3.A1" office:value-type="string">
            <text:p text:style-name="P30">strsbs</text:p>
          </table:table-cell>
          <table:table-cell table:style-name="Taula3.A1" office:value-type="string">
            <text:p text:style-name="P30">Start Subsystem <text:s/></text:p>
          </table:table-cell>
        </table:table-row>
        <table:table-row table:style-name="Taula3.1">
          <table:table-cell table:style-name="Taula3.A1" office:value-type="string">
            <text:p text:style-name="P30">s</text:p>
          </table:table-cell>
          <table:table-cell table:style-name="Taula3.A1" office:value-type="string">
            <text:p text:style-name="P30">WTR</text:p>
          </table:table-cell>
          <table:table-cell table:style-name="Taula3.A1" office:value-type="string">
            <text:p text:style-name="P30">strwtr</text:p>
          </table:table-cell>
          <table:table-cell table:style-name="Taula3.A1" office:value-type="string">
            <text:p text:style-name="P30">Start Writer <text:s/></text:p>
          </table:table-cell>
        </table:table-row>
      </table:table>
      <text:p text:style-name="P2"/>
      <text:p text:style-name="P2"/>
      <text:p text:style-name="P2"/>
      <text:h text:style-name="P81" text:outline-level="4"><text:bookmark-start text:name="__RefHeading__2460_32734509"/>jobmenu (Menu <text:span text:style-name="T37">of Commands</text:span>)<text:bookmark-end text:name="__RefHeading__2460_32734509"/></text:h>
      <text:p text:style-name="P2"/>
      <text:p text:style-name="P2">Es un menú de presentación que lista los mandatos de la utilidad <text:soft-page-break/>Jobadmin y permite escoger al usuario el mandato a ejecutar. Presenta una lista de los mandatos disponibles según el tipo de objecto.</text:p>
      <text:p text:style-name="P2"/>
      <text:p text:style-name="P2"><text:s/>jobmenu --object obj-type,obj-type,...</text:p>
      <text:p text:style-name="P2"/>
      <table:table table:name="Taula1" table:style-name="Taula1">
        <table:table-column table:style-name="Taula1.A"/>
        <table:table-column table:style-name="Taula1.B"/>
        <table:table-column table:style-name="Taula1.C"/>
        <table:table-row>
          <table:table-cell table:style-name="Taula1.A1" office:value-type="string">
            <text:p text:style-name="P46">Parámetro</text:p>
          </table:table-cell>
          <table:table-cell table:style-name="Taula1.A1" office:value-type="string">
            <text:p text:style-name="P46">Código</text:p>
          </table:table-cell>
          <table:table-cell table:style-name="Taula1.C1" office:value-type="string">
            <text:p text:style-name="P46">Descripción</text:p>
          </table:table-cell>
        </table:table-row>
        <table:table-row>
          <table:table-cell table:style-name="Taula1.A2" office:value-type="string">
            <text:p text:style-name="P49">Object type </text:p>
          </table:table-cell>
          <table:table-cell table:style-name="Taula1.A2" office:value-type="string">
            <text:p text:style-name="P49">-o,--object</text:p>
          </table:table-cell>
          <table:table-cell table:style-name="Taula1.C2" office:value-type="string">
            <text:p text:style-name="P49">Multiple choice, Positional, Required</text:p>
            <text:p text:style-name="P42">Es el tipo de objeto al que se refieren los mandatos que se listan en el menú.</text:p>
            <text:p text:style-name="P42">Escribir “all” para mostrar los mandatos de todos los tipos de objeto.</text:p>
            <text:p text:style-name="P2">job,jobq,msg,outq,sbs,splf,sys,wtr,all.</text:p>
          </table:table-cell>
        </table:table-row>
        <table:table-row>
          <table:table-cell table:style-name="Taula1.A2" office:value-type="string">
            <text:p text:style-name="P49">Command to assist </text:p>
          </table:table-cell>
          <table:table-cell table:style-name="Taula1.A2" office:value-type="string">
            <text:p text:style-name="P49">-<text:span text:style-name="T29">c</text:span>,-?,--<text:span text:style-name="T29">cmd</text:span></text:p>
          </table:table-cell>
          <table:table-cell table:style-name="Taula1.C2" office:value-type="string">
            <text:p text:style-name="P49">Value, Positional</text:p>
            <text:p text:style-name="P42">Situar inicialmente el menú en el mandato especificado</text:p>
          </table:table-cell>
        </table:table-row>
        <table:table-row>
          <table:table-cell table:style-name="Taula1.A2" office:value-type="string">
            <text:p text:style-name="P49">Help </text:p>
          </table:table-cell>
          <table:table-cell table:style-name="Taula1.A2" office:value-type="string">
            <text:p text:style-name="P49">-h,--help</text:p>
          </table:table-cell>
          <table:table-cell table:style-name="Taula1.C2" office:value-type="string">
            <text:p text:style-name="P49">Indicator</text:p>
          </table:table-cell>
        </table:table-row>
      </table:table>
      <text:h text:style-name="P81" text:outline-level="4"><text:bookmark-start text:name="__RefHeading__2462_32734509"/>jobadmin (Command Assistance)<text:bookmark-end text:name="__RefHeading__2462_32734509"/></text:h>
      <text:p text:style-name="P2">Muestra una pantalla de asistencia a la entrada de mandatos.</text:p>
      <text:p text:style-name="P2"/>
      <text:p text:style-name="P2"/>
      <table:table table:name="Taula4" table:style-name="Taula4">
        <table:table-column table:style-name="Taula4.A"/>
        <table:table-column table:style-name="Taula4.B"/>
        <table:table-column table:style-name="Taula4.C"/>
        <table:table-row>
          <table:table-cell table:style-name="Taula4.A1" office:value-type="string">
            <text:p text:style-name="P46">Parámetro</text:p>
          </table:table-cell>
          <table:table-cell table:style-name="Taula4.A1" office:value-type="string">
            <text:p text:style-name="P46">Código</text:p>
          </table:table-cell>
          <table:table-cell table:style-name="Taula4.C1" office:value-type="string">
            <text:p text:style-name="P46">Descripción</text:p>
          </table:table-cell>
        </table:table-row>
        <table:table-row>
          <table:table-cell table:style-name="Taula4.A2" office:value-type="string">
            <text:p text:style-name="P49">Command to assist </text:p>
          </table:table-cell>
          <table:table-cell table:style-name="Taula4.A2" office:value-type="string">
            <text:p text:style-name="P49">-<text:span text:style-name="T29">c</text:span>,-?,--<text:span text:style-name="T29">cmd</text:span></text:p>
          </table:table-cell>
          <table:table-cell table:style-name="Taula4.C2" office:value-type="string">
            <text:p text:style-name="P49">Value, Positional, Required</text:p>
          </table:table-cell>
        </table:table-row>
        <table:table-row>
          <table:table-cell table:style-name="Taula4.A2" office:value-type="string">
            <text:p text:style-name="P49">Help </text:p>
          </table:table-cell>
          <table:table-cell table:style-name="Taula4.A2" office:value-type="string">
            <text:p text:style-name="P49">-h,--help</text:p>
          </table:table-cell>
          <table:table-cell table:style-name="Taula4.C2" office:value-type="string">
            <text:p text:style-name="P49">Indicator</text:p>
          </table:table-cell>
        </table:table-row>
      </table:table>
      <text:p text:style-name="P29"/>
      <text:h text:style-name="P81" text:outline-level="4"><text:bookmark-start text:name="__RefHeading__2464_32734509"/>pwrdwnsys (Power Down System)<text:bookmark-end text:name="__RefHeading__2464_32734509"/></text:h>
      <text:p text:style-name="P2">Apagado del Sistema</text:p>
      <text:p text:style-name="P2">Para el apagado del sistema, solo se tiene que teclear el siguiente mandato en cualquier cónsola de mandatos del sistema (no es necesario pulsar ningún botón del equipo). Sólo están autorizados a parar el sistema el administrador del sistema o los usuarios que pertenecen al grupo jobadmin.</text:p>
      <text:p text:style-name="P2"/>
      <text:p text:style-name="P2">pwrdwnsys</text:p>
      <text:p text:style-name="P2"/>
      <text:p text:style-name="P2">Por defecto se inicia un paro controlado del sistema hacia el modo de hibernación. </text:p>
      <text:p text:style-name="P2"/>
      <text:p text:style-name="P2">Mandato:</text:p>
      <text:p text:style-name="P2"/>
      <text:p text:style-name="P2"><text:s/>pwrdwnsys --option CNTRLD --restart HIBERNATE --delay 30 --xsaver Yes </text:p>
      <text:p text:style-name="P2"><text:s/></text:p>
      <text:p text:style-name="P2"><text:s/>pwrdwnsys --option cancel --rlssbs Yes</text:p>
      <text:p text:style-name="P2"/>
      <table:table table:name="Taula2" table:style-name="Taula2">
        <table:table-column table:style-name="Taula2.A"/>
        <table:table-column table:style-name="Taula2.B"/>
        <table:table-column table:style-name="Taula2.C"/>
        <table:table-row>
          <table:table-cell table:style-name="Taula2.A1" office:value-type="string">
            <text:p text:style-name="P46">Parámetro</text:p>
          </table:table-cell>
          <table:table-cell table:style-name="Taula2.A1" office:value-type="string">
            <text:p text:style-name="P46">Código</text:p>
          </table:table-cell>
          <table:table-cell table:style-name="Taula2.C1" office:value-type="string">
            <text:p text:style-name="P46">Descripción</text:p>
          </table:table-cell>
        </table:table-row>
        <table:table-row>
          <table:table-cell table:style-name="Taula2.A2" office:value-type="string">
            <text:p text:style-name="P49">Option </text:p>
          </table:table-cell>
          <table:table-cell table:style-name="Taula2.A2" office:value-type="string">
            <text:p text:style-name="P49">-o,--option</text:p>
          </table:table-cell>
          <table:table-cell table:style-name="Taula2.C2" office:value-type="string">
            <text:p text:style-name="P49">Choice, Positional, Required</text:p>
            <text:p text:style-name="P42">Opción de paro del sistema.</text:p>
            <text:p text:style-name="P2">cntrld, immed, asap, cancel.</text:p>
            <text:list xml:id="list2975553748734871435" text:style-name="L5">
              <text:list-item>
                <text:p text:style-name="P65">cntrld: Esperará a que nadie esté <text:soft-page-break/>trabajando ya con el equipo y que los trabajos Batch pendientes hayan terminado y parará el equipo.</text:p>
              </text:list-item>
              <text:list-item>
                <text:p text:style-name="P65">immed: Paro inmediato.</text:p>
              </text:list-item>
              <text:list-item>
                <text:p text:style-name="P65">asap: retiene los subsistemas y <text:span text:style-name="T18">espera a que </text:span>finali<text:span text:style-name="T18">cen</text:span> los trabajos que se encuentran en ejecución. Parará cuando el equipo esté inactivo.</text:p>
              </text:list-item>
              <text:list-item>
                <text:p text:style-name="P65">cancel: Cancela la orden de paro <text:span text:style-name="T18">si está </text:span>pendiente.</text:p>
              </text:list-item>
            </text:list>
          </table:table-cell>
        </table:table-row>
        <table:table-row>
          <table:table-cell table:style-name="Taula2.A2" office:value-type="string">
            <text:p text:style-name="P49">Method </text:p>
          </table:table-cell>
          <table:table-cell table:style-name="Taula2.A2" office:value-type="string">
            <text:p text:style-name="P49">-r,--restart</text:p>
          </table:table-cell>
          <table:table-cell table:style-name="Taula2.C2" office:value-type="string">
            <text:p text:style-name="P49">Choice, Positional, Required</text:p>
            <text:p text:style-name="P42">Tipo de reinicio del equipo.</text:p>
            <text:p text:style-name="P42">hibernate, suspend, halt, reboot</text:p>
          </table:table-cell>
        </table:table-row>
        <table:table-row>
          <table:table-cell table:style-name="Taula2.A2" office:value-type="string">
            <text:p text:style-name="P49">Delay (sec) </text:p>
          </table:table-cell>
          <table:table-cell table:style-name="Taula2.A2" office:value-type="string">
            <text:p text:style-name="P49">-d,--delay</text:p>
          </table:table-cell>
          <table:table-cell table:style-name="Taula2.C2" office:value-type="string">
            <text:p text:style-name="P49">Value, Required</text:p>
          </table:table-cell>
        </table:table-row>
        <table:table-row>
          <table:table-cell table:style-name="Taula2.A2" office:value-type="string">
            <text:p text:style-name="P49">Release subsystems </text:p>
          </table:table-cell>
          <table:table-cell table:style-name="Taula2.A2" office:value-type="string">
            <text:p text:style-name="P49">-b,--rlssbs</text:p>
          </table:table-cell>
          <table:table-cell table:style-name="Taula2.C2" office:value-type="string">
            <text:p text:style-name="P49">Indicator, Required</text:p>
          </table:table-cell>
        </table:table-row>
        <table:table-row>
          <table:table-cell table:style-name="Taula2.A2" office:value-type="string">
            <text:p text:style-name="P49">Watch X-screensaver </text:p>
          </table:table-cell>
          <table:table-cell table:style-name="Taula2.A2" office:value-type="string">
            <text:p text:style-name="P49">-x,--xsaver</text:p>
          </table:table-cell>
          <table:table-cell table:style-name="Taula2.C2" office:value-type="string">
            <text:p text:style-name="P49">Indicator, Required</text:p>
          </table:table-cell>
        </table:table-row>
        <table:table-row>
          <table:table-cell table:style-name="Taula2.A2" office:value-type="string">
            <text:p text:style-name="P49">Help </text:p>
          </table:table-cell>
          <table:table-cell table:style-name="Taula2.A2" office:value-type="string">
            <text:p text:style-name="P49">-h,--help</text:p>
          </table:table-cell>
          <table:table-cell table:style-name="Taula2.C2" office:value-type="string">
            <text:p text:style-name="P49">Indicator</text:p>
          </table:table-cell>
        </table:table-row>
      </table:table>
      <text:h text:style-name="P81" text:outline-level="4"><text:bookmark-start text:name="__RefHeading__1324_1332809018"/>Apagado programado del Sistema.<text:bookmark-end text:name="__RefHeading__1324_1332809018"/></text:h>
      <text:p text:style-name="P2">Con el mandato pwrdwnsys y una utilidad de tipo cron podemos planificar el apagado del equipo.</text:p>
      <text:p text:style-name="P2"/>
      <text:p text:style-name="P2">Si queremos apagar el sistema siempre que esté desocupado, activamos el paro controlado justo cuando el sistema acaba de arrancar.</text:p>
      <text:p text:style-name="P2"/>
      <text:p text:style-name="P2">Editamos el archivo /etc/cron.d/jobadmin-cron:</text:p>
      <text:p text:style-name="P2"/>
      <text:p text:style-name="P2">@reboot root sleep 30; pwrdwnsys --option cntrld --reboot hibernate --xsaver</text:p>
      <text:p text:style-name="P2"/>
      <text:p text:style-name="P2">En cambio, si queremos que el equipo se pare a partir de una hora determinada, diferente para los días laborables y los festivos; editamos el archivo /etc/cron.d/jobadmin-cron:</text:p>
      <text:p text:style-name="P2">#m h dom mon dow</text:p>
      <text:p text:style-name="P2">0 17 * * 1-5 <text:s/>root pwrdwnsys --option cntrld --reboot hibernate –-xsaver</text:p>
      <text:p text:style-name="P2">0 13 * * 6-7 <text:s/>root pwrdwnsys --option cntrld --reboot halt --xsaver</text:p>
      <text:p text:style-name="P2"/>
      <text:h text:style-name="P79" text:outline-level="3"><text:bookmark-start text:name="__RefHeading__2466_32734509"/>Mandatos de consulta del estado de Jobadmin.<text:bookmark-end text:name="__RefHeading__2466_32734509"/></text:h>
      <text:h text:style-name="P81" text:outline-level="4"><text:bookmark-start text:name="__RefHeading__2468_32734509"/>dsplog (Display System Logs)<text:bookmark-end text:name="__RefHeading__2468_32734509"/></text:h>
      <text:p text:style-name="P2">Visualiza las anotaciones del gestor de trabajos jobadmind.</text:p>
      <text:p text:style-name="P2">Opcionalmente se pueden visualizar otras anotaciones, el parámetro corresponde al nombre del archivo; por ejemplo syslog para ver las anotaciones del sistema.</text:p>
      <text:p text:style-name="P2"/>
      <text:p text:style-name="P2"/>
      <table:table table:name="Taula6" table:style-name="Taula6">
        <table:table-column table:style-name="Taula6.A"/>
        <table:table-column table:style-name="Taula6.B"/>
        <table:table-column table:style-name="Taula6.C"/>
        <table:table-row>
          <table:table-cell table:style-name="Taula6.A1" office:value-type="string">
            <text:p text:style-name="P46">Parámetro</text:p>
          </table:table-cell>
          <table:table-cell table:style-name="Taula6.A1" office:value-type="string">
            <text:p text:style-name="P46">Código</text:p>
          </table:table-cell>
          <table:table-cell table:style-name="Taula6.C1" office:value-type="string">
            <text:p text:style-name="P46">Descripción</text:p>
          </table:table-cell>
        </table:table-row>
        <table:table-row>
          <table:table-cell table:style-name="Taula6.A2" office:value-type="string">
            <text:p text:style-name="P49">System Log </text:p>
          </table:table-cell>
          <table:table-cell table:style-name="Taula6.A2" office:value-type="string">
            <text:p text:style-name="P49">-l,--log</text:p>
          </table:table-cell>
          <table:table-cell table:style-name="Taula6.C2" office:value-type="string">
            <text:p text:style-name="P49">Value, Positional, Required</text:p>
          </table:table-cell>
        </table:table-row>
        <table:table-row>
          <table:table-cell table:style-name="Taula6.A2" office:value-type="string">
            <text:p text:style-name="P49">Help </text:p>
          </table:table-cell>
          <table:table-cell table:style-name="Taula6.A2" office:value-type="string">
            <text:p text:style-name="P49">-h,--help</text:p>
          </table:table-cell>
          <table:table-cell table:style-name="Taula6.C2" office:value-type="string">
            <text:p text:style-name="P49">Indicator</text:p>
          </table:table-cell>
        </table:table-row>
      </table:table>
      <text:p text:style-name="P29"/>
      <text:h text:style-name="P81" text:outline-level="4"><text:bookmark-start text:name="__RefHeading__2570_32734509"/>wrkusrjob (Work With User Jobs)<text:bookmark-end text:name="__RefHeading__2570_32734509"/></text:h>
      <text:p text:style-name="P2">Muestra un formulario con una lista de los trabajos que pertenecen a un usuario y permite ejecutar acciones con estos trabajos.</text:p>
      <text:p text:style-name="P2"/>
      <text:p text:style-name="P2"/>
      <table:table table:name="Taula48" table:style-name="Taula48">
        <table:table-column table:style-name="Taula48.A"/>
        <table:table-column table:style-name="Taula48.B"/>
        <table:table-column table:style-name="Taula48.C"/>
        <table:table-row>
          <table:table-cell table:style-name="Taula48.A1" office:value-type="string">
            <text:p text:style-name="P46">Parámetro</text:p>
          </table:table-cell>
          <table:table-cell table:style-name="Taula48.A1" office:value-type="string">
            <text:p text:style-name="P46">Código</text:p>
          </table:table-cell>
          <table:table-cell table:style-name="Taula48.C1" office:value-type="string">
            <text:p text:style-name="P46">Descripción</text:p>
          </table:table-cell>
        </table:table-row>
        <table:table-row>
          <table:table-cell table:style-name="Taula48.A2" office:value-type="string">
            <text:p text:style-name="P49">User </text:p>
          </table:table-cell>
          <table:table-cell table:style-name="Taula48.A2" office:value-type="string">
            <text:p text:style-name="P49">-u,--user</text:p>
          </table:table-cell>
          <table:table-cell table:style-name="Taula48.C2" office:value-type="string">
            <text:p text:style-name="P49">Value, Positional</text:p>
          </table:table-cell>
        </table:table-row>
        <table:table-row>
          <table:table-cell table:style-name="Taula48.A2" office:value-type="string">
            <text:p text:style-name="P49">Job Status List </text:p>
          </table:table-cell>
          <table:table-cell table:style-name="Taula48.A2" office:value-type="string">
            <text:p text:style-name="P49">-sl,--stsl</text:p>
          </table:table-cell>
          <table:table-cell table:style-name="Taula48.C2" office:value-type="string">
            <text:p text:style-name="P49">Multiple choice, Positional</text:p>
          </table:table-cell>
        </table:table-row>
        <table:table-row>
          <table:table-cell table:style-name="Taula48.A2" office:value-type="string">
            <text:p text:style-name="P49">Display Sequence </text:p>
          </table:table-cell>
          <table:table-cell table:style-name="Taula48.A2" office:value-type="string">
            <text:p text:style-name="P49">-q,--seq</text:p>
          </table:table-cell>
          <table:table-cell table:style-name="Taula48.C2" office:value-type="string">
            <text:p text:style-name="P49">Choice</text:p>
          </table:table-cell>
        </table:table-row>
        <table:table-row>
          <table:table-cell table:style-name="Taula48.A2" office:value-type="string">
            <text:p text:style-name="P49">Help </text:p>
          </table:table-cell>
          <table:table-cell table:style-name="Taula48.A2" office:value-type="string">
            <text:p text:style-name="P49">-h,--help</text:p>
          </table:table-cell>
          <table:table-cell table:style-name="Taula48.C2" office:value-type="string">
            <text:p text:style-name="P49">Indicator</text:p>
          </table:table-cell>
        </table:table-row>
      </table:table>
      <text:p text:style-name="P29"/>
      <text:h text:style-name="P81" text:outline-level="4"><text:bookmark-start text:name="__RefHeading__2572_32734509"/>wrkactjob (Work with Active Jobs)<text:bookmark-end text:name="__RefHeading__2572_32734509"/></text:h>
      <text:p text:style-name="P2">Muestra un formulario con una lista de trabajos, colas de trabajo y subsistemas que están definidos en el sistema y permite ejecutar acciones con ellos.</text:p>
      <text:p text:style-name="P4"/>
      <table:table table:name="Taula49" table:style-name="Taula49">
        <table:table-column table:style-name="Taula49.A"/>
        <table:table-column table:style-name="Taula49.B"/>
        <table:table-column table:style-name="Taula49.C"/>
        <table:table-row>
          <table:table-cell table:style-name="Taula49.A1" office:value-type="string">
            <text:p text:style-name="P46">Parámetro</text:p>
          </table:table-cell>
          <table:table-cell table:style-name="Taula49.A1" office:value-type="string">
            <text:p text:style-name="P46">Código</text:p>
          </table:table-cell>
          <table:table-cell table:style-name="Taula49.C1" office:value-type="string">
            <text:p text:style-name="P46">Descripción</text:p>
          </table:table-cell>
        </table:table-row>
        <table:table-row>
          <table:table-cell table:style-name="Taula49.A2" office:value-type="string">
            <text:p text:style-name="P49">Subsystem List </text:p>
          </table:table-cell>
          <table:table-cell table:style-name="Taula49.A2" office:value-type="string">
            <text:p text:style-name="P49">-bl,--sbsdl</text:p>
          </table:table-cell>
          <table:table-cell table:style-name="Taula49.C2" office:value-type="string">
            <text:p text:style-name="P49">Multiple choice, Positional, Required</text:p>
          </table:table-cell>
        </table:table-row>
        <table:table-row>
          <table:table-cell table:style-name="Taula49.A2" office:value-type="string">
            <text:p text:style-name="P50"><text:span text:style-name="T20">Job Queue</text:span> <text:span text:style-name="T21">List</text:span></text:p>
          </table:table-cell>
          <table:table-cell table:style-name="Taula49.A2" office:value-type="string">
            <text:p text:style-name="P50">-<text:span text:style-name="T21">ql</text:span>,--<text:span text:style-name="T21">jobql</text:span></text:p>
          </table:table-cell>
          <table:table-cell table:style-name="Taula49.C2" office:value-type="string">
            <text:p text:style-name="P51">Multiple choice, Positional, Required</text:p>
          </table:table-cell>
        </table:table-row>
        <table:table-row>
          <table:table-cell table:style-name="Taula49.A2" office:value-type="string">
            <text:p text:style-name="P49">Job Status List </text:p>
          </table:table-cell>
          <table:table-cell table:style-name="Taula49.A2" office:value-type="string">
            <text:p text:style-name="P49">-sl,--stsl</text:p>
          </table:table-cell>
          <table:table-cell table:style-name="Taula49.C2" office:value-type="string">
            <text:p text:style-name="P49">Multiple choice, Positional, Required</text:p>
          </table:table-cell>
        </table:table-row>
        <table:table-row>
          <table:table-cell table:style-name="Taula49.A2" office:value-type="string">
            <text:p text:style-name="P54">User List </text:p>
          </table:table-cell>
          <table:table-cell table:style-name="Taula49.A2" office:value-type="string">
            <text:p text:style-name="P52">-<text:span text:style-name="T22">u</text:span>l,--<text:span text:style-name="T22">user</text:span>l</text:p>
          </table:table-cell>
          <table:table-cell table:style-name="Taula49.C2" office:value-type="string">
            <text:p text:style-name="P54">Multiple choice, Positional, Required</text:p>
          </table:table-cell>
        </table:table-row>
        <table:table-row>
          <table:table-cell table:style-name="Taula49.A2" office:value-type="string">
            <text:p text:style-name="P49">Display Sequence </text:p>
          </table:table-cell>
          <table:table-cell table:style-name="Taula49.A2" office:value-type="string">
            <text:p text:style-name="P49">-q,--seq</text:p>
          </table:table-cell>
          <table:table-cell table:style-name="Taula49.C2" office:value-type="string">
            <text:p text:style-name="P49">Choice, Positional, Required</text:p>
          </table:table-cell>
        </table:table-row>
        <table:table-row>
          <table:table-cell table:style-name="Taula49.A2" office:value-type="string">
            <text:p text:style-name="P49">Help </text:p>
          </table:table-cell>
          <table:table-cell table:style-name="Taula49.A2" office:value-type="string">
            <text:p text:style-name="P49">-h,--help</text:p>
          </table:table-cell>
          <table:table-cell table:style-name="Taula49.C2" office:value-type="string">
            <text:p text:style-name="P49">Indicator</text:p>
          </table:table-cell>
        </table:table-row>
      </table:table>
      <text:p text:style-name="P29"/>
      <text:h text:style-name="P81" text:outline-level="4"><text:bookmark-start text:name="__RefHeading__2574_32734509"/>wrkwtr (Work With Writers)<text:bookmark-end text:name="__RefHeading__2574_32734509"/></text:h>
      <text:p text:style-name="P2">Es un mandato que nos permite una visualización completa sobre el estado actual de los archivos de salida y sus objetos relacionados.</text:p>
      <text:p text:style-name="P2">Muestra una lista de los objetos que están definidos en el sistema: archivos de spool, las colas de salida y transcriptores (wtr) y permite ejecutar acciones con ellos.</text:p>
      <text:p text:style-name="P2"/>
      <text:p text:style-name="P2"/>
      <table:table table:name="Taula50" table:style-name="Taula50">
        <table:table-column table:style-name="Taula50.A"/>
        <table:table-column table:style-name="Taula50.B"/>
        <table:table-column table:style-name="Taula50.C"/>
        <text:soft-page-break/>
        <table:table-row>
          <table:table-cell table:style-name="Taula50.A1" office:value-type="string">
            <text:p text:style-name="P46">Parámetro</text:p>
          </table:table-cell>
          <table:table-cell table:style-name="Taula50.A1" office:value-type="string">
            <text:p text:style-name="P46">Código</text:p>
          </table:table-cell>
          <table:table-cell table:style-name="Taula50.C1" office:value-type="string">
            <text:p text:style-name="P46">Descripción</text:p>
          </table:table-cell>
        </table:table-row>
        <table:table-row>
          <table:table-cell table:style-name="Taula50.A2" office:value-type="string">
            <text:p text:style-name="P49">Writer List </text:p>
          </table:table-cell>
          <table:table-cell table:style-name="Taula50.A2" office:value-type="string">
            <text:p text:style-name="P49">-w<text:span text:style-name="T21">l</text:span>,--wtr<text:span text:style-name="T21">l</text:span></text:p>
          </table:table-cell>
          <table:table-cell table:style-name="Taula50.C2" office:value-type="string">
            <text:p text:style-name="P49">Multiple choice, Positional, Required</text:p>
          </table:table-cell>
        </table:table-row>
        <table:table-row>
          <table:table-cell table:style-name="Taula50.A2" office:value-type="string">
            <text:p text:style-name="P49">Spool File Status List </text:p>
          </table:table-cell>
          <table:table-cell table:style-name="Taula50.A2" office:value-type="string">
            <text:p text:style-name="P51">-sl,--stsl</text:p>
          </table:table-cell>
          <table:table-cell table:style-name="Taula50.C2" office:value-type="string">
            <text:p text:style-name="P49">Multiple choice, Positional, Required</text:p>
          </table:table-cell>
        </table:table-row>
        <table:table-row>
          <table:table-cell table:style-name="Taula50.A2" office:value-type="string">
            <text:p text:style-name="P49">Display Sequence </text:p>
          </table:table-cell>
          <table:table-cell table:style-name="Taula50.A2" office:value-type="string">
            <text:p text:style-name="P49">-q,--seq</text:p>
          </table:table-cell>
          <table:table-cell table:style-name="Taula50.C2" office:value-type="string">
            <text:p text:style-name="P49">Choice</text:p>
          </table:table-cell>
        </table:table-row>
        <table:table-row>
          <table:table-cell table:style-name="Taula50.A2" office:value-type="string">
            <text:p text:style-name="P49">Help </text:p>
          </table:table-cell>
          <table:table-cell table:style-name="Taula50.A2" office:value-type="string">
            <text:p text:style-name="P49">-h,--help</text:p>
          </table:table-cell>
          <table:table-cell table:style-name="Taula50.C2" office:value-type="string">
            <text:p text:style-name="P49">Indicator</text:p>
          </table:table-cell>
        </table:table-row>
      </table:table>
      <text:p text:style-name="P29"/>
      <text:h text:style-name="P82" text:outline-level="4"><text:bookmark-start text:name="__RefHeading__3921_40401375"/>wrk<text:span text:style-name="T20">jobq</text:span> (Work <text:span text:style-name="T20">w</text:span>ith <text:span text:style-name="T20">Job Queue</text:span>)<text:bookmark-end text:name="__RefHeading__3921_40401375"/></text:h>
      <text:p text:style-name="P5">Es<text:span text:style-name="T20">te</text:span> mandato que nos p<text:span text:style-name="T20">resenta una lista de los trabajos que se encuentran en una cola de trabajos, su</text:span> estado actual y <text:span text:style-name="T20">otro</text:span>s <text:span text:style-name="T20">dato</text:span>s relacionados.</text:p>
      <text:p text:style-name="P5"><text:span text:style-name="T20">Los tipos de datos a visualizar varían </text:span><text:s/><text:span text:style-name="T20">según el número de visualización</text:span>.</text:p>
      <text:p text:style-name="P5"><text:span text:style-name="T20">Se pueden ejecutar diversas acciones </text:span>con los <text:span text:style-name="T20">trabajos y demás objetos relacionados</text:span>.</text:p>
      <text:p text:style-name="P5"/>
      <text:p text:style-name="P5"/>
      <table:table table:name="Taula7" table:style-name="Taula7">
        <table:table-column table:style-name="Taula7.A"/>
        <table:table-column table:style-name="Taula7.B"/>
        <table:table-column table:style-name="Taula7.C"/>
        <table:table-row>
          <table:table-cell table:style-name="Taula7.A1" office:value-type="string">
            <text:p text:style-name="P47">Parámetro</text:p>
          </table:table-cell>
          <table:table-cell table:style-name="Taula7.A1" office:value-type="string">
            <text:p text:style-name="P47">Código</text:p>
          </table:table-cell>
          <table:table-cell table:style-name="Taula7.C1" office:value-type="string">
            <text:p text:style-name="P47">Descripción</text:p>
          </table:table-cell>
        </table:table-row>
        <table:table-row>
          <table:table-cell table:style-name="Taula7.A2" office:value-type="string">
            <text:p text:style-name="P50"><text:span text:style-name="T20">Job Queue</text:span> </text:p>
          </table:table-cell>
          <table:table-cell table:style-name="Taula7.A2" office:value-type="string">
            <text:p text:style-name="P50">-<text:span text:style-name="T21">q</text:span>,--<text:span text:style-name="T21">jobq</text:span></text:p>
          </table:table-cell>
          <table:table-cell table:style-name="Taula7.C2" office:value-type="string">
            <text:p text:style-name="P50">Positional, Required</text:p>
          </table:table-cell>
        </table:table-row>
        <table:table-row>
          <table:table-cell table:style-name="Taula7.A2" office:value-type="string">
            <text:p text:style-name="P50">Job Status List </text:p>
          </table:table-cell>
          <table:table-cell table:style-name="Taula7.A2" office:value-type="string">
            <text:p text:style-name="P50">-<text:span text:style-name="T20">sl</text:span>,--sts<text:span text:style-name="T20">l</text:span></text:p>
          </table:table-cell>
          <table:table-cell table:style-name="Taula7.C2" office:value-type="string">
            <text:p text:style-name="P50">Multiple choice, Positional, Required</text:p>
          </table:table-cell>
        </table:table-row>
        <table:table-row>
          <table:table-cell table:style-name="Taula7.A2" office:value-type="string">
            <text:p text:style-name="P50">Display Sequence </text:p>
          </table:table-cell>
          <table:table-cell table:style-name="Taula7.A2" office:value-type="string">
            <text:p text:style-name="P50">-q,--seq</text:p>
          </table:table-cell>
          <table:table-cell table:style-name="Taula7.C2" office:value-type="string">
            <text:p text:style-name="P50">Choice, Positional, Required</text:p>
          </table:table-cell>
        </table:table-row>
        <table:table-row>
          <table:table-cell table:style-name="Taula7.A2" office:value-type="string">
            <text:p text:style-name="P50">Help </text:p>
          </table:table-cell>
          <table:table-cell table:style-name="Taula7.A2" office:value-type="string">
            <text:p text:style-name="P50">-h,--help</text:p>
          </table:table-cell>
          <table:table-cell table:style-name="Taula7.C2" office:value-type="string">
            <text:p text:style-name="P50">Indicator</text:p>
          </table:table-cell>
        </table:table-row>
      </table:table>
      <text:p text:style-name="P5"/>
      <text:h text:style-name="P82" text:outline-level="4"><text:bookmark-start text:name="__RefHeading__2576_32734509"/>wrksplf (Work With Spool Files)<text:bookmark-end text:name="__RefHeading__2576_32734509"/></text:h>
      <text:p text:style-name="P2">trabajar con archivos de impresión, en esta pantalla se presentan varias opciones las más usuales son:</text:p>
      <text:p text:style-name="P2">c = Cambiar Esta opción tiene las siguientes opciones:</text:p>
      <text:p text:style-name="P2">- Cambiar los atributos de un archivo de spool, por ejemplo <text:span text:style-name="T19">asignar este archivo </text:span>a otra cola de salida,</text:p>
      <text:p text:style-name="P2">- Cambiar el número de copias</text:p>
      <text:p text:style-name="P2">- Cambiar el rango de páginas a imprimir (por Default imprime de la primera a la ultima.</text:p>
      <text:p text:style-name="P2">- Imprimir a continuación, ignora el orden en que llegaron las impresiones y la imprime en primer lugar.</text:p>
      <text:p text:style-name="P2">- Salvar la salida de impresión para que no sea borrada al terminar de imprimir</text:p>
      <text:p text:style-name="P2">h = Retener</text:p>
      <text:p text:style-name="P2">Retiene la salida de impresión para que no se imprima.</text:p>
      <text:p text:style-name="P2">d = Suprimir</text:p>
      <text:p text:style-name="P2">Elimina el archivo de impresión seleccionado.</text:p>
      <text:p text:style-name="P2">p = Visualizar</text:p>
      <text:p text:style-name="P2">Visualiza en pantalla el contenido de una impresión. La visualización de la impresión es muy similar a la visualización de</text:p>
      <text:p text:style-name="P2">un archivo de datos, el cual será explicado posteriormente.</text:p>
      <text:p text:style-name="P2">r = Liberar</text:p>
      <text:p text:style-name="P2">Activa una impresión retenida con la opción h, para que se imprima a continuación.</text:p>
      <text:p text:style-name="P2">a = Atributos de la Impresión</text:p>
      <text:p text:style-name="P2">Visualiza el estado en que se encuentra la impresión</text:p>
      <text:p text:style-name="P2">s = Arrancar Impresora</text:p>
      <text:p text:style-name="P2">Arranca una impresión que se encuentra detenida</text:p>
      <text:p text:style-name="P2">e = Parar Impresora</text:p>
      <text:p text:style-name="P2"><text:soft-page-break/></text:p>
      <text:p text:style-name="P2">Figura Núm. 4</text:p>
      <text:p text:style-name="P2">Trabajar con archivos de spool.</text:p>
      <text:p text:style-name="P2">*****</text:p>
      <text:p text:style-name="P2">*****</text:p>
      <text:p text:style-name="P2"/>
      <table:table table:name="Taula51" table:style-name="Taula51">
        <table:table-column table:style-name="Taula51.A"/>
        <table:table-column table:style-name="Taula51.B"/>
        <table:table-column table:style-name="Taula51.C"/>
        <table:table-row>
          <table:table-cell table:style-name="Taula51.A1" office:value-type="string">
            <text:p text:style-name="P46">Parámetro</text:p>
          </table:table-cell>
          <table:table-cell table:style-name="Taula51.A1" office:value-type="string">
            <text:p text:style-name="P46">Código</text:p>
          </table:table-cell>
          <table:table-cell table:style-name="Taula51.C1" office:value-type="string">
            <text:p text:style-name="P46">Descripción</text:p>
          </table:table-cell>
        </table:table-row>
        <table:table-row>
          <table:table-cell table:style-name="Taula51.A2" office:value-type="string">
            <text:p text:style-name="P49">Spool File Status List </text:p>
          </table:table-cell>
          <table:table-cell table:style-name="Taula51.A2" office:value-type="string">
            <text:p text:style-name="P49">-sl,--stsl</text:p>
          </table:table-cell>
          <table:table-cell table:style-name="Taula51.C2" office:value-type="string">
            <text:p text:style-name="P49">Multiple choice, Positional, Required</text:p>
          </table:table-cell>
        </table:table-row>
        <table:table-row>
          <table:table-cell table:style-name="Taula51.A2" office:value-type="string">
            <text:p text:style-name="P49">Output Queue List </text:p>
          </table:table-cell>
          <table:table-cell table:style-name="Taula51.A2" office:value-type="string">
            <text:p text:style-name="P49">-o<text:span text:style-name="T21">l</text:span>,--outq<text:span text:style-name="T21">l</text:span></text:p>
          </table:table-cell>
          <table:table-cell table:style-name="Taula51.C2" office:value-type="string">
            <text:p text:style-name="P49">Multiple choice, Positional, Required</text:p>
          </table:table-cell>
        </table:table-row>
        <table:table-row>
          <table:table-cell table:style-name="Taula51.A2" office:value-type="string">
            <text:p text:style-name="P49">All Users </text:p>
          </table:table-cell>
          <table:table-cell table:style-name="Taula51.A2" office:value-type="string">
            <text:p text:style-name="P49">-a,--allusr</text:p>
          </table:table-cell>
          <table:table-cell table:style-name="Taula51.C2" office:value-type="string">
            <text:p text:style-name="P49">Indicator</text:p>
          </table:table-cell>
        </table:table-row>
        <table:table-row>
          <table:table-cell table:style-name="Taula51.A2" office:value-type="string">
            <text:p text:style-name="P49">Job Name </text:p>
          </table:table-cell>
          <table:table-cell table:style-name="Taula51.A2" office:value-type="string">
            <text:p text:style-name="P49">-j,--job</text:p>
          </table:table-cell>
          <table:table-cell table:style-name="Taula51.C2" office:value-type="string">
            <text:p text:style-name="P49">Value</text:p>
          </table:table-cell>
        </table:table-row>
        <table:table-row>
          <table:table-cell table:style-name="Taula51.A2" office:value-type="string">
            <text:p text:style-name="P49">User </text:p>
          </table:table-cell>
          <table:table-cell table:style-name="Taula51.A2" office:value-type="string">
            <text:p text:style-name="P49">-u,--user</text:p>
          </table:table-cell>
          <table:table-cell table:style-name="Taula51.C2" office:value-type="string">
            <text:p text:style-name="P49">Value</text:p>
          </table:table-cell>
        </table:table-row>
        <table:table-row>
          <table:table-cell table:style-name="Taula51.A2" office:value-type="string">
            <text:p text:style-name="P49">Process Id </text:p>
          </table:table-cell>
          <table:table-cell table:style-name="Taula51.A2" office:value-type="string">
            <text:p text:style-name="P49">-i,--pid</text:p>
          </table:table-cell>
          <table:table-cell table:style-name="Taula51.C2" office:value-type="string">
            <text:p text:style-name="P49">Value</text:p>
          </table:table-cell>
        </table:table-row>
        <table:table-row>
          <table:table-cell table:style-name="Taula51.A2" office:value-type="string">
            <text:p text:style-name="P49">Display Sequence </text:p>
          </table:table-cell>
          <table:table-cell table:style-name="Taula51.A2" office:value-type="string">
            <text:p text:style-name="P49">-q,--seq</text:p>
          </table:table-cell>
          <table:table-cell table:style-name="Taula51.C2" office:value-type="string">
            <text:p text:style-name="P49">Choice</text:p>
          </table:table-cell>
        </table:table-row>
        <table:table-row>
          <table:table-cell table:style-name="Taula51.A2" office:value-type="string">
            <text:p text:style-name="P49">Help </text:p>
          </table:table-cell>
          <table:table-cell table:style-name="Taula51.A2" office:value-type="string">
            <text:p text:style-name="P49">-h,--help</text:p>
          </table:table-cell>
          <table:table-cell table:style-name="Taula51.C2" office:value-type="string">
            <text:p text:style-name="P49">Indicator</text:p>
          </table:table-cell>
        </table:table-row>
      </table:table>
      <text:p text:style-name="P29"/>
      <text:h text:style-name="P70" text:outline-level="3"><text:bookmark-start text:name="__RefHeading__2578_32734509"/>Mandatos de trabajos.<text:bookmark-end text:name="__RefHeading__2578_32734509"/></text:h>
      <text:p text:style-name="P2"/>
      <text:h text:style-name="P81" text:outline-level="4"><text:bookmark-start text:name="__RefHeading__2580_32734509"/><text:bookmark-start text:name="__DdeLink__4197_2015905417"/>sbmjob (Submit Job)<text:bookmark-end text:name="__RefHeading__2580_32734509"/></text:h>
      <text:p text:style-name="P2"/>
      <table:table table:name="Taula52" table:style-name="Taula52">
        <table:table-column table:style-name="Taula52.A"/>
        <table:table-column table:style-name="Taula52.B"/>
        <table:table-column table:style-name="Taula52.C"/>
        <table:table-row>
          <table:table-cell table:style-name="Taula52.A1" office:value-type="string">
            <text:p text:style-name="P46">Parámetro</text:p>
          </table:table-cell>
          <table:table-cell table:style-name="Taula52.A1" office:value-type="string">
            <text:p text:style-name="P46">Código</text:p>
          </table:table-cell>
          <table:table-cell table:style-name="Taula52.C1" office:value-type="string">
            <text:p text:style-name="P46">Descripción</text:p>
          </table:table-cell>
        </table:table-row>
        <table:table-row>
          <table:table-cell table:style-name="Taula52.A2" office:value-type="string">
            <text:p text:style-name="P49">Job Name </text:p>
          </table:table-cell>
          <table:table-cell table:style-name="Taula52.A2" office:value-type="string">
            <text:p text:style-name="P49">-j,--job</text:p>
          </table:table-cell>
          <table:table-cell table:style-name="Taula52.C2" office:value-type="string">
            <text:p text:style-name="P49">Value</text:p>
          </table:table-cell>
        </table:table-row>
        <table:table-row>
          <table:table-cell table:style-name="Taula52.A2" office:value-type="string">
            <text:p text:style-name="P49">Job Description </text:p>
          </table:table-cell>
          <table:table-cell table:style-name="Taula52.A2" office:value-type="string">
            <text:p text:style-name="P49">-d,--jobd</text:p>
          </table:table-cell>
          <table:table-cell table:style-name="Taula52.C2" office:value-type="string">
            <text:p text:style-name="P49">Choice</text:p>
          </table:table-cell>
        </table:table-row>
        <table:table-row>
          <table:table-cell table:style-name="Taula52.A2" office:value-type="string">
            <text:p text:style-name="P49">Job Queue </text:p>
          </table:table-cell>
          <table:table-cell table:style-name="Taula52.A2" office:value-type="string">
            <text:p text:style-name="P49">-q,--jobq</text:p>
          </table:table-cell>
          <table:table-cell table:style-name="Taula52.C2" office:value-type="string">
            <text:p text:style-name="P49">Choice</text:p>
          </table:table-cell>
        </table:table-row>
        <table:table-row>
          <table:table-cell table:style-name="Taula52.A2" office:value-type="string">
            <text:p text:style-name="P49">Output Queue </text:p>
          </table:table-cell>
          <table:table-cell table:style-name="Taula52.A2" office:value-type="string">
            <text:p text:style-name="P49">-o,--outq</text:p>
          </table:table-cell>
          <table:table-cell table:style-name="Taula52.C2" office:value-type="string">
            <text:p text:style-name="P49">Choice</text:p>
          </table:table-cell>
        </table:table-row>
        <table:table-row>
          <table:table-cell table:style-name="Taula52.A2" office:value-type="string">
            <text:p text:style-name="P49">Output Hold </text:p>
          </table:table-cell>
          <table:table-cell table:style-name="Taula52.A2" office:value-type="string">
            <text:p text:style-name="P49">-ol,--outhld</text:p>
          </table:table-cell>
          <table:table-cell table:style-name="Taula52.C2" office:value-type="string">
            <text:p text:style-name="P49">Indicator</text:p>
          </table:table-cell>
        </table:table-row>
        <table:table-row>
          <table:table-cell table:style-name="Taula52.A2" office:value-type="string">
            <text:p text:style-name="P49">Output Priority </text:p>
          </table:table-cell>
          <table:table-cell table:style-name="Taula52.A2" office:value-type="string">
            <text:p text:style-name="P49">-oy,--outpty</text:p>
          </table:table-cell>
          <table:table-cell table:style-name="Taula52.C2" office:value-type="string">
            <text:p text:style-name="P49">Value</text:p>
          </table:table-cell>
        </table:table-row>
        <table:table-row>
          <table:table-cell table:style-name="Taula52.A2" office:value-type="string">
            <text:p text:style-name="P49">Join Logs </text:p>
          </table:table-cell>
          <table:table-cell table:style-name="Taula52.A2" office:value-type="string">
            <text:p text:style-name="P49">-j,--joinlogs</text:p>
          </table:table-cell>
          <table:table-cell table:style-name="Taula52.C2" office:value-type="string">
            <text:p text:style-name="P49">Indicator</text:p>
          </table:table-cell>
        </table:table-row>
        <table:table-row>
          <table:table-cell table:style-name="Taula52.A2" office:value-type="string">
            <text:p text:style-name="P49">Working directory </text:p>
          </table:table-cell>
          <table:table-cell table:style-name="Taula52.A2" office:value-type="string">
            <text:p text:style-name="P49">-p,--pwd</text:p>
          </table:table-cell>
          <table:table-cell table:style-name="Taula52.C2" office:value-type="string">
            <text:p text:style-name="P49">Value</text:p>
          </table:table-cell>
        </table:table-row>
        <table:table-row>
          <table:table-cell table:style-name="Taula52.A2" office:value-type="string">
            <text:p text:style-name="P49">Hold Job </text:p>
          </table:table-cell>
          <table:table-cell table:style-name="Taula52.A2" office:value-type="string">
            <text:p text:style-name="P49">-l,--hold</text:p>
          </table:table-cell>
          <table:table-cell table:style-name="Taula52.C2" office:value-type="string">
            <text:p text:style-name="P49">Indicator</text:p>
          </table:table-cell>
        </table:table-row>
        <table:table-row>
          <table:table-cell table:style-name="Taula52.A2" office:value-type="string">
            <text:p text:style-name="P49">Job Priority </text:p>
          </table:table-cell>
          <table:table-cell table:style-name="Taula52.A2" office:value-type="string">
            <text:p text:style-name="P49">-y,--pty</text:p>
          </table:table-cell>
          <table:table-cell table:style-name="Taula52.C2" office:value-type="string">
            <text:p text:style-name="P49">Value</text:p>
          </table:table-cell>
        </table:table-row>
        <table:table-row>
          <table:table-cell table:style-name="Taula52.A2" office:value-type="string">
            <text:p text:style-name="P49">On Error Execute </text:p>
          </table:table-cell>
          <table:table-cell table:style-name="Taula52.A2" office:value-type="string">
            <text:p text:style-name="P49">-x,--onerror</text:p>
          </table:table-cell>
          <table:table-cell table:style-name="Taula52.C2" office:value-type="string">
            <text:p text:style-name="P49">Value</text:p>
          </table:table-cell>
        </table:table-row>
        <table:table-row>
          <table:table-cell table:style-name="Taula52.A2" office:value-type="string">
            <text:p text:style-name="P49">User </text:p>
          </table:table-cell>
          <table:table-cell table:style-name="Taula52.A2" office:value-type="string">
            <text:p text:style-name="P49">-u,--user</text:p>
          </table:table-cell>
          <table:table-cell table:style-name="Taula52.C2" office:value-type="string">
            <text:p text:style-name="P49">Value</text:p>
          </table:table-cell>
        </table:table-row>
        <table:table-row>
          <table:table-cell table:style-name="Taula52.A2" office:value-type="string">
            <text:p text:style-name="P49">Help </text:p>
          </table:table-cell>
          <table:table-cell table:style-name="Taula52.A2" office:value-type="string">
            <text:p text:style-name="P49">-h,--help</text:p>
          </table:table-cell>
          <table:table-cell table:style-name="Taula52.C2" office:value-type="string">
            <text:p text:style-name="P49">Indicator</text:p>
          </table:table-cell>
        </table:table-row>
      </table:table>
      <text:p text:style-name="P29"><text:bookmark-end text:name="__DdeLink__4197_2015905417"/></text:p>
      <text:h text:style-name="P83" text:outline-level="4"><text:bookmark-start text:name="__RefHeading___Toc4261_742897371"/><text:span text:style-name="T33">run</text:span>job (<text:span text:style-name="T33">Run interactive</text:span> Job)<text:bookmark-end text:name="__RefHeading___Toc4261_742897371"/></text:h>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48">Parámetro</text:p>
          </table:table-cell>
          <table:table-cell table:style-name="Table1.A1" office:value-type="string">
            <text:p text:style-name="P48">Código</text:p>
          </table:table-cell>
          <table:table-cell table:style-name="Table1.C1" office:value-type="string">
            <text:p text:style-name="P48">Descripción</text:p>
          </table:table-cell>
        </table:table-row>
        <table:table-row>
          <table:table-cell table:style-name="Table1.A2" office:value-type="string">
            <text:p text:style-name="P53">Job Name </text:p>
          </table:table-cell>
          <table:table-cell table:style-name="Table1.A2" office:value-type="string">
            <text:p text:style-name="P53">-j,--job</text:p>
          </table:table-cell>
          <table:table-cell table:style-name="Table1.C2" office:value-type="string">
            <text:p text:style-name="P53">Value</text:p>
          </table:table-cell>
        </table:table-row>
        <table:table-row>
          <table:table-cell table:style-name="Table1.A2" office:value-type="string">
            <text:p text:style-name="P55">Class of Service</text:p>
          </table:table-cell>
          <table:table-cell table:style-name="Table1.A2" office:value-type="string">
            <text:p text:style-name="P53">-<text:span text:style-name="T33">c</text:span>,--<text:span text:style-name="T33">cls</text:span></text:p>
          </table:table-cell>
          <table:table-cell table:style-name="Table1.C2" office:value-type="string">
            <text:p text:style-name="P53">Choice</text:p>
          </table:table-cell>
        </table:table-row>
      </table:table>
      <text:p text:style-name="P31"/>
      <text:h text:style-name="P81" text:outline-level="4"><text:bookmark-start text:name="__RefHeading__2582_32734509"/><text:soft-page-break/>chgjob (Change Job)<text:bookmark-end text:name="__RefHeading__2582_32734509"/></text:h>
      <text:p text:style-name="P2"/>
      <table:table table:name="Taula53" table:style-name="Taula53">
        <table:table-column table:style-name="Taula53.A"/>
        <table:table-column table:style-name="Taula53.B"/>
        <table:table-column table:style-name="Taula53.C"/>
        <table:table-row>
          <table:table-cell table:style-name="Taula53.A1" office:value-type="string">
            <text:p text:style-name="P46">Parámetro</text:p>
          </table:table-cell>
          <table:table-cell table:style-name="Taula53.A1" office:value-type="string">
            <text:p text:style-name="P46">Código</text:p>
          </table:table-cell>
          <table:table-cell table:style-name="Taula53.C1" office:value-type="string">
            <text:p text:style-name="P46">Descripción</text:p>
          </table:table-cell>
        </table:table-row>
        <table:table-row>
          <table:table-cell table:style-name="Taula53.A2" office:value-type="string">
            <text:p text:style-name="P49">Job Name </text:p>
          </table:table-cell>
          <table:table-cell table:style-name="Taula53.A2" office:value-type="string">
            <text:p text:style-name="P49">-j,--job</text:p>
          </table:table-cell>
          <table:table-cell table:style-name="Taula53.C2" office:value-type="string">
            <text:p text:style-name="P49">Value, Positional, Required</text:p>
          </table:table-cell>
        </table:table-row>
        <table:table-row>
          <table:table-cell table:style-name="Taula53.A2" office:value-type="string">
            <text:p text:style-name="P49">Command <text:span text:style-name="T29">sentence</text:span></text:p>
          </table:table-cell>
          <table:table-cell table:style-name="Taula53.A2" office:value-type="string">
            <text:p text:style-name="P49">-<text:span text:style-name="T29">t</text:span>,--<text:span text:style-name="T29">sentence</text:span></text:p>
          </table:table-cell>
          <table:table-cell table:style-name="Taula53.C2" office:value-type="string">
            <text:p text:style-name="P49">Value</text:p>
          </table:table-cell>
        </table:table-row>
        <table:table-row>
          <table:table-cell table:style-name="Taula53.A2" office:value-type="string">
            <text:p text:style-name="P49">Job Queue </text:p>
          </table:table-cell>
          <table:table-cell table:style-name="Taula53.A2" office:value-type="string">
            <text:p text:style-name="P49">-q,--jobq</text:p>
          </table:table-cell>
          <table:table-cell table:style-name="Taula53.C2" office:value-type="string">
            <text:p text:style-name="P49">Choice</text:p>
          </table:table-cell>
        </table:table-row>
        <table:table-row>
          <table:table-cell table:style-name="Taula53.A2" office:value-type="string">
            <text:p text:style-name="P49">Output Queue </text:p>
          </table:table-cell>
          <table:table-cell table:style-name="Taula53.A2" office:value-type="string">
            <text:p text:style-name="P49">-o,--outq</text:p>
          </table:table-cell>
          <table:table-cell table:style-name="Taula53.C2" office:value-type="string">
            <text:p text:style-name="P49">Choice</text:p>
          </table:table-cell>
        </table:table-row>
        <table:table-row>
          <table:table-cell table:style-name="Taula53.A2" office:value-type="string">
            <text:p text:style-name="P49">Output Hold </text:p>
          </table:table-cell>
          <table:table-cell table:style-name="Taula53.A2" office:value-type="string">
            <text:p text:style-name="P49">-ol,--outhld</text:p>
          </table:table-cell>
          <table:table-cell table:style-name="Taula53.C2" office:value-type="string">
            <text:p text:style-name="P49">Indicator</text:p>
          </table:table-cell>
        </table:table-row>
        <table:table-row>
          <table:table-cell table:style-name="Taula53.A2" office:value-type="string">
            <text:p text:style-name="P49">Output Priority </text:p>
          </table:table-cell>
          <table:table-cell table:style-name="Taula53.A2" office:value-type="string">
            <text:p text:style-name="P49">-oy,--outpty</text:p>
          </table:table-cell>
          <table:table-cell table:style-name="Taula53.C2" office:value-type="string">
            <text:p text:style-name="P49">Value</text:p>
          </table:table-cell>
        </table:table-row>
        <table:table-row>
          <table:table-cell table:style-name="Taula53.A2" office:value-type="string">
            <text:p text:style-name="P49">Join Logs </text:p>
          </table:table-cell>
          <table:table-cell table:style-name="Taula53.A2" office:value-type="string">
            <text:p text:style-name="P49">-j,--joinlogs</text:p>
          </table:table-cell>
          <table:table-cell table:style-name="Taula53.C2" office:value-type="string">
            <text:p text:style-name="P49">Indicator</text:p>
          </table:table-cell>
        </table:table-row>
        <table:table-row>
          <table:table-cell table:style-name="Taula53.A2" office:value-type="string">
            <text:p text:style-name="P49">Working directory </text:p>
          </table:table-cell>
          <table:table-cell table:style-name="Taula53.A2" office:value-type="string">
            <text:p text:style-name="P49">-p,--pwd</text:p>
          </table:table-cell>
          <table:table-cell table:style-name="Taula53.C2" office:value-type="string">
            <text:p text:style-name="P49">Value</text:p>
          </table:table-cell>
        </table:table-row>
        <table:table-row>
          <table:table-cell table:style-name="Taula53.A2" office:value-type="string">
            <text:p text:style-name="P49">Job Priority </text:p>
          </table:table-cell>
          <table:table-cell table:style-name="Taula53.A2" office:value-type="string">
            <text:p text:style-name="P49">-y,--pty</text:p>
          </table:table-cell>
          <table:table-cell table:style-name="Taula53.C2" office:value-type="string">
            <text:p text:style-name="P49">Value</text:p>
          </table:table-cell>
        </table:table-row>
        <table:table-row>
          <table:table-cell table:style-name="Taula53.A2" office:value-type="string">
            <text:p text:style-name="P49">On Error Execute </text:p>
          </table:table-cell>
          <table:table-cell table:style-name="Taula53.A2" office:value-type="string">
            <text:p text:style-name="P49">-x,--onerror</text:p>
          </table:table-cell>
          <table:table-cell table:style-name="Taula53.C2" office:value-type="string">
            <text:p text:style-name="P49">Value</text:p>
          </table:table-cell>
        </table:table-row>
        <table:table-row>
          <table:table-cell table:style-name="Taula53.A2" office:value-type="string">
            <text:p text:style-name="P49">User </text:p>
          </table:table-cell>
          <table:table-cell table:style-name="Taula53.A2" office:value-type="string">
            <text:p text:style-name="P49">-u,--user</text:p>
          </table:table-cell>
          <table:table-cell table:style-name="Taula53.C2" office:value-type="string">
            <text:p text:style-name="P49">Value</text:p>
          </table:table-cell>
        </table:table-row>
        <table:table-row>
          <table:table-cell table:style-name="Taula53.A2" office:value-type="string">
            <text:p text:style-name="P49">Help </text:p>
          </table:table-cell>
          <table:table-cell table:style-name="Taula53.A2" office:value-type="string">
            <text:p text:style-name="P49">-h,--help</text:p>
          </table:table-cell>
          <table:table-cell table:style-name="Taula53.C2" office:value-type="string">
            <text:p text:style-name="P49">Indicator</text:p>
          </table:table-cell>
        </table:table-row>
      </table:table>
      <text:p text:style-name="P29"/>
      <text:h text:style-name="P81" text:outline-level="4"><text:bookmark-start text:name="__RefHeading__2584_32734509"/>dltjob (Delete Job)<text:bookmark-end text:name="__RefHeading__2584_32734509"/></text:h>
      <text:p text:style-name="P2"/>
      <table:table table:name="Taula14" table:style-name="Taula14">
        <table:table-column table:style-name="Taula14.A"/>
        <table:table-column table:style-name="Taula14.B"/>
        <table:table-column table:style-name="Taula14.C"/>
        <table:table-row>
          <table:table-cell table:style-name="Taula14.A1" office:value-type="string">
            <text:p text:style-name="P46">Parámetro</text:p>
          </table:table-cell>
          <table:table-cell table:style-name="Taula14.A1" office:value-type="string">
            <text:p text:style-name="P46">Código</text:p>
          </table:table-cell>
          <table:table-cell table:style-name="Taula14.C1" office:value-type="string">
            <text:p text:style-name="P46">Descripción</text:p>
          </table:table-cell>
        </table:table-row>
        <table:table-row>
          <table:table-cell table:style-name="Taula14.A2" office:value-type="string">
            <text:p text:style-name="P49">Job Name </text:p>
          </table:table-cell>
          <table:table-cell table:style-name="Taula14.A2" office:value-type="string">
            <text:p text:style-name="P49">-j,--job</text:p>
          </table:table-cell>
          <table:table-cell table:style-name="Taula14.C2" office:value-type="string">
            <text:p text:style-name="P49">Value, Positional, Required</text:p>
          </table:table-cell>
        </table:table-row>
        <table:table-row>
          <table:table-cell table:style-name="Taula14.A2" office:value-type="string">
            <text:p text:style-name="P49">User </text:p>
          </table:table-cell>
          <table:table-cell table:style-name="Taula14.A2" office:value-type="string">
            <text:p text:style-name="P49">-u,--user</text:p>
          </table:table-cell>
          <table:table-cell table:style-name="Taula14.C2" office:value-type="string">
            <text:p text:style-name="P49">Value</text:p>
          </table:table-cell>
        </table:table-row>
        <table:table-row>
          <table:table-cell table:style-name="Taula14.A2" office:value-type="string">
            <text:p text:style-name="P49">Help </text:p>
          </table:table-cell>
          <table:table-cell table:style-name="Taula14.A2" office:value-type="string">
            <text:p text:style-name="P49">-h,--help</text:p>
          </table:table-cell>
          <table:table-cell table:style-name="Taula14.C2" office:value-type="string">
            <text:p text:style-name="P49">Indicator</text:p>
          </table:table-cell>
        </table:table-row>
      </table:table>
      <text:p text:style-name="P29"/>
      <text:h text:style-name="P81" text:outline-level="4"><text:bookmark-start text:name="__RefHeading__2586_32734509"/>dspjob (Display Job)<text:bookmark-end text:name="__RefHeading__2586_32734509"/></text:h>
      <text:p text:style-name="P2"/>
      <table:table table:name="Taula15" table:style-name="Taula15">
        <table:table-column table:style-name="Taula15.A"/>
        <table:table-column table:style-name="Taula15.B"/>
        <table:table-column table:style-name="Taula15.C"/>
        <table:table-row>
          <table:table-cell table:style-name="Taula15.A1" office:value-type="string">
            <text:p text:style-name="P46">Parámetro</text:p>
          </table:table-cell>
          <table:table-cell table:style-name="Taula15.A1" office:value-type="string">
            <text:p text:style-name="P46">Código</text:p>
          </table:table-cell>
          <table:table-cell table:style-name="Taula15.C1" office:value-type="string">
            <text:p text:style-name="P46">Descripción</text:p>
          </table:table-cell>
        </table:table-row>
        <table:table-row>
          <table:table-cell table:style-name="Taula15.A2" office:value-type="string">
            <text:p text:style-name="P49">Job Name </text:p>
          </table:table-cell>
          <table:table-cell table:style-name="Taula15.A2" office:value-type="string">
            <text:p text:style-name="P49">-j,--job</text:p>
          </table:table-cell>
          <table:table-cell table:style-name="Taula15.C2" office:value-type="string">
            <text:p text:style-name="P49">Value, Positional, Required</text:p>
          </table:table-cell>
        </table:table-row>
        <table:table-row>
          <table:table-cell table:style-name="Taula15.A2" office:value-type="string">
            <text:p text:style-name="P49">User </text:p>
          </table:table-cell>
          <table:table-cell table:style-name="Taula15.A2" office:value-type="string">
            <text:p text:style-name="P49">-u,--user</text:p>
          </table:table-cell>
          <table:table-cell table:style-name="Taula15.C2" office:value-type="string">
            <text:p text:style-name="P49">Value</text:p>
          </table:table-cell>
        </table:table-row>
        <table:table-row>
          <table:table-cell table:style-name="Taula15.A2" office:value-type="string">
            <text:p text:style-name="P49">Process Id </text:p>
          </table:table-cell>
          <table:table-cell table:style-name="Taula15.A2" office:value-type="string">
            <text:p text:style-name="P49">-i,--pid</text:p>
          </table:table-cell>
          <table:table-cell table:style-name="Taula15.C2" office:value-type="string">
            <text:p text:style-name="P49">Value</text:p>
          </table:table-cell>
        </table:table-row>
        <table:table-row>
          <table:table-cell table:style-name="Taula15.A2" office:value-type="string">
            <text:p text:style-name="P49">Help </text:p>
          </table:table-cell>
          <table:table-cell table:style-name="Taula15.A2" office:value-type="string">
            <text:p text:style-name="P49">-h,--help</text:p>
          </table:table-cell>
          <table:table-cell table:style-name="Taula15.C2" office:value-type="string">
            <text:p text:style-name="P49">Indicator</text:p>
          </table:table-cell>
        </table:table-row>
      </table:table>
      <text:p text:style-name="P29"/>
      <text:h text:style-name="P81" text:outline-level="4"><text:bookmark-start text:name="__RefHeading__5621_715575748"/>dspjoblog (Display Job Log)<text:bookmark-end text:name="__RefHeading__5621_715575748"/></text:h>
      <text:p text:style-name="P2"/>
      <text:p text:style-name="P2">Visualiza anotaciones de los trabajos</text:p>
      <text:p text:style-name="P2">Este mandato es utilizado para visualizar los archivos de anotaciones de un trabajo para una ejecución en concreto.</text:p>
      <text:p text:style-name="P2"/>
      <table:table table:name="Taula16" table:style-name="Taula16">
        <table:table-column table:style-name="Taula16.A"/>
        <table:table-column table:style-name="Taula16.B"/>
        <table:table-column table:style-name="Taula16.C"/>
        <table:table-row>
          <table:table-cell table:style-name="Taula16.A1" office:value-type="string">
            <text:p text:style-name="P46">Parámetro</text:p>
          </table:table-cell>
          <table:table-cell table:style-name="Taula16.A1" office:value-type="string">
            <text:p text:style-name="P46">Código</text:p>
          </table:table-cell>
          <table:table-cell table:style-name="Taula16.C1" office:value-type="string">
            <text:p text:style-name="P46">Descripción</text:p>
          </table:table-cell>
        </table:table-row>
        <table:table-row>
          <table:table-cell table:style-name="Taula16.A2" office:value-type="string">
            <text:p text:style-name="P49">Job Name </text:p>
          </table:table-cell>
          <table:table-cell table:style-name="Taula16.A2" office:value-type="string">
            <text:p text:style-name="P49">-j,--job</text:p>
          </table:table-cell>
          <table:table-cell table:style-name="Taula16.C2" office:value-type="string">
            <text:p text:style-name="P49">Value, Positional, Required</text:p>
          </table:table-cell>
        </table:table-row>
        <text:soft-page-break/>
        <table:table-row>
          <table:table-cell table:style-name="Taula16.A2" office:value-type="string">
            <text:p text:style-name="P49">User </text:p>
          </table:table-cell>
          <table:table-cell table:style-name="Taula16.A2" office:value-type="string">
            <text:p text:style-name="P49">-u,--user</text:p>
          </table:table-cell>
          <table:table-cell table:style-name="Taula16.C2" office:value-type="string">
            <text:p text:style-name="P49">Value</text:p>
          </table:table-cell>
        </table:table-row>
        <table:table-row>
          <table:table-cell table:style-name="Taula16.A2" office:value-type="string">
            <text:p text:style-name="P49">Process Id </text:p>
          </table:table-cell>
          <table:table-cell table:style-name="Taula16.A2" office:value-type="string">
            <text:p text:style-name="P49">-i,--pid</text:p>
          </table:table-cell>
          <table:table-cell table:style-name="Taula16.C2" office:value-type="string">
            <text:p text:style-name="P49">Value</text:p>
          </table:table-cell>
        </table:table-row>
        <table:table-row>
          <table:table-cell table:style-name="Taula16.A2" office:value-type="string">
            <text:p text:style-name="P49">Help </text:p>
          </table:table-cell>
          <table:table-cell table:style-name="Taula16.A2" office:value-type="string">
            <text:p text:style-name="P49">-h,--help</text:p>
          </table:table-cell>
          <table:table-cell table:style-name="Taula16.C2" office:value-type="string">
            <text:p text:style-name="P49">Indicator</text:p>
          </table:table-cell>
        </table:table-row>
      </table:table>
      <text:p text:style-name="P2"/>
      <text:h text:style-name="P81" text:outline-level="4"><text:bookmark-start text:name="__RefHeading__2590_32734509"/>endjob (End Job)<text:bookmark-end text:name="__RefHeading__2590_32734509"/></text:h>
      <text:p text:style-name="P2">Finalizar trabajo.</text:p>
      <text:p text:style-name="P2"/>
      <table:table table:name="Taula57" table:style-name="Taula57">
        <table:table-column table:style-name="Taula57.A"/>
        <table:table-column table:style-name="Taula57.B"/>
        <table:table-column table:style-name="Taula57.C"/>
        <table:table-row>
          <table:table-cell table:style-name="Taula57.A1" office:value-type="string">
            <text:p text:style-name="P46">Parámetro</text:p>
          </table:table-cell>
          <table:table-cell table:style-name="Taula57.A1" office:value-type="string">
            <text:p text:style-name="P46">Código</text:p>
          </table:table-cell>
          <table:table-cell table:style-name="Taula57.C1" office:value-type="string">
            <text:p text:style-name="P46">Descripción</text:p>
          </table:table-cell>
        </table:table-row>
        <table:table-row>
          <table:table-cell table:style-name="Taula57.A2" office:value-type="string">
            <text:p text:style-name="P49">Job Name </text:p>
          </table:table-cell>
          <table:table-cell table:style-name="Taula57.A2" office:value-type="string">
            <text:p text:style-name="P49">-j,--job</text:p>
          </table:table-cell>
          <table:table-cell table:style-name="Taula57.C2" office:value-type="string">
            <text:p text:style-name="P49">Value, Positional, Required</text:p>
          </table:table-cell>
        </table:table-row>
        <table:table-row>
          <table:table-cell table:style-name="Taula57.A2" office:value-type="string">
            <text:p text:style-name="P49">User </text:p>
          </table:table-cell>
          <table:table-cell table:style-name="Taula57.A2" office:value-type="string">
            <text:p text:style-name="P49">-u,--user</text:p>
          </table:table-cell>
          <table:table-cell table:style-name="Taula57.C2" office:value-type="string">
            <text:p text:style-name="P49">Value</text:p>
          </table:table-cell>
        </table:table-row>
        <table:table-row>
          <table:table-cell table:style-name="Taula57.A2" office:value-type="string">
            <text:p text:style-name="P49">Process Id </text:p>
          </table:table-cell>
          <table:table-cell table:style-name="Taula57.A2" office:value-type="string">
            <text:p text:style-name="P49">-i,--pid</text:p>
          </table:table-cell>
          <table:table-cell table:style-name="Taula57.C2" office:value-type="string">
            <text:p text:style-name="P49">Value</text:p>
          </table:table-cell>
        </table:table-row>
        <table:table-row>
          <table:table-cell table:style-name="Taula57.A2" office:value-type="string">
            <text:p text:style-name="P49">Help </text:p>
          </table:table-cell>
          <table:table-cell table:style-name="Taula57.A2" office:value-type="string">
            <text:p text:style-name="P49">-h,--help</text:p>
          </table:table-cell>
          <table:table-cell table:style-name="Taula57.C2" office:value-type="string">
            <text:p text:style-name="P49">Indicator</text:p>
          </table:table-cell>
        </table:table-row>
      </table:table>
      <text:p text:style-name="P29"/>
      <text:h text:style-name="P81" text:outline-level="4"><text:bookmark-start text:name="__RefHeading__2592_32734509"/>hldjob (Hold Job)<text:bookmark-end text:name="__RefHeading__2592_32734509"/></text:h>
      <text:p text:style-name="P2">Retener un trabajo que se encuentra en cola de trabajos.</text:p>
      <text:p text:style-name="P2"/>
      <table:table table:name="Taula18" table:style-name="Taula18">
        <table:table-column table:style-name="Taula18.A"/>
        <table:table-column table:style-name="Taula18.B"/>
        <table:table-column table:style-name="Taula18.C"/>
        <table:table-row>
          <table:table-cell table:style-name="Taula18.A1" office:value-type="string">
            <text:p text:style-name="P46">Parámetro</text:p>
          </table:table-cell>
          <table:table-cell table:style-name="Taula18.A1" office:value-type="string">
            <text:p text:style-name="P46">Código</text:p>
          </table:table-cell>
          <table:table-cell table:style-name="Taula18.C1" office:value-type="string">
            <text:p text:style-name="P46">Descripción</text:p>
          </table:table-cell>
        </table:table-row>
        <table:table-row>
          <table:table-cell table:style-name="Taula18.A2" office:value-type="string">
            <text:p text:style-name="P49">Job Name </text:p>
          </table:table-cell>
          <table:table-cell table:style-name="Taula18.A2" office:value-type="string">
            <text:p text:style-name="P49">-j,--job</text:p>
          </table:table-cell>
          <table:table-cell table:style-name="Taula18.C2" office:value-type="string">
            <text:p text:style-name="P49">Value, Positional, Required</text:p>
          </table:table-cell>
        </table:table-row>
        <table:table-row>
          <table:table-cell table:style-name="Taula18.A2" office:value-type="string">
            <text:p text:style-name="P49">User </text:p>
          </table:table-cell>
          <table:table-cell table:style-name="Taula18.A2" office:value-type="string">
            <text:p text:style-name="P49">-u,--user</text:p>
          </table:table-cell>
          <table:table-cell table:style-name="Taula18.C2" office:value-type="string">
            <text:p text:style-name="P49">Value</text:p>
          </table:table-cell>
        </table:table-row>
        <table:table-row>
          <table:table-cell table:style-name="Taula18.A2" office:value-type="string">
            <text:p text:style-name="P49">Help </text:p>
          </table:table-cell>
          <table:table-cell table:style-name="Taula18.A2" office:value-type="string">
            <text:p text:style-name="P49">-h,--help</text:p>
          </table:table-cell>
          <table:table-cell table:style-name="Taula18.C2" office:value-type="string">
            <text:p text:style-name="P49">Indicator</text:p>
          </table:table-cell>
        </table:table-row>
      </table:table>
      <text:p text:style-name="P2"/>
      <text:h text:style-name="P81" text:outline-level="4"><text:bookmark-start text:name="__RefHeading__2594_32734509"/>rlsjob (Release Job)<text:bookmark-end text:name="__RefHeading__2594_32734509"/></text:h>
      <text:p text:style-name="P2">Liberar un trabajo retenido.</text:p>
      <text:p text:style-name="P2"/>
      <table:table table:name="Taula59" table:style-name="Taula59">
        <table:table-column table:style-name="Taula59.A"/>
        <table:table-column table:style-name="Taula59.B"/>
        <table:table-column table:style-name="Taula59.C"/>
        <table:table-row>
          <table:table-cell table:style-name="Taula59.A1" office:value-type="string">
            <text:p text:style-name="P46">Parámetro</text:p>
          </table:table-cell>
          <table:table-cell table:style-name="Taula59.A1" office:value-type="string">
            <text:p text:style-name="P46">Código</text:p>
          </table:table-cell>
          <table:table-cell table:style-name="Taula59.C1" office:value-type="string">
            <text:p text:style-name="P46">Descripción</text:p>
          </table:table-cell>
        </table:table-row>
        <table:table-row>
          <table:table-cell table:style-name="Taula59.A2" office:value-type="string">
            <text:p text:style-name="P49">Job Name </text:p>
          </table:table-cell>
          <table:table-cell table:style-name="Taula59.A2" office:value-type="string">
            <text:p text:style-name="P49">-j,--job</text:p>
          </table:table-cell>
          <table:table-cell table:style-name="Taula59.C2" office:value-type="string">
            <text:p text:style-name="P49">Value, Positional, Required</text:p>
          </table:table-cell>
        </table:table-row>
        <table:table-row>
          <table:table-cell table:style-name="Taula59.A2" office:value-type="string">
            <text:p text:style-name="P49">User </text:p>
          </table:table-cell>
          <table:table-cell table:style-name="Taula59.A2" office:value-type="string">
            <text:p text:style-name="P49">-u,--user</text:p>
          </table:table-cell>
          <table:table-cell table:style-name="Taula59.C2" office:value-type="string">
            <text:p text:style-name="P49">Value</text:p>
          </table:table-cell>
        </table:table-row>
        <table:table-row>
          <table:table-cell table:style-name="Taula59.A2" office:value-type="string">
            <text:p text:style-name="P49">Help </text:p>
          </table:table-cell>
          <table:table-cell table:style-name="Taula59.A2" office:value-type="string">
            <text:p text:style-name="P49">-h,--help</text:p>
          </table:table-cell>
          <table:table-cell table:style-name="Taula59.C2" office:value-type="string">
            <text:p text:style-name="P49">Indicator</text:p>
          </table:table-cell>
        </table:table-row>
      </table:table>
      <text:p text:style-name="P2"/>
      <text:h text:style-name="P81" text:outline-level="4"><text:bookmark-start text:name="__RefHeading__2596_32734509"/>dspjobscr (Display Job Screen)<text:bookmark-end text:name="__RefHeading__2596_32734509"/></text:h>
      <text:p text:style-name="P2">Visualizar la pantalla del terminal de un trabajo en ejecución.</text:p>
      <text:p text:style-name="P2"/>
      <table:table table:name="Taula60" table:style-name="Taula60">
        <table:table-column table:style-name="Taula60.A"/>
        <table:table-column table:style-name="Taula60.B"/>
        <table:table-column table:style-name="Taula60.C"/>
        <table:table-row>
          <table:table-cell table:style-name="Taula60.A1" office:value-type="string">
            <text:p text:style-name="P46">Parámetro</text:p>
          </table:table-cell>
          <table:table-cell table:style-name="Taula60.A1" office:value-type="string">
            <text:p text:style-name="P46">Código</text:p>
          </table:table-cell>
          <table:table-cell table:style-name="Taula60.C1" office:value-type="string">
            <text:p text:style-name="P46">Descripción</text:p>
          </table:table-cell>
        </table:table-row>
        <table:table-row>
          <table:table-cell table:style-name="Taula60.A2" office:value-type="string">
            <text:p text:style-name="P49">Job Name </text:p>
          </table:table-cell>
          <table:table-cell table:style-name="Taula60.A2" office:value-type="string">
            <text:p text:style-name="P49">-j,--job</text:p>
          </table:table-cell>
          <table:table-cell table:style-name="Taula60.C2" office:value-type="string">
            <text:p text:style-name="P49">Value, Positional, Required</text:p>
          </table:table-cell>
        </table:table-row>
        <table:table-row>
          <table:table-cell table:style-name="Taula60.A2" office:value-type="string">
            <text:p text:style-name="P49">Process Id </text:p>
          </table:table-cell>
          <table:table-cell table:style-name="Taula60.A2" office:value-type="string">
            <text:p text:style-name="P49">-i,--pid</text:p>
          </table:table-cell>
          <table:table-cell table:style-name="Taula60.C2" office:value-type="string">
            <text:p text:style-name="P49">Value</text:p>
          </table:table-cell>
        </table:table-row>
        <table:table-row>
          <table:table-cell table:style-name="Taula60.A2" office:value-type="string">
            <text:p text:style-name="P49">User </text:p>
          </table:table-cell>
          <table:table-cell table:style-name="Taula60.A2" office:value-type="string">
            <text:p text:style-name="P49">-u,--user</text:p>
          </table:table-cell>
          <table:table-cell table:style-name="Taula60.C2" office:value-type="string">
            <text:p text:style-name="P49">Value</text:p>
          </table:table-cell>
        </table:table-row>
        <table:table-row>
          <table:table-cell table:style-name="Taula60.A2" office:value-type="string">
            <text:p text:style-name="P49">Help </text:p>
          </table:table-cell>
          <table:table-cell table:style-name="Taula60.A2" office:value-type="string">
            <text:p text:style-name="P49">-h,--help</text:p>
          </table:table-cell>
          <table:table-cell table:style-name="Taula60.C2" office:value-type="string">
            <text:p text:style-name="P49">Indicator</text:p>
          </table:table-cell>
        </table:table-row>
      </table:table>
      <text:p text:style-name="P2"/>
      <text:h text:style-name="P81" text:outline-level="4"><text:bookmark-start text:name="__RefHeading__1326_1332809018"/>Personalizar trabajos.<text:bookmark-end text:name="__RefHeading__1326_1332809018"/></text:h>
      <text:p text:style-name="P2">Editamos el archivo ~/.jobadmin/myjob.job/job.cmd</text:p>
      <text:h text:style-name="P81" text:outline-level="4"><text:bookmark-start text:name="__RefHeading__1328_1332809018"/><text:soft-page-break/>Programación de trabajos.<text:bookmark-end text:name="__RefHeading__1328_1332809018"/></text:h>
      <text:p text:style-name="P2">Liberar un trabajo retenido.</text:p>
      <text:h text:style-name="P70" text:outline-level="3"><text:bookmark-start text:name="__RefHeading__2598_32734509"/>Mandatos de mensajes.<text:bookmark-end text:name="__RefHeading__2598_32734509"/></text:h>
      <text:p text:style-name="P2"/>
      <text:h text:style-name="P81" text:outline-level="4"><text:bookmark-start text:name="__RefHeading__2600_32734509"/>dspmsg (Display Messages)<text:bookmark-end text:name="__RefHeading__2600_32734509"/></text:h>
      <text:p text:style-name="P2"/>
      <text:p text:style-name="P2">Visualiza el archivo de mensajes de un usuario, con este mandato se visualizan diferentes mensajes, por defecto los recibidos por el usuario actual.</text:p>
      <text:p text:style-name="P2">Los usuarios del grupo jobadmin o el administrador del sistema, pueden especificar el nombre de un usuario distinto para visualizar sus mensajes.</text:p>
      <text:p text:style-name="P2"/>
      <table:table table:name="Taula22" table:style-name="Taula22">
        <table:table-column table:style-name="Taula22.A"/>
        <table:table-column table:style-name="Taula22.B"/>
        <table:table-column table:style-name="Taula22.C"/>
        <table:table-row>
          <table:table-cell table:style-name="Taula22.A1" office:value-type="string">
            <text:p text:style-name="P46">Parámetro</text:p>
          </table:table-cell>
          <table:table-cell table:style-name="Taula22.A1" office:value-type="string">
            <text:p text:style-name="P46">Código</text:p>
          </table:table-cell>
          <table:table-cell table:style-name="Taula22.C1" office:value-type="string">
            <text:p text:style-name="P46">Descripción</text:p>
          </table:table-cell>
        </table:table-row>
        <table:table-row>
          <table:table-cell table:style-name="Taula22.A2" office:value-type="string">
            <text:p text:style-name="P49">Message Queue </text:p>
          </table:table-cell>
          <table:table-cell table:style-name="Taula22.A2" office:value-type="string">
            <text:p text:style-name="P49">-g,--msgq</text:p>
          </table:table-cell>
          <table:table-cell table:style-name="Taula22.C2" office:value-type="string">
            <text:p text:style-name="P49">Value, Positional, Required</text:p>
          </table:table-cell>
        </table:table-row>
        <table:table-row>
          <table:table-cell table:style-name="Taula22.A2" office:value-type="string">
            <text:p text:style-name="P49">User </text:p>
          </table:table-cell>
          <table:table-cell table:style-name="Taula22.A2" office:value-type="string">
            <text:p text:style-name="P49">-u,--user</text:p>
          </table:table-cell>
          <table:table-cell table:style-name="Taula22.C2" office:value-type="string">
            <text:p text:style-name="P49">Value</text:p>
          </table:table-cell>
        </table:table-row>
        <table:table-row>
          <table:table-cell table:style-name="Taula22.A2" office:value-type="string">
            <text:p text:style-name="P49">Help </text:p>
          </table:table-cell>
          <table:table-cell table:style-name="Taula22.A2" office:value-type="string">
            <text:p text:style-name="P49">-h,--help</text:p>
          </table:table-cell>
          <table:table-cell table:style-name="Taula22.C2" office:value-type="string">
            <text:p text:style-name="P49">Indicator</text:p>
          </table:table-cell>
        </table:table-row>
      </table:table>
      <text:p text:style-name="P29"/>
      <text:h text:style-name="P81" text:outline-level="4"><text:bookmark-start text:name="__RefHeading__2602_32734509"/>clrmsgq (Clear Message Queue)<text:bookmark-end text:name="__RefHeading__2602_32734509"/></text:h>
      <text:p text:style-name="P2"/>
      <table:table table:name="Taula62" table:style-name="Taula62">
        <table:table-column table:style-name="Taula62.A"/>
        <table:table-column table:style-name="Taula62.B"/>
        <table:table-column table:style-name="Taula62.C"/>
        <table:table-row>
          <table:table-cell table:style-name="Taula62.A1" office:value-type="string">
            <text:p text:style-name="P46">Parámetro</text:p>
          </table:table-cell>
          <table:table-cell table:style-name="Taula62.A1" office:value-type="string">
            <text:p text:style-name="P46">Código</text:p>
          </table:table-cell>
          <table:table-cell table:style-name="Taula62.C1" office:value-type="string">
            <text:p text:style-name="P46">Descripción</text:p>
          </table:table-cell>
        </table:table-row>
        <table:table-row>
          <table:table-cell table:style-name="Taula62.A2" office:value-type="string">
            <text:p text:style-name="P49">Message Queue </text:p>
          </table:table-cell>
          <table:table-cell table:style-name="Taula62.A2" office:value-type="string">
            <text:p text:style-name="P49">-g,--msgq</text:p>
          </table:table-cell>
          <table:table-cell table:style-name="Taula62.C2" office:value-type="string">
            <text:p text:style-name="P49">Value, Positional, Required</text:p>
          </table:table-cell>
        </table:table-row>
        <table:table-row>
          <table:table-cell table:style-name="Taula62.A2" office:value-type="string">
            <text:p text:style-name="P49">User </text:p>
          </table:table-cell>
          <table:table-cell table:style-name="Taula62.A2" office:value-type="string">
            <text:p text:style-name="P49">-u,--user</text:p>
          </table:table-cell>
          <table:table-cell table:style-name="Taula62.C2" office:value-type="string">
            <text:p text:style-name="P49">Value</text:p>
          </table:table-cell>
        </table:table-row>
        <table:table-row>
          <table:table-cell table:style-name="Taula62.A2" office:value-type="string">
            <text:p text:style-name="P49">Help </text:p>
          </table:table-cell>
          <table:table-cell table:style-name="Taula62.A2" office:value-type="string">
            <text:p text:style-name="P49">-h,--help</text:p>
          </table:table-cell>
          <table:table-cell table:style-name="Taula62.C2" office:value-type="string">
            <text:p text:style-name="P49">Indicator</text:p>
          </table:table-cell>
        </table:table-row>
      </table:table>
      <text:p text:style-name="P29"/>
      <text:h text:style-name="P81" text:outline-level="4"><text:bookmark-start text:name="__RefHeading__2604_32734509"/>sndmsg (Send Message)<text:bookmark-end text:name="__RefHeading__2604_32734509"/></text:h>
      <text:p text:style-name="P2">Enviar mensaje.</text:p>
      <text:p text:style-name="P2">Este mandato es utilizado para enviar mensajes a uno, varios o todos los los usuarios del sistema.</text:p>
      <text:p text:style-name="P2">Los parámetros a utilizar son los siguientes:</text:p>
      <text:p text:style-name="P2">Texto: en estas líneas se teclea el texto del mensaje que se quiere enviar.</text:p>
      <text:p text:style-name="P2">se utiliza para enviar un mensaje directamente a un usuario del sistema, se puede enviar a un usuario, a un grupo de usuarios o a todos los usuarios.</text:p>
      <text:p text:style-name="P2"/>
      <table:table table:name="Taula63" table:style-name="Taula63">
        <table:table-column table:style-name="Taula63.A"/>
        <table:table-column table:style-name="Taula63.B"/>
        <table:table-column table:style-name="Taula63.C"/>
        <table:table-row>
          <table:table-cell table:style-name="Taula63.A1" office:value-type="string">
            <text:p text:style-name="P46">Parámetro</text:p>
          </table:table-cell>
          <table:table-cell table:style-name="Taula63.A1" office:value-type="string">
            <text:p text:style-name="P46">Código</text:p>
          </table:table-cell>
          <table:table-cell table:style-name="Taula63.C1" office:value-type="string">
            <text:p text:style-name="P46">Descripción</text:p>
          </table:table-cell>
        </table:table-row>
        <table:table-row>
          <table:table-cell table:style-name="Taula63.A2" office:value-type="string">
            <text:p text:style-name="P49">To User </text:p>
          </table:table-cell>
          <table:table-cell table:style-name="Taula63.A2" office:value-type="string">
            <text:p text:style-name="P49">-t,--touser</text:p>
          </table:table-cell>
          <table:table-cell table:style-name="Taula63.C2" office:value-type="string">
            <text:p text:style-name="P49">Value, Positional, Required</text:p>
          </table:table-cell>
        </table:table-row>
        <table:table-row>
          <table:table-cell table:style-name="Taula63.A2" office:value-type="string">
            <text:p text:style-name="P49">Message </text:p>
          </table:table-cell>
          <table:table-cell table:style-name="Taula63.A2" office:value-type="string">
            <text:p text:style-name="P49">-m,--msg</text:p>
          </table:table-cell>
          <table:table-cell table:style-name="Taula63.C2" office:value-type="string">
            <text:p text:style-name="P49">Value, Positional, Required</text:p>
          </table:table-cell>
        </table:table-row>
        <table:table-row>
          <table:table-cell table:style-name="Taula63.A2" office:value-type="string">
            <text:p text:style-name="P49">Help </text:p>
          </table:table-cell>
          <table:table-cell table:style-name="Taula63.A2" office:value-type="string">
            <text:p text:style-name="P49">-h,--help</text:p>
          </table:table-cell>
          <table:table-cell table:style-name="Taula63.C2" office:value-type="string">
            <text:p text:style-name="P49">Indicator</text:p>
          </table:table-cell>
        </table:table-row>
      </table:table>
      <text:p text:style-name="P2"/>
      <text:h text:style-name="P70" text:outline-level="3"><text:bookmark-start text:name="__RefHeading__2606_32734509"/>Mandatos de subsistema.<text:bookmark-end text:name="__RefHeading__2606_32734509"/></text:h>
      <text:p text:style-name="P2"/>
      <text:h text:style-name="P81" text:outline-level="4"><text:bookmark-start text:name="__RefHeading__2608_32734509"/><text:soft-page-break/>endsbs (End Subsystem)<text:bookmark-end text:name="__RefHeading__2608_32734509"/></text:h>
      <text:p text:style-name="P2"/>
      <table:table table:name="Taula25" table:style-name="Taula25">
        <table:table-column table:style-name="Taula25.A"/>
        <table:table-column table:style-name="Taula25.B"/>
        <table:table-column table:style-name="Taula25.C"/>
        <table:table-row>
          <table:table-cell table:style-name="Taula25.A1" office:value-type="string">
            <text:p text:style-name="P46">Parámetro</text:p>
          </table:table-cell>
          <table:table-cell table:style-name="Taula25.A1" office:value-type="string">
            <text:p text:style-name="P46">Código</text:p>
          </table:table-cell>
          <table:table-cell table:style-name="Taula25.C1" office:value-type="string">
            <text:p text:style-name="P46">Descripción</text:p>
          </table:table-cell>
        </table:table-row>
        <table:table-row>
          <table:table-cell table:style-name="Taula25.A2" office:value-type="string">
            <text:p text:style-name="P49">Subsystem Description </text:p>
          </table:table-cell>
          <table:table-cell table:style-name="Taula25.A2" office:value-type="string">
            <text:p text:style-name="P49">-b,--sbsd</text:p>
          </table:table-cell>
          <table:table-cell table:style-name="Taula25.C2" office:value-type="string">
            <text:p text:style-name="P49">Choice, Positional, Required</text:p>
          </table:table-cell>
        </table:table-row>
        <table:table-row>
          <table:table-cell table:style-name="Taula25.A2" office:value-type="string">
            <text:p text:style-name="P49">Help </text:p>
          </table:table-cell>
          <table:table-cell table:style-name="Taula25.A2" office:value-type="string">
            <text:p text:style-name="P49">-h,--help</text:p>
          </table:table-cell>
          <table:table-cell table:style-name="Taula25.C2" office:value-type="string">
            <text:p text:style-name="P49">Indicator</text:p>
          </table:table-cell>
        </table:table-row>
      </table:table>
      <text:p text:style-name="P29"/>
      <text:h text:style-name="P81" text:outline-level="4"><text:bookmark-start text:name="__RefHeading__2610_32734509"/>hldsbs (Hold Subsystem)<text:bookmark-end text:name="__RefHeading__2610_32734509"/></text:h>
      <text:p text:style-name="P2"/>
      <table:table table:name="Taula26" table:style-name="Taula26">
        <table:table-column table:style-name="Taula26.A"/>
        <table:table-column table:style-name="Taula26.B"/>
        <table:table-column table:style-name="Taula26.C"/>
        <table:table-row>
          <table:table-cell table:style-name="Taula26.A1" office:value-type="string">
            <text:p text:style-name="P46">Parámetro</text:p>
          </table:table-cell>
          <table:table-cell table:style-name="Taula26.A1" office:value-type="string">
            <text:p text:style-name="P46">Código</text:p>
          </table:table-cell>
          <table:table-cell table:style-name="Taula26.C1" office:value-type="string">
            <text:p text:style-name="P46">Descripción</text:p>
          </table:table-cell>
        </table:table-row>
        <table:table-row>
          <table:table-cell table:style-name="Taula26.A2" office:value-type="string">
            <text:p text:style-name="P49">Subsystem Description </text:p>
          </table:table-cell>
          <table:table-cell table:style-name="Taula26.A2" office:value-type="string">
            <text:p text:style-name="P49">-b,--sbsd</text:p>
          </table:table-cell>
          <table:table-cell table:style-name="Taula26.C2" office:value-type="string">
            <text:p text:style-name="P49">Choice, Positional, Required</text:p>
          </table:table-cell>
        </table:table-row>
        <table:table-row>
          <table:table-cell table:style-name="Taula26.A2" office:value-type="string">
            <text:p text:style-name="P49">Help </text:p>
          </table:table-cell>
          <table:table-cell table:style-name="Taula26.A2" office:value-type="string">
            <text:p text:style-name="P49">-h,--help</text:p>
          </table:table-cell>
          <table:table-cell table:style-name="Taula26.C2" office:value-type="string">
            <text:p text:style-name="P49">Indicator</text:p>
          </table:table-cell>
        </table:table-row>
      </table:table>
      <text:p text:style-name="P29"/>
      <text:h text:style-name="P81" text:outline-level="4"><text:bookmark-start text:name="__RefHeading__2612_32734509"/>rlssbs (Release Subsystem)<text:bookmark-end text:name="__RefHeading__2612_32734509"/></text:h>
      <text:p text:style-name="P2"/>
      <table:table table:name="Taula27" table:style-name="Taula27">
        <table:table-column table:style-name="Taula27.A"/>
        <table:table-column table:style-name="Taula27.B"/>
        <table:table-column table:style-name="Taula27.C"/>
        <table:table-row>
          <table:table-cell table:style-name="Taula27.A1" office:value-type="string">
            <text:p text:style-name="P46">Parámetro</text:p>
          </table:table-cell>
          <table:table-cell table:style-name="Taula27.A1" office:value-type="string">
            <text:p text:style-name="P46">Código</text:p>
          </table:table-cell>
          <table:table-cell table:style-name="Taula27.C1" office:value-type="string">
            <text:p text:style-name="P46">Descripción</text:p>
          </table:table-cell>
        </table:table-row>
        <table:table-row>
          <table:table-cell table:style-name="Taula27.A2" office:value-type="string">
            <text:p text:style-name="P49">Subsystem Description </text:p>
          </table:table-cell>
          <table:table-cell table:style-name="Taula27.A2" office:value-type="string">
            <text:p text:style-name="P49">-b,--sbsd</text:p>
          </table:table-cell>
          <table:table-cell table:style-name="Taula27.C2" office:value-type="string">
            <text:p text:style-name="P49">Choice, Positional, Required</text:p>
          </table:table-cell>
        </table:table-row>
        <table:table-row>
          <table:table-cell table:style-name="Taula27.A2" office:value-type="string">
            <text:p text:style-name="P49">Help </text:p>
          </table:table-cell>
          <table:table-cell table:style-name="Taula27.A2" office:value-type="string">
            <text:p text:style-name="P49">-h,--help</text:p>
          </table:table-cell>
          <table:table-cell table:style-name="Taula27.C2" office:value-type="string">
            <text:p text:style-name="P49">Indicator</text:p>
          </table:table-cell>
        </table:table-row>
      </table:table>
      <text:p text:style-name="P29"/>
      <text:h text:style-name="P81" text:outline-level="4"><text:bookmark-start text:name="__RefHeading__2614_32734509"/>strsbs (Start Subsystem)<text:bookmark-end text:name="__RefHeading__2614_32734509"/></text:h>
      <text:p text:style-name="P2"/>
      <table:table table:name="Taula67" table:style-name="Taula67">
        <table:table-column table:style-name="Taula67.A"/>
        <table:table-column table:style-name="Taula67.B"/>
        <table:table-column table:style-name="Taula67.C"/>
        <table:table-row>
          <table:table-cell table:style-name="Taula67.A1" office:value-type="string">
            <text:p text:style-name="P46">Parámetro</text:p>
          </table:table-cell>
          <table:table-cell table:style-name="Taula67.A1" office:value-type="string">
            <text:p text:style-name="P46">Código</text:p>
          </table:table-cell>
          <table:table-cell table:style-name="Taula67.C1" office:value-type="string">
            <text:p text:style-name="P46">Descripción</text:p>
          </table:table-cell>
        </table:table-row>
        <table:table-row>
          <table:table-cell table:style-name="Taula67.A2" office:value-type="string">
            <text:p text:style-name="P49">Subsystem Description </text:p>
          </table:table-cell>
          <table:table-cell table:style-name="Taula67.A2" office:value-type="string">
            <text:p text:style-name="P49">-b,--sbsd</text:p>
          </table:table-cell>
          <table:table-cell table:style-name="Taula67.C2" office:value-type="string">
            <text:p text:style-name="P49">Choice, Positional, Required</text:p>
          </table:table-cell>
        </table:table-row>
        <table:table-row>
          <table:table-cell table:style-name="Taula67.A2" office:value-type="string">
            <text:p text:style-name="P49">Help </text:p>
          </table:table-cell>
          <table:table-cell table:style-name="Taula67.A2" office:value-type="string">
            <text:p text:style-name="P49">-h,--help</text:p>
          </table:table-cell>
          <table:table-cell table:style-name="Taula67.C2" office:value-type="string">
            <text:p text:style-name="P49">Indicator</text:p>
          </table:table-cell>
        </table:table-row>
      </table:table>
      <text:p text:style-name="P29"/>
      <text:h text:style-name="P70" text:outline-level="3"><text:bookmark-start text:name="__RefHeading__2616_32734509"/>Mandatos de cola de trabajos.<text:bookmark-end text:name="__RefHeading__2616_32734509"/></text:h>
      <text:p text:style-name="P2"/>
      <text:h text:style-name="P81" text:outline-level="4"><text:bookmark-start text:name="__RefHeading__2618_32734509"/>clrjobq (Clear Job Queue)<text:bookmark-end text:name="__RefHeading__2618_32734509"/></text:h>
      <text:p text:style-name="P2"/>
      <table:table table:name="Taula68" table:style-name="Taula68">
        <table:table-column table:style-name="Taula68.A"/>
        <table:table-column table:style-name="Taula68.B"/>
        <table:table-column table:style-name="Taula68.C"/>
        <table:table-row>
          <table:table-cell table:style-name="Taula68.A1" office:value-type="string">
            <text:p text:style-name="P46">Parámetro</text:p>
          </table:table-cell>
          <table:table-cell table:style-name="Taula68.A1" office:value-type="string">
            <text:p text:style-name="P46">Código</text:p>
          </table:table-cell>
          <table:table-cell table:style-name="Taula68.C1" office:value-type="string">
            <text:p text:style-name="P46">Descripción</text:p>
          </table:table-cell>
        </table:table-row>
        <table:table-row>
          <table:table-cell table:style-name="Taula68.A2" office:value-type="string">
            <text:p text:style-name="P49">Job Queue </text:p>
          </table:table-cell>
          <table:table-cell table:style-name="Taula68.A2" office:value-type="string">
            <text:p text:style-name="P49">-q,--jobq</text:p>
          </table:table-cell>
          <table:table-cell table:style-name="Taula68.C2" office:value-type="string">
            <text:p text:style-name="P49">Choice, Positional, Required</text:p>
          </table:table-cell>
        </table:table-row>
        <table:table-row>
          <table:table-cell table:style-name="Taula68.A2" office:value-type="string">
            <text:p text:style-name="P49">Help </text:p>
          </table:table-cell>
          <table:table-cell table:style-name="Taula68.A2" office:value-type="string">
            <text:p text:style-name="P49">-h,--help</text:p>
          </table:table-cell>
          <table:table-cell table:style-name="Taula68.C2" office:value-type="string">
            <text:p text:style-name="P49">Indicator</text:p>
          </table:table-cell>
        </table:table-row>
      </table:table>
      <text:p text:style-name="P29"/>
      <text:h text:style-name="P81" text:outline-level="4"><text:bookmark-start text:name="__RefHeading__2620_32734509"/>dspjobq (Display Job Queue)<text:bookmark-end text:name="__RefHeading__2620_32734509"/></text:h>
      <text:p text:style-name="P2"/>
      <table:table table:name="Taula69" table:style-name="Taula69">
        <table:table-column table:style-name="Taula69.A"/>
        <table:table-column table:style-name="Taula69.B"/>
        <table:table-column table:style-name="Taula69.C"/>
        <table:table-row>
          <table:table-cell table:style-name="Taula69.A1" office:value-type="string">
            <text:p text:style-name="P46">Parámetro</text:p>
          </table:table-cell>
          <table:table-cell table:style-name="Taula69.A1" office:value-type="string">
            <text:p text:style-name="P46">Código</text:p>
          </table:table-cell>
          <table:table-cell table:style-name="Taula69.C1" office:value-type="string">
            <text:p text:style-name="P46">Descripción</text:p>
          </table:table-cell>
        </table:table-row>
        <table:table-row>
          <table:table-cell table:style-name="Taula69.A2" office:value-type="string">
            <text:p text:style-name="P49">Job Queue </text:p>
          </table:table-cell>
          <table:table-cell table:style-name="Taula69.A2" office:value-type="string">
            <text:p text:style-name="P49">-q,--jobq</text:p>
          </table:table-cell>
          <table:table-cell table:style-name="Taula69.C2" office:value-type="string">
            <text:p text:style-name="P49">Choice, Positional, Required</text:p>
          </table:table-cell>
        </table:table-row>
        <table:table-row>
          <table:table-cell table:style-name="Taula69.A2" office:value-type="string">
            <text:p text:style-name="P49">Help </text:p>
          </table:table-cell>
          <table:table-cell table:style-name="Taula69.A2" office:value-type="string">
            <text:p text:style-name="P49">-h,--help</text:p>
          </table:table-cell>
          <table:table-cell table:style-name="Taula69.C2" office:value-type="string">
            <text:p text:style-name="P49">Indicator</text:p>
          </table:table-cell>
        </table:table-row>
      </table:table>
      <text:p text:style-name="P29"><text:soft-page-break/></text:p>
      <text:h text:style-name="P81" text:outline-level="4"><text:bookmark-start text:name="__RefHeading__2622_32734509"/>hldjobq (Hold Job Queue)<text:bookmark-end text:name="__RefHeading__2622_32734509"/></text:h>
      <text:p text:style-name="P2"/>
      <table:table table:name="Taula70" table:style-name="Taula70">
        <table:table-column table:style-name="Taula70.A"/>
        <table:table-column table:style-name="Taula70.B"/>
        <table:table-column table:style-name="Taula70.C"/>
        <table:table-row>
          <table:table-cell table:style-name="Taula70.A1" office:value-type="string">
            <text:p text:style-name="P46">Parámetro</text:p>
          </table:table-cell>
          <table:table-cell table:style-name="Taula70.A1" office:value-type="string">
            <text:p text:style-name="P46">Código</text:p>
          </table:table-cell>
          <table:table-cell table:style-name="Taula70.C1" office:value-type="string">
            <text:p text:style-name="P46">Descripción</text:p>
          </table:table-cell>
        </table:table-row>
        <table:table-row>
          <table:table-cell table:style-name="Taula70.A2" office:value-type="string">
            <text:p text:style-name="P49">Job Queue </text:p>
          </table:table-cell>
          <table:table-cell table:style-name="Taula70.A2" office:value-type="string">
            <text:p text:style-name="P49">-q,--jobq</text:p>
          </table:table-cell>
          <table:table-cell table:style-name="Taula70.C2" office:value-type="string">
            <text:p text:style-name="P49">Choice, Positional, Required</text:p>
          </table:table-cell>
        </table:table-row>
        <table:table-row>
          <table:table-cell table:style-name="Taula70.A2" office:value-type="string">
            <text:p text:style-name="P49">Help </text:p>
          </table:table-cell>
          <table:table-cell table:style-name="Taula70.A2" office:value-type="string">
            <text:p text:style-name="P49">-h,--help</text:p>
          </table:table-cell>
          <table:table-cell table:style-name="Taula70.C2" office:value-type="string">
            <text:p text:style-name="P49">Indicator</text:p>
          </table:table-cell>
        </table:table-row>
      </table:table>
      <text:p text:style-name="P29"/>
      <text:h text:style-name="P81" text:outline-level="4"><text:bookmark-start text:name="__RefHeading__2624_32734509"/>rlsjobq (Release Job Queue)<text:bookmark-end text:name="__RefHeading__2624_32734509"/></text:h>
      <text:p text:style-name="P2"/>
      <table:table table:name="Taula71" table:style-name="Taula71">
        <table:table-column table:style-name="Taula71.A"/>
        <table:table-column table:style-name="Taula71.B"/>
        <table:table-column table:style-name="Taula71.C"/>
        <table:table-row>
          <table:table-cell table:style-name="Taula71.A1" office:value-type="string">
            <text:p text:style-name="P46">Parámetro</text:p>
          </table:table-cell>
          <table:table-cell table:style-name="Taula71.A1" office:value-type="string">
            <text:p text:style-name="P46">Código</text:p>
          </table:table-cell>
          <table:table-cell table:style-name="Taula71.C1" office:value-type="string">
            <text:p text:style-name="P46">Descripción</text:p>
          </table:table-cell>
        </table:table-row>
        <table:table-row>
          <table:table-cell table:style-name="Taula71.A2" office:value-type="string">
            <text:p text:style-name="P49">Job Queue </text:p>
          </table:table-cell>
          <table:table-cell table:style-name="Taula71.A2" office:value-type="string">
            <text:p text:style-name="P49">-q,--jobq</text:p>
          </table:table-cell>
          <table:table-cell table:style-name="Taula71.C2" office:value-type="string">
            <text:p text:style-name="P49">Choice, Positional, Required</text:p>
          </table:table-cell>
        </table:table-row>
        <table:table-row>
          <table:table-cell table:style-name="Taula71.A2" office:value-type="string">
            <text:p text:style-name="P49">Help </text:p>
          </table:table-cell>
          <table:table-cell table:style-name="Taula71.A2" office:value-type="string">
            <text:p text:style-name="P49">-h,--help</text:p>
          </table:table-cell>
          <table:table-cell table:style-name="Taula71.C2" office:value-type="string">
            <text:p text:style-name="P49">Indicator</text:p>
          </table:table-cell>
        </table:table-row>
      </table:table>
      <text:p text:style-name="P29"/>
      <text:h text:style-name="P70" text:outline-level="3"><text:bookmark-start text:name="__RefHeading__2626_32734509"/>Mandatos de transcriptor.<text:bookmark-end text:name="__RefHeading__2626_32734509"/></text:h>
      <text:h text:style-name="P81" text:outline-level="4"><text:bookmark-start text:name="__RefHeading__5623_715575748"/>dspwtr (Display Writer)<text:bookmark-end text:name="__RefHeading__5623_715575748"/></text:h>
      <table:table table:name="Taula72" table:style-name="Taula72">
        <table:table-column table:style-name="Taula72.A"/>
        <table:table-column table:style-name="Taula72.B"/>
        <table:table-column table:style-name="Taula72.C"/>
        <table:table-row>
          <table:table-cell table:style-name="Taula72.A1" office:value-type="string">
            <text:p text:style-name="P46">Parámetro</text:p>
          </table:table-cell>
          <table:table-cell table:style-name="Taula72.A1" office:value-type="string">
            <text:p text:style-name="P46">Código</text:p>
          </table:table-cell>
          <table:table-cell table:style-name="Taula72.C1" office:value-type="string">
            <text:p text:style-name="P46">Descripción</text:p>
          </table:table-cell>
        </table:table-row>
        <table:table-row>
          <table:table-cell table:style-name="Taula72.A2" office:value-type="string">
            <text:p text:style-name="P49">Writer </text:p>
          </table:table-cell>
          <table:table-cell table:style-name="Taula72.A2" office:value-type="string">
            <text:p text:style-name="P49">-w,--wtr</text:p>
          </table:table-cell>
          <table:table-cell table:style-name="Taula72.C2" office:value-type="string">
            <text:p text:style-name="P49">Choice, Positional, Required</text:p>
          </table:table-cell>
        </table:table-row>
        <table:table-row>
          <table:table-cell table:style-name="Taula72.A2" office:value-type="string">
            <text:p text:style-name="P49">Help </text:p>
          </table:table-cell>
          <table:table-cell table:style-name="Taula72.A2" office:value-type="string">
            <text:p text:style-name="P49">-h,--help</text:p>
          </table:table-cell>
          <table:table-cell table:style-name="Taula72.C2" office:value-type="string">
            <text:p text:style-name="P49">Indicator</text:p>
          </table:table-cell>
        </table:table-row>
      </table:table>
      <text:p text:style-name="P29"/>
      <text:h text:style-name="P81" text:outline-level="4"><text:bookmark-start text:name="__RefHeading__2628_32734509"/>endwtr (End Writer)<text:bookmark-end text:name="__RefHeading__2628_32734509"/></text:h>
      <text:p text:style-name="P2"/>
      <table:table table:name="Taula73" table:style-name="Taula73">
        <table:table-column table:style-name="Taula73.A"/>
        <table:table-column table:style-name="Taula73.B"/>
        <table:table-column table:style-name="Taula73.C"/>
        <table:table-row>
          <table:table-cell table:style-name="Taula73.A1" office:value-type="string">
            <text:p text:style-name="P46">Parámetro</text:p>
          </table:table-cell>
          <table:table-cell table:style-name="Taula73.A1" office:value-type="string">
            <text:p text:style-name="P46">Código</text:p>
          </table:table-cell>
          <table:table-cell table:style-name="Taula73.C1" office:value-type="string">
            <text:p text:style-name="P46">Descripción</text:p>
          </table:table-cell>
        </table:table-row>
        <table:table-row>
          <table:table-cell table:style-name="Taula73.A2" office:value-type="string">
            <text:p text:style-name="P49">Writer </text:p>
          </table:table-cell>
          <table:table-cell table:style-name="Taula73.A2" office:value-type="string">
            <text:p text:style-name="P49">-w,--wtr</text:p>
          </table:table-cell>
          <table:table-cell table:style-name="Taula73.C2" office:value-type="string">
            <text:p text:style-name="P49">Choice, Positional, Required</text:p>
          </table:table-cell>
        </table:table-row>
        <table:table-row>
          <table:table-cell table:style-name="Taula73.A2" office:value-type="string">
            <text:p text:style-name="P49">End Jobs </text:p>
          </table:table-cell>
          <table:table-cell table:style-name="Taula73.A2" office:value-type="string">
            <text:p text:style-name="P49">-e,--endjobs</text:p>
          </table:table-cell>
          <table:table-cell table:style-name="Taula73.C2" office:value-type="string">
            <text:p text:style-name="P49">Indicator</text:p>
          </table:table-cell>
        </table:table-row>
        <table:table-row>
          <table:table-cell table:style-name="Taula73.A2" office:value-type="string">
            <text:p text:style-name="P49">Help </text:p>
          </table:table-cell>
          <table:table-cell table:style-name="Taula73.A2" office:value-type="string">
            <text:p text:style-name="P49">-h,--help</text:p>
          </table:table-cell>
          <table:table-cell table:style-name="Taula73.C2" office:value-type="string">
            <text:p text:style-name="P49">Indicator</text:p>
          </table:table-cell>
        </table:table-row>
      </table:table>
      <text:p text:style-name="P29"/>
      <text:h text:style-name="P81" text:outline-level="4"><text:bookmark-start text:name="__RefHeading__2630_32734509"/>hldwtr (Hold Writer)<text:bookmark-end text:name="__RefHeading__2630_32734509"/></text:h>
      <text:p text:style-name="P2"/>
      <table:table table:name="Taula74" table:style-name="Taula74">
        <table:table-column table:style-name="Taula74.A"/>
        <table:table-column table:style-name="Taula74.B"/>
        <table:table-column table:style-name="Taula74.C"/>
        <table:table-row>
          <table:table-cell table:style-name="Taula74.A1" office:value-type="string">
            <text:p text:style-name="P46">Parámetro</text:p>
          </table:table-cell>
          <table:table-cell table:style-name="Taula74.A1" office:value-type="string">
            <text:p text:style-name="P46">Código</text:p>
          </table:table-cell>
          <table:table-cell table:style-name="Taula74.C1" office:value-type="string">
            <text:p text:style-name="P46">Descripción</text:p>
          </table:table-cell>
        </table:table-row>
        <table:table-row>
          <table:table-cell table:style-name="Taula74.A2" office:value-type="string">
            <text:p text:style-name="P49">Writer </text:p>
          </table:table-cell>
          <table:table-cell table:style-name="Taula74.A2" office:value-type="string">
            <text:p text:style-name="P49">-w,--wtr</text:p>
          </table:table-cell>
          <table:table-cell table:style-name="Taula74.C2" office:value-type="string">
            <text:p text:style-name="P49">Choice, Positional, Required</text:p>
          </table:table-cell>
        </table:table-row>
        <table:table-row>
          <table:table-cell table:style-name="Taula74.A2" office:value-type="string">
            <text:p text:style-name="P49">Help </text:p>
          </table:table-cell>
          <table:table-cell table:style-name="Taula74.A2" office:value-type="string">
            <text:p text:style-name="P49">-h,--help</text:p>
          </table:table-cell>
          <table:table-cell table:style-name="Taula74.C2" office:value-type="string">
            <text:p text:style-name="P49">Indicator</text:p>
          </table:table-cell>
        </table:table-row>
      </table:table>
      <text:p text:style-name="P29"/>
      <text:h text:style-name="P81" text:outline-level="4"><text:bookmark-start text:name="__RefHeading__2632_32734509"/>rlswtr (Release Writer)<text:bookmark-end text:name="__RefHeading__2632_32734509"/></text:h>
      <text:p text:style-name="P2"/>
      <table:table table:name="Taula75" table:style-name="Taula75">
        <table:table-column table:style-name="Taula75.A"/>
        <table:table-column table:style-name="Taula75.B"/>
        <table:table-column table:style-name="Taula75.C"/>
        <table:table-row>
          <table:table-cell table:style-name="Taula75.A1" office:value-type="string">
            <text:p text:style-name="P46">Parámetro</text:p>
          </table:table-cell>
          <table:table-cell table:style-name="Taula75.A1" office:value-type="string">
            <text:p text:style-name="P46">Código</text:p>
          </table:table-cell>
          <table:table-cell table:style-name="Taula75.C1" office:value-type="string">
            <text:p text:style-name="P46">Descripción</text:p>
          </table:table-cell>
        </table:table-row>
        <table:table-row>
          <table:table-cell table:style-name="Taula75.A2" office:value-type="string">
            <text:p text:style-name="P49">Writer </text:p>
          </table:table-cell>
          <table:table-cell table:style-name="Taula75.A2" office:value-type="string">
            <text:p text:style-name="P49">-w,--wtr</text:p>
          </table:table-cell>
          <table:table-cell table:style-name="Taula75.C2" office:value-type="string">
            <text:p text:style-name="P49">Choice, Positional, Required</text:p>
          </table:table-cell>
        </table:table-row>
        <table:table-row>
          <table:table-cell table:style-name="Taula75.A2" office:value-type="string">
            <text:p text:style-name="P49">Help </text:p>
          </table:table-cell>
          <table:table-cell table:style-name="Taula75.A2" office:value-type="string">
            <text:p text:style-name="P49">-h,--help</text:p>
          </table:table-cell>
          <table:table-cell table:style-name="Taula75.C2" office:value-type="string">
            <text:p text:style-name="P49">Indicator</text:p>
          </table:table-cell>
        </table:table-row>
      </table:table>
      <text:p text:style-name="P29"/>
      <text:h text:style-name="P81" text:outline-level="4"><text:bookmark-start text:name="__RefHeading__2634_32734509"/><text:soft-page-break/>strwtr (Start Writer)<text:bookmark-end text:name="__RefHeading__2634_32734509"/></text:h>
      <text:p text:style-name="P2"/>
      <table:table table:name="Taula76" table:style-name="Taula76">
        <table:table-column table:style-name="Taula76.A"/>
        <table:table-column table:style-name="Taula76.B"/>
        <table:table-column table:style-name="Taula76.C"/>
        <table:table-row>
          <table:table-cell table:style-name="Taula76.A1" office:value-type="string">
            <text:p text:style-name="P46">Parámetro</text:p>
          </table:table-cell>
          <table:table-cell table:style-name="Taula76.A1" office:value-type="string">
            <text:p text:style-name="P46">Código</text:p>
          </table:table-cell>
          <table:table-cell table:style-name="Taula76.C1" office:value-type="string">
            <text:p text:style-name="P46">Descripción</text:p>
          </table:table-cell>
        </table:table-row>
        <table:table-row>
          <table:table-cell table:style-name="Taula76.A2" office:value-type="string">
            <text:p text:style-name="P49">Writer </text:p>
          </table:table-cell>
          <table:table-cell table:style-name="Taula76.A2" office:value-type="string">
            <text:p text:style-name="P49">-w,--wtr</text:p>
          </table:table-cell>
          <table:table-cell table:style-name="Taula76.C2" office:value-type="string">
            <text:p text:style-name="P49">Choice, Positional, Required</text:p>
          </table:table-cell>
        </table:table-row>
        <table:table-row>
          <table:table-cell table:style-name="Taula76.A2" office:value-type="string">
            <text:p text:style-name="P49">Output Queue List </text:p>
          </table:table-cell>
          <table:table-cell table:style-name="Taula76.A2" office:value-type="string">
            <text:p text:style-name="P49">-o<text:span text:style-name="T21">l</text:span>,--outq<text:span text:style-name="T21">l</text:span></text:p>
          </table:table-cell>
          <table:table-cell table:style-name="Taula76.C2" office:value-type="string">
            <text:p text:style-name="P49">Multiple choice</text:p>
          </table:table-cell>
        </table:table-row>
        <table:table-row>
          <table:table-cell table:style-name="Taula76.A2" office:value-type="string">
            <text:p text:style-name="P49">Printer </text:p>
          </table:table-cell>
          <table:table-cell table:style-name="Taula76.A2" office:value-type="string">
            <text:p text:style-name="P49">-p,--prt</text:p>
          </table:table-cell>
          <table:table-cell table:style-name="Taula76.C2" office:value-type="string">
            <text:p text:style-name="P49">Choice</text:p>
          </table:table-cell>
        </table:table-row>
        <table:table-row>
          <table:table-cell table:style-name="Taula76.A2" office:value-type="string">
            <text:p text:style-name="P49">Help </text:p>
          </table:table-cell>
          <table:table-cell table:style-name="Taula76.A2" office:value-type="string">
            <text:p text:style-name="P49">-h,--help</text:p>
          </table:table-cell>
          <table:table-cell table:style-name="Taula76.C2" office:value-type="string">
            <text:p text:style-name="P49">Indicator</text:p>
          </table:table-cell>
        </table:table-row>
      </table:table>
      <text:p text:style-name="P29"/>
      <text:h text:style-name="P70" text:outline-level="3"><text:bookmark-start text:name="__RefHeading__2636_32734509"/>Mandatos de cola de salida.<text:bookmark-end text:name="__RefHeading__2636_32734509"/></text:h>
      <text:p text:style-name="P2"/>
      <text:h text:style-name="P81" text:outline-level="4"><text:bookmark-start text:name="__RefHeading__2638_32734509"/>clroutq (Clear Output Queue)<text:bookmark-end text:name="__RefHeading__2638_32734509"/></text:h>
      <text:p text:style-name="P2"/>
      <table:table table:name="Taula77" table:style-name="Taula77">
        <table:table-column table:style-name="Taula77.A"/>
        <table:table-column table:style-name="Taula77.B"/>
        <table:table-column table:style-name="Taula77.C"/>
        <table:table-row>
          <table:table-cell table:style-name="Taula77.A1" office:value-type="string">
            <text:p text:style-name="P46">Parámetro</text:p>
          </table:table-cell>
          <table:table-cell table:style-name="Taula77.A1" office:value-type="string">
            <text:p text:style-name="P46">Código</text:p>
          </table:table-cell>
          <table:table-cell table:style-name="Taula77.C1" office:value-type="string">
            <text:p text:style-name="P46">Descripción</text:p>
          </table:table-cell>
        </table:table-row>
        <table:table-row>
          <table:table-cell table:style-name="Taula77.A2" office:value-type="string">
            <text:p text:style-name="P49">Output Queue </text:p>
          </table:table-cell>
          <table:table-cell table:style-name="Taula77.A2" office:value-type="string">
            <text:p text:style-name="P49">-o,--outq</text:p>
          </table:table-cell>
          <table:table-cell table:style-name="Taula77.C2" office:value-type="string">
            <text:p text:style-name="P49">Choice, Positional, Required</text:p>
          </table:table-cell>
        </table:table-row>
        <table:table-row>
          <table:table-cell table:style-name="Taula77.A2" office:value-type="string">
            <text:p text:style-name="P49">Help </text:p>
          </table:table-cell>
          <table:table-cell table:style-name="Taula77.A2" office:value-type="string">
            <text:p text:style-name="P49">-h,--help</text:p>
          </table:table-cell>
          <table:table-cell table:style-name="Taula77.C2" office:value-type="string">
            <text:p text:style-name="P49">Indicator</text:p>
          </table:table-cell>
        </table:table-row>
      </table:table>
      <text:p text:style-name="P29"/>
      <text:h text:style-name="P81" text:outline-level="4"><text:bookmark-start text:name="__RefHeading__2640_32734509"/>dspoutq (Display Output Queue)<text:bookmark-end text:name="__RefHeading__2640_32734509"/></text:h>
      <text:p text:style-name="P2"/>
      <table:table table:name="Taula78" table:style-name="Taula78">
        <table:table-column table:style-name="Taula78.A"/>
        <table:table-column table:style-name="Taula78.B"/>
        <table:table-column table:style-name="Taula78.C"/>
        <table:table-row>
          <table:table-cell table:style-name="Taula78.A1" office:value-type="string">
            <text:p text:style-name="P46">Parámetro</text:p>
          </table:table-cell>
          <table:table-cell table:style-name="Taula78.A1" office:value-type="string">
            <text:p text:style-name="P46">Código</text:p>
          </table:table-cell>
          <table:table-cell table:style-name="Taula78.C1" office:value-type="string">
            <text:p text:style-name="P46">Descripción</text:p>
          </table:table-cell>
        </table:table-row>
        <table:table-row>
          <table:table-cell table:style-name="Taula78.A2" office:value-type="string">
            <text:p text:style-name="P49">Output Queue </text:p>
          </table:table-cell>
          <table:table-cell table:style-name="Taula78.A2" office:value-type="string">
            <text:p text:style-name="P49">-o,--outq</text:p>
          </table:table-cell>
          <table:table-cell table:style-name="Taula78.C2" office:value-type="string">
            <text:p text:style-name="P49">Choice, Positional, Required</text:p>
          </table:table-cell>
        </table:table-row>
        <table:table-row>
          <table:table-cell table:style-name="Taula78.A2" office:value-type="string">
            <text:p text:style-name="P49">Help </text:p>
          </table:table-cell>
          <table:table-cell table:style-name="Taula78.A2" office:value-type="string">
            <text:p text:style-name="P49">-h,--help</text:p>
          </table:table-cell>
          <table:table-cell table:style-name="Taula78.C2" office:value-type="string">
            <text:p text:style-name="P49">Indicator</text:p>
          </table:table-cell>
        </table:table-row>
      </table:table>
      <text:p text:style-name="P29"><text:tab/></text:p>
      <text:h text:style-name="P81" text:outline-level="4"><text:bookmark-start text:name="__RefHeading__2642_32734509"/>hldoutq (Hold Output Queue)<text:bookmark-end text:name="__RefHeading__2642_32734509"/></text:h>
      <text:p text:style-name="P2"/>
      <table:table table:name="Taula79" table:style-name="Taula79">
        <table:table-column table:style-name="Taula79.A"/>
        <table:table-column table:style-name="Taula79.B"/>
        <table:table-column table:style-name="Taula79.C"/>
        <table:table-row>
          <table:table-cell table:style-name="Taula79.A1" office:value-type="string">
            <text:p text:style-name="P46">Parámetro</text:p>
          </table:table-cell>
          <table:table-cell table:style-name="Taula79.A1" office:value-type="string">
            <text:p text:style-name="P46">Código</text:p>
          </table:table-cell>
          <table:table-cell table:style-name="Taula79.C1" office:value-type="string">
            <text:p text:style-name="P46">Descripción</text:p>
          </table:table-cell>
        </table:table-row>
        <table:table-row>
          <table:table-cell table:style-name="Taula79.A2" office:value-type="string">
            <text:p text:style-name="P49">Output Queue </text:p>
          </table:table-cell>
          <table:table-cell table:style-name="Taula79.A2" office:value-type="string">
            <text:p text:style-name="P49">-o,--outq</text:p>
          </table:table-cell>
          <table:table-cell table:style-name="Taula79.C2" office:value-type="string">
            <text:p text:style-name="P49">Choice, Positional, Required</text:p>
          </table:table-cell>
        </table:table-row>
        <table:table-row>
          <table:table-cell table:style-name="Taula79.A2" office:value-type="string">
            <text:p text:style-name="P49">Help </text:p>
          </table:table-cell>
          <table:table-cell table:style-name="Taula79.A2" office:value-type="string">
            <text:p text:style-name="P49">-h,--help</text:p>
          </table:table-cell>
          <table:table-cell table:style-name="Taula79.C2" office:value-type="string">
            <text:p text:style-name="P49">Indicator</text:p>
          </table:table-cell>
        </table:table-row>
      </table:table>
      <text:p text:style-name="P29"/>
      <text:h text:style-name="P81" text:outline-level="4"><text:bookmark-start text:name="__RefHeading__2644_32734509"/>rlsoutq (Release Output Queue)<text:bookmark-end text:name="__RefHeading__2644_32734509"/></text:h>
      <text:p text:style-name="P2"/>
      <table:table table:name="Taula80" table:style-name="Taula80">
        <table:table-column table:style-name="Taula80.A"/>
        <table:table-column table:style-name="Taula80.B"/>
        <table:table-column table:style-name="Taula80.C"/>
        <table:table-row>
          <table:table-cell table:style-name="Taula80.A1" office:value-type="string">
            <text:p text:style-name="P46">Parámetro</text:p>
          </table:table-cell>
          <table:table-cell table:style-name="Taula80.A1" office:value-type="string">
            <text:p text:style-name="P46">Código</text:p>
          </table:table-cell>
          <table:table-cell table:style-name="Taula80.C1" office:value-type="string">
            <text:p text:style-name="P46">Descripción</text:p>
          </table:table-cell>
        </table:table-row>
        <table:table-row>
          <table:table-cell table:style-name="Taula80.A2" office:value-type="string">
            <text:p text:style-name="P49">Output Queue </text:p>
          </table:table-cell>
          <table:table-cell table:style-name="Taula80.A2" office:value-type="string">
            <text:p text:style-name="P49">-o,--outq</text:p>
          </table:table-cell>
          <table:table-cell table:style-name="Taula80.C2" office:value-type="string">
            <text:p text:style-name="P49">Choice, Positional, Required</text:p>
          </table:table-cell>
        </table:table-row>
        <table:table-row>
          <table:table-cell table:style-name="Taula80.A2" office:value-type="string">
            <text:p text:style-name="P49">Help </text:p>
          </table:table-cell>
          <table:table-cell table:style-name="Taula80.A2" office:value-type="string">
            <text:p text:style-name="P49">-h,--help</text:p>
          </table:table-cell>
          <table:table-cell table:style-name="Taula80.C2" office:value-type="string">
            <text:p text:style-name="P49">Indicator</text:p>
          </table:table-cell>
        </table:table-row>
      </table:table>
      <text:p text:style-name="P29"/>
      <text:h text:style-name="P70" text:outline-level="3"><text:bookmark-start text:name="__RefHeading__2646_32734509"/>Mandatos de archivos de spool.<text:bookmark-end text:name="__RefHeading__2646_32734509"/></text:h>
      <text:p text:style-name="P2"/>
      <text:h text:style-name="P81" text:outline-level="4"><text:bookmark-start text:name="__RefHeading__2648_32734509"/>chgsplfa (Change Spool File Attributes)<text:bookmark-end text:name="__RefHeading__2648_32734509"/></text:h>
      <text:p text:style-name="P2"/>
      <table:table table:name="Taula81" table:style-name="Taula81">
        <table:table-column table:style-name="Taula81.A"/>
        <table:table-column table:style-name="Taula81.B"/>
        <table:table-column table:style-name="Taula81.C"/>
        <table:table-row>
          <table:table-cell table:style-name="Taula81.A1" office:value-type="string">
            <text:p text:style-name="P46">Parámetro</text:p>
          </table:table-cell>
          <table:table-cell table:style-name="Taula81.A1" office:value-type="string">
            <text:p text:style-name="P46">Código</text:p>
          </table:table-cell>
          <table:table-cell table:style-name="Taula81.C1" office:value-type="string">
            <text:p text:style-name="P46">Descripción</text:p>
          </table:table-cell>
        </table:table-row>
        <text:soft-page-break/>
        <table:table-row>
          <table:table-cell table:style-name="Taula81.A2" office:value-type="string">
            <text:p text:style-name="P49">Spool File </text:p>
          </table:table-cell>
          <table:table-cell table:style-name="Taula81.A2" office:value-type="string">
            <text:p text:style-name="P49">-f,--splf</text:p>
          </table:table-cell>
          <table:table-cell table:style-name="Taula81.C2" office:value-type="string">
            <text:p text:style-name="P49">Value, Positional, Required</text:p>
          </table:table-cell>
        </table:table-row>
        <table:table-row>
          <table:table-cell table:style-name="Taula81.A2" office:value-type="string">
            <text:p text:style-name="P49">Job Name </text:p>
          </table:table-cell>
          <table:table-cell table:style-name="Taula81.A2" office:value-type="string">
            <text:p text:style-name="P49">-j,--job</text:p>
          </table:table-cell>
          <table:table-cell table:style-name="Taula81.C2" office:value-type="string">
            <text:p text:style-name="P49">Value, Positional, Required</text:p>
          </table:table-cell>
        </table:table-row>
        <table:table-row>
          <table:table-cell table:style-name="Taula81.A2" office:value-type="string">
            <text:p text:style-name="P49">User </text:p>
          </table:table-cell>
          <table:table-cell table:style-name="Taula81.A2" office:value-type="string">
            <text:p text:style-name="P49">-u,--user</text:p>
          </table:table-cell>
          <table:table-cell table:style-name="Taula81.C2" office:value-type="string">
            <text:p text:style-name="P49">Value</text:p>
          </table:table-cell>
        </table:table-row>
        <table:table-row>
          <table:table-cell table:style-name="Taula81.A2" office:value-type="string">
            <text:p text:style-name="P49">Process Id </text:p>
          </table:table-cell>
          <table:table-cell table:style-name="Taula81.A2" office:value-type="string">
            <text:p text:style-name="P49">-i,--pid</text:p>
          </table:table-cell>
          <table:table-cell table:style-name="Taula81.C2" office:value-type="string">
            <text:p text:style-name="P49">Value</text:p>
          </table:table-cell>
        </table:table-row>
        <table:table-row>
          <table:table-cell table:style-name="Taula81.A2" office:value-type="string">
            <text:p text:style-name="P49">Output Queue </text:p>
          </table:table-cell>
          <table:table-cell table:style-name="Taula81.A2" office:value-type="string">
            <text:p text:style-name="P49">-o,--outq</text:p>
          </table:table-cell>
          <table:table-cell table:style-name="Taula81.C2" office:value-type="string">
            <text:p text:style-name="P49">Choice</text:p>
          </table:table-cell>
        </table:table-row>
        <table:table-row>
          <table:table-cell table:style-name="Taula81.A2" office:value-type="string">
            <text:p text:style-name="P49">Output Priority </text:p>
          </table:table-cell>
          <table:table-cell table:style-name="Taula81.A2" office:value-type="string">
            <text:p text:style-name="P49">-oy,--outpty</text:p>
          </table:table-cell>
          <table:table-cell table:style-name="Taula81.C2" office:value-type="string">
            <text:p text:style-name="P49">Value</text:p>
          </table:table-cell>
        </table:table-row>
        <table:table-row>
          <table:table-cell table:style-name="Taula81.A2" office:value-type="string">
            <text:p text:style-name="P49">Help </text:p>
          </table:table-cell>
          <table:table-cell table:style-name="Taula81.A2" office:value-type="string">
            <text:p text:style-name="P49">-h,--help</text:p>
          </table:table-cell>
          <table:table-cell table:style-name="Taula81.C2" office:value-type="string">
            <text:p text:style-name="P49">Indicator</text:p>
          </table:table-cell>
        </table:table-row>
      </table:table>
      <text:p text:style-name="P29"/>
      <text:h text:style-name="P81" text:outline-level="4"><text:bookmark-start text:name="__RefHeading__2650_32734509"/>dltsplf (Delete Spool File)<text:bookmark-end text:name="__RefHeading__2650_32734509"/></text:h>
      <text:p text:style-name="P2"/>
      <table:table table:name="Taula82" table:style-name="Taula82">
        <table:table-column table:style-name="Taula82.A"/>
        <table:table-column table:style-name="Taula82.B"/>
        <table:table-column table:style-name="Taula82.C"/>
        <table:table-row>
          <table:table-cell table:style-name="Taula82.A1" office:value-type="string">
            <text:p text:style-name="P46">Parámetro</text:p>
          </table:table-cell>
          <table:table-cell table:style-name="Taula82.A1" office:value-type="string">
            <text:p text:style-name="P46">Código</text:p>
          </table:table-cell>
          <table:table-cell table:style-name="Taula82.C1" office:value-type="string">
            <text:p text:style-name="P46">Descripción</text:p>
          </table:table-cell>
        </table:table-row>
        <table:table-row>
          <table:table-cell table:style-name="Taula82.A2" office:value-type="string">
            <text:p text:style-name="P49">Spool File </text:p>
          </table:table-cell>
          <table:table-cell table:style-name="Taula82.A2" office:value-type="string">
            <text:p text:style-name="P49">-f,--splf</text:p>
          </table:table-cell>
          <table:table-cell table:style-name="Taula82.C2" office:value-type="string">
            <text:p text:style-name="P49">Value, Positional, Required</text:p>
          </table:table-cell>
        </table:table-row>
        <table:table-row>
          <table:table-cell table:style-name="Taula82.A2" office:value-type="string">
            <text:p text:style-name="P49">Job Name </text:p>
          </table:table-cell>
          <table:table-cell table:style-name="Taula82.A2" office:value-type="string">
            <text:p text:style-name="P49">-j,--job</text:p>
          </table:table-cell>
          <table:table-cell table:style-name="Taula82.C2" office:value-type="string">
            <text:p text:style-name="P49">Value, Positional, Required</text:p>
          </table:table-cell>
        </table:table-row>
        <table:table-row>
          <table:table-cell table:style-name="Taula82.A2" office:value-type="string">
            <text:p text:style-name="P49">User </text:p>
          </table:table-cell>
          <table:table-cell table:style-name="Taula82.A2" office:value-type="string">
            <text:p text:style-name="P49">-u,--user</text:p>
          </table:table-cell>
          <table:table-cell table:style-name="Taula82.C2" office:value-type="string">
            <text:p text:style-name="P49">Value</text:p>
          </table:table-cell>
        </table:table-row>
        <table:table-row>
          <table:table-cell table:style-name="Taula82.A2" office:value-type="string">
            <text:p text:style-name="P49">Process Id </text:p>
          </table:table-cell>
          <table:table-cell table:style-name="Taula82.A2" office:value-type="string">
            <text:p text:style-name="P49">-i,--pid</text:p>
          </table:table-cell>
          <table:table-cell table:style-name="Taula82.C2" office:value-type="string">
            <text:p text:style-name="P49">Value</text:p>
          </table:table-cell>
        </table:table-row>
        <table:table-row>
          <table:table-cell table:style-name="Taula82.A2" office:value-type="string">
            <text:p text:style-name="P49">Help </text:p>
          </table:table-cell>
          <table:table-cell table:style-name="Taula82.A2" office:value-type="string">
            <text:p text:style-name="P49">-h,--help</text:p>
          </table:table-cell>
          <table:table-cell table:style-name="Taula82.C2" office:value-type="string">
            <text:p text:style-name="P49">Indicator</text:p>
          </table:table-cell>
        </table:table-row>
      </table:table>
      <text:p text:style-name="P29"/>
      <text:h text:style-name="P81" text:outline-level="4"><text:bookmark-start text:name="__RefHeading__2652_32734509"/>dspsplf (Display Spool File)<text:bookmark-end text:name="__RefHeading__2652_32734509"/></text:h>
      <text:p text:style-name="P2"/>
      <table:table table:name="Taula83" table:style-name="Taula83">
        <table:table-column table:style-name="Taula83.A"/>
        <table:table-column table:style-name="Taula83.B"/>
        <table:table-column table:style-name="Taula83.C"/>
        <table:table-row>
          <table:table-cell table:style-name="Taula83.A1" office:value-type="string">
            <text:p text:style-name="P46">Parámetro</text:p>
          </table:table-cell>
          <table:table-cell table:style-name="Taula83.A1" office:value-type="string">
            <text:p text:style-name="P46">Código</text:p>
          </table:table-cell>
          <table:table-cell table:style-name="Taula83.C1" office:value-type="string">
            <text:p text:style-name="P46">Descripción</text:p>
          </table:table-cell>
        </table:table-row>
        <table:table-row>
          <table:table-cell table:style-name="Taula83.A2" office:value-type="string">
            <text:p text:style-name="P49">Spool File </text:p>
          </table:table-cell>
          <table:table-cell table:style-name="Taula83.A2" office:value-type="string">
            <text:p text:style-name="P49">-f,--splf</text:p>
          </table:table-cell>
          <table:table-cell table:style-name="Taula83.C2" office:value-type="string">
            <text:p text:style-name="P49">Value, Positional, Required</text:p>
          </table:table-cell>
        </table:table-row>
        <table:table-row>
          <table:table-cell table:style-name="Taula83.A2" office:value-type="string">
            <text:p text:style-name="P49">Job Name </text:p>
          </table:table-cell>
          <table:table-cell table:style-name="Taula83.A2" office:value-type="string">
            <text:p text:style-name="P49">-j,--job</text:p>
          </table:table-cell>
          <table:table-cell table:style-name="Taula83.C2" office:value-type="string">
            <text:p text:style-name="P49">Value, Positional, Required</text:p>
          </table:table-cell>
        </table:table-row>
        <table:table-row>
          <table:table-cell table:style-name="Taula83.A2" office:value-type="string">
            <text:p text:style-name="P49">User </text:p>
          </table:table-cell>
          <table:table-cell table:style-name="Taula83.A2" office:value-type="string">
            <text:p text:style-name="P49">-u,--user</text:p>
          </table:table-cell>
          <table:table-cell table:style-name="Taula83.C2" office:value-type="string">
            <text:p text:style-name="P49">Value</text:p>
          </table:table-cell>
        </table:table-row>
        <table:table-row>
          <table:table-cell table:style-name="Taula83.A2" office:value-type="string">
            <text:p text:style-name="P49">Process Id </text:p>
          </table:table-cell>
          <table:table-cell table:style-name="Taula83.A2" office:value-type="string">
            <text:p text:style-name="P49">-i,--pid</text:p>
          </table:table-cell>
          <table:table-cell table:style-name="Taula83.C2" office:value-type="string">
            <text:p text:style-name="P49">Value</text:p>
          </table:table-cell>
        </table:table-row>
        <table:table-row>
          <table:table-cell table:style-name="Taula83.A2" office:value-type="string">
            <text:p text:style-name="P49">Help </text:p>
          </table:table-cell>
          <table:table-cell table:style-name="Taula83.A2" office:value-type="string">
            <text:p text:style-name="P49">-h,--help</text:p>
          </table:table-cell>
          <table:table-cell table:style-name="Taula83.C2" office:value-type="string">
            <text:p text:style-name="P49">Indicator</text:p>
          </table:table-cell>
        </table:table-row>
      </table:table>
      <text:p text:style-name="P29"/>
      <text:h text:style-name="P81" text:outline-level="4"><text:bookmark-start text:name="__RefHeading__5625_715575748"/>dspsplfa (Display Spool File Attributes)<text:bookmark-end text:name="__RefHeading__5625_715575748"/></text:h>
      <text:p text:style-name="P2"/>
      <table:table table:name="Taula84" table:style-name="Taula84">
        <table:table-column table:style-name="Taula84.A"/>
        <table:table-column table:style-name="Taula84.B"/>
        <table:table-column table:style-name="Taula84.C"/>
        <table:table-row>
          <table:table-cell table:style-name="Taula84.A1" office:value-type="string">
            <text:p text:style-name="P46">Parámetro</text:p>
          </table:table-cell>
          <table:table-cell table:style-name="Taula84.A1" office:value-type="string">
            <text:p text:style-name="P46">Código</text:p>
          </table:table-cell>
          <table:table-cell table:style-name="Taula84.C1" office:value-type="string">
            <text:p text:style-name="P46">Descripción</text:p>
          </table:table-cell>
        </table:table-row>
        <table:table-row>
          <table:table-cell table:style-name="Taula84.A2" office:value-type="string">
            <text:p text:style-name="P49">Spool File </text:p>
          </table:table-cell>
          <table:table-cell table:style-name="Taula84.A2" office:value-type="string">
            <text:p text:style-name="P49">-f,--splf</text:p>
          </table:table-cell>
          <table:table-cell table:style-name="Taula84.C2" office:value-type="string">
            <text:p text:style-name="P49">Value, Positional, Required</text:p>
          </table:table-cell>
        </table:table-row>
        <table:table-row>
          <table:table-cell table:style-name="Taula84.A2" office:value-type="string">
            <text:p text:style-name="P49">Job Name </text:p>
          </table:table-cell>
          <table:table-cell table:style-name="Taula84.A2" office:value-type="string">
            <text:p text:style-name="P49">-j,--job</text:p>
          </table:table-cell>
          <table:table-cell table:style-name="Taula84.C2" office:value-type="string">
            <text:p text:style-name="P49">Value, Positional, Required</text:p>
          </table:table-cell>
        </table:table-row>
        <table:table-row>
          <table:table-cell table:style-name="Taula84.A2" office:value-type="string">
            <text:p text:style-name="P49">User </text:p>
          </table:table-cell>
          <table:table-cell table:style-name="Taula84.A2" office:value-type="string">
            <text:p text:style-name="P49">-u,--user</text:p>
          </table:table-cell>
          <table:table-cell table:style-name="Taula84.C2" office:value-type="string">
            <text:p text:style-name="P49">Value</text:p>
          </table:table-cell>
        </table:table-row>
        <table:table-row>
          <table:table-cell table:style-name="Taula84.A2" office:value-type="string">
            <text:p text:style-name="P49">Process Id </text:p>
          </table:table-cell>
          <table:table-cell table:style-name="Taula84.A2" office:value-type="string">
            <text:p text:style-name="P49">-i,--pid</text:p>
          </table:table-cell>
          <table:table-cell table:style-name="Taula84.C2" office:value-type="string">
            <text:p text:style-name="P49">Value</text:p>
          </table:table-cell>
        </table:table-row>
        <table:table-row>
          <table:table-cell table:style-name="Taula84.A2" office:value-type="string">
            <text:p text:style-name="P49">Help </text:p>
          </table:table-cell>
          <table:table-cell table:style-name="Taula84.A2" office:value-type="string">
            <text:p text:style-name="P49">-h,--help</text:p>
          </table:table-cell>
          <table:table-cell table:style-name="Taula84.C2" office:value-type="string">
            <text:p text:style-name="P49">Indicator</text:p>
          </table:table-cell>
        </table:table-row>
      </table:table>
      <text:p text:style-name="P29"/>
      <text:h text:style-name="P81" text:outline-level="4"><text:bookmark-start text:name="__RefHeading__5627_715575748"/>endsplfprt (End Spool File Printing)<text:bookmark-end text:name="__RefHeading__5627_715575748"/></text:h>
      <text:p text:style-name="P2"/>
      <table:table table:name="Taula85" table:style-name="Taula85">
        <table:table-column table:style-name="Taula85.A"/>
        <table:table-column table:style-name="Taula85.B"/>
        <table:table-column table:style-name="Taula85.C"/>
        <table:table-row>
          <table:table-cell table:style-name="Taula85.A1" office:value-type="string">
            <text:p text:style-name="P46">Parámetro</text:p>
          </table:table-cell>
          <table:table-cell table:style-name="Taula85.A1" office:value-type="string">
            <text:p text:style-name="P46">Código</text:p>
          </table:table-cell>
          <table:table-cell table:style-name="Taula85.C1" office:value-type="string">
            <text:p text:style-name="P46">Descripción</text:p>
          </table:table-cell>
        </table:table-row>
        <table:table-row>
          <table:table-cell table:style-name="Taula85.A2" office:value-type="string">
            <text:p text:style-name="P49">Spool File </text:p>
          </table:table-cell>
          <table:table-cell table:style-name="Taula85.A2" office:value-type="string">
            <text:p text:style-name="P49">-f,--splf</text:p>
          </table:table-cell>
          <table:table-cell table:style-name="Taula85.C2" office:value-type="string">
            <text:p text:style-name="P49">Value, Positional, Required</text:p>
          </table:table-cell>
        </table:table-row>
        <table:table-row>
          <table:table-cell table:style-name="Taula85.A2" office:value-type="string">
            <text:p text:style-name="P49">Job Name </text:p>
          </table:table-cell>
          <table:table-cell table:style-name="Taula85.A2" office:value-type="string">
            <text:p text:style-name="P49">-j,--job</text:p>
          </table:table-cell>
          <table:table-cell table:style-name="Taula85.C2" office:value-type="string">
            <text:p text:style-name="P49">Value, Positional, Required</text:p>
          </table:table-cell>
        </table:table-row>
        <text:soft-page-break/>
        <table:table-row>
          <table:table-cell table:style-name="Taula85.A2" office:value-type="string">
            <text:p text:style-name="P49">User </text:p>
          </table:table-cell>
          <table:table-cell table:style-name="Taula85.A2" office:value-type="string">
            <text:p text:style-name="P49">-u,--user</text:p>
          </table:table-cell>
          <table:table-cell table:style-name="Taula85.C2" office:value-type="string">
            <text:p text:style-name="P49">Value</text:p>
          </table:table-cell>
        </table:table-row>
        <table:table-row>
          <table:table-cell table:style-name="Taula85.A2" office:value-type="string">
            <text:p text:style-name="P49">Process Id </text:p>
          </table:table-cell>
          <table:table-cell table:style-name="Taula85.A2" office:value-type="string">
            <text:p text:style-name="P49">-i,--pid</text:p>
          </table:table-cell>
          <table:table-cell table:style-name="Taula85.C2" office:value-type="string">
            <text:p text:style-name="P49">Value</text:p>
          </table:table-cell>
        </table:table-row>
        <table:table-row>
          <table:table-cell table:style-name="Taula85.A2" office:value-type="string">
            <text:p text:style-name="P49">Help </text:p>
          </table:table-cell>
          <table:table-cell table:style-name="Taula85.A2" office:value-type="string">
            <text:p text:style-name="P49">-h,--help</text:p>
          </table:table-cell>
          <table:table-cell table:style-name="Taula85.C2" office:value-type="string">
            <text:p text:style-name="P49">Indicator</text:p>
          </table:table-cell>
        </table:table-row>
      </table:table>
      <text:p text:style-name="P29"/>
      <text:h text:style-name="P81" text:outline-level="4"><text:bookmark-start text:name="__RefHeading__2656_32734509"/>hldsplf (Hold Spool File)<text:bookmark-end text:name="__RefHeading__2656_32734509"/></text:h>
      <text:p text:style-name="P2"/>
      <table:table table:name="Taula86" table:style-name="Taula86">
        <table:table-column table:style-name="Taula86.A"/>
        <table:table-column table:style-name="Taula86.B"/>
        <table:table-column table:style-name="Taula86.C"/>
        <table:table-row>
          <table:table-cell table:style-name="Taula86.A1" office:value-type="string">
            <text:p text:style-name="P46">Parámetro</text:p>
          </table:table-cell>
          <table:table-cell table:style-name="Taula86.A1" office:value-type="string">
            <text:p text:style-name="P46">Código</text:p>
          </table:table-cell>
          <table:table-cell table:style-name="Taula86.C1" office:value-type="string">
            <text:p text:style-name="P46">Descripción</text:p>
          </table:table-cell>
        </table:table-row>
        <table:table-row>
          <table:table-cell table:style-name="Taula86.A2" office:value-type="string">
            <text:p text:style-name="P49">Spool File </text:p>
          </table:table-cell>
          <table:table-cell table:style-name="Taula86.A2" office:value-type="string">
            <text:p text:style-name="P49">-f,--splf</text:p>
          </table:table-cell>
          <table:table-cell table:style-name="Taula86.C2" office:value-type="string">
            <text:p text:style-name="P49">Value, Positional, Required</text:p>
          </table:table-cell>
        </table:table-row>
        <table:table-row>
          <table:table-cell table:style-name="Taula86.A2" office:value-type="string">
            <text:p text:style-name="P49">Job Name </text:p>
          </table:table-cell>
          <table:table-cell table:style-name="Taula86.A2" office:value-type="string">
            <text:p text:style-name="P49">-j,--job</text:p>
          </table:table-cell>
          <table:table-cell table:style-name="Taula86.C2" office:value-type="string">
            <text:p text:style-name="P49">Value, Positional, Required</text:p>
          </table:table-cell>
        </table:table-row>
        <table:table-row>
          <table:table-cell table:style-name="Taula86.A2" office:value-type="string">
            <text:p text:style-name="P49">User </text:p>
          </table:table-cell>
          <table:table-cell table:style-name="Taula86.A2" office:value-type="string">
            <text:p text:style-name="P49">-u,--user</text:p>
          </table:table-cell>
          <table:table-cell table:style-name="Taula86.C2" office:value-type="string">
            <text:p text:style-name="P49">Value</text:p>
          </table:table-cell>
        </table:table-row>
        <table:table-row>
          <table:table-cell table:style-name="Taula86.A2" office:value-type="string">
            <text:p text:style-name="P49">Process Id </text:p>
          </table:table-cell>
          <table:table-cell table:style-name="Taula86.A2" office:value-type="string">
            <text:p text:style-name="P49">-i,--pid</text:p>
          </table:table-cell>
          <table:table-cell table:style-name="Taula86.C2" office:value-type="string">
            <text:p text:style-name="P49">Value</text:p>
          </table:table-cell>
        </table:table-row>
      </table:table>
      <text:p text:style-name="P29"/>
      <text:h text:style-name="P81" text:outline-level="4"><text:bookmark-start text:name="__RefHeading__2658_32734509"/>rlssplf (Release Spool File)<text:bookmark-end text:name="__RefHeading__2658_32734509"/></text:h>
      <text:p text:style-name="P33"/>
      <table:table table:name="Taula87" table:style-name="Taula87">
        <table:table-column table:style-name="Taula87.A"/>
        <table:table-column table:style-name="Taula87.B"/>
        <table:table-column table:style-name="Taula87.C"/>
        <table:table-row>
          <table:table-cell table:style-name="Taula87.A1" office:value-type="string">
            <text:p text:style-name="P46">Parámetro</text:p>
          </table:table-cell>
          <table:table-cell table:style-name="Taula87.A1" office:value-type="string">
            <text:p text:style-name="P46">Código</text:p>
          </table:table-cell>
          <table:table-cell table:style-name="Taula87.C1" office:value-type="string">
            <text:p text:style-name="P46">Descripción</text:p>
          </table:table-cell>
        </table:table-row>
        <table:table-row>
          <table:table-cell table:style-name="Taula87.A2" office:value-type="string">
            <text:p text:style-name="P49">Spool File </text:p>
          </table:table-cell>
          <table:table-cell table:style-name="Taula87.A2" office:value-type="string">
            <text:p text:style-name="P49">-f,--splf</text:p>
          </table:table-cell>
          <table:table-cell table:style-name="Taula87.C2" office:value-type="string">
            <text:p text:style-name="P49">Value, Positional, Required</text:p>
          </table:table-cell>
        </table:table-row>
        <table:table-row>
          <table:table-cell table:style-name="Taula87.A2" office:value-type="string">
            <text:p text:style-name="P49">Job Name </text:p>
          </table:table-cell>
          <table:table-cell table:style-name="Taula87.A2" office:value-type="string">
            <text:p text:style-name="P49">-j,--job</text:p>
          </table:table-cell>
          <table:table-cell table:style-name="Taula87.C2" office:value-type="string">
            <text:p text:style-name="P49">Value, Positional, Required</text:p>
          </table:table-cell>
        </table:table-row>
        <table:table-row>
          <table:table-cell table:style-name="Taula87.A2" office:value-type="string">
            <text:p text:style-name="P49">User </text:p>
          </table:table-cell>
          <table:table-cell table:style-name="Taula87.A2" office:value-type="string">
            <text:p text:style-name="P49">-u,--user</text:p>
          </table:table-cell>
          <table:table-cell table:style-name="Taula87.C2" office:value-type="string">
            <text:p text:style-name="P49">Value</text:p>
          </table:table-cell>
        </table:table-row>
        <table:table-row>
          <table:table-cell table:style-name="Taula87.A2" office:value-type="string">
            <text:p text:style-name="P49">Process Id </text:p>
          </table:table-cell>
          <table:table-cell table:style-name="Taula87.A2" office:value-type="string">
            <text:p text:style-name="P49">-i,--pid</text:p>
          </table:table-cell>
          <table:table-cell table:style-name="Taula87.C2" office:value-type="string">
            <text:p text:style-name="P49">Value</text:p>
          </table:table-cell>
        </table:table-row>
        <table:table-row>
          <table:table-cell table:style-name="Taula87.A2" office:value-type="string">
            <text:p text:style-name="P49">Help </text:p>
          </table:table-cell>
          <table:table-cell table:style-name="Taula87.A2" office:value-type="string">
            <text:p text:style-name="P49">-h,--help</text:p>
          </table:table-cell>
          <table:table-cell table:style-name="Taula87.C2" office:value-type="string">
            <text:p text:style-name="P49">Indicator</text:p>
          </table:table-cell>
        </table:table-row>
      </table:table>
      <text:p text:style-name="P29"/>
      <text:h text:style-name="P43" text:outline-level="2"><text:bookmark-start text:name="__RefHeading__3923_40401375"/>Gestión del sistema.<text:bookmark-end text:name="__RefHeading__3923_40401375"/></text:h>
      <text:h text:style-name="P70" text:outline-level="3"><text:bookmark-start text:name="__RefHeading__3925_40401375"/><text:span text:style-name="T23">Generalidade</text:span>s <text:span text:style-name="T23">de funcionamiento</text:span>.<text:bookmark-end text:name="__RefHeading__3925_40401375"/></text:h>
      <text:p text:style-name="P34">Jobadmin <text:span text:style-name="T30">usa el grupo de usuarios </text:span><text:span text:style-name="T13">adm</text:span>. <text:span text:style-name="T30">Este grupo se encuentra en todos los sistemas Debian.</text:span></text:p>
      <text:p text:style-name="P36">Los usuarios que formen parte del grupo <text:span text:style-name="T12">adm</text:span> tienen autorización para:</text:p>
      <text:p text:style-name="P36">- gestionar el sistema de trabajos de jobadmin</text:p>
      <text:p text:style-name="P36">- pueden parar todos los trabajos</text:p>
      <text:p text:style-name="P36">- solamente pueden modificar o arrancar <text:span text:style-name="T28">aquel</text:span>los trabajos en cuyos directorios tengan permiso de escritura</text:p>
      <text:p text:style-name="P36">- parar el sistema con la orden de paro controlado pwrdwnsys</text:p>
      <text:p text:style-name="P36">- <text:span text:style-name="T27">visualizar las anotaciones del daemon jobadmind</text:span></text:p>
      <text:p text:style-name="P37"/>
      <text:p text:style-name="P38">El usuario <text:span text:style-name="T12">root</text:span> es el encargado de configurar el sistema.</text:p>
      <text:p text:style-name="P38"/>
      <text:p text:style-name="P34">Cuando un nuevo usuario usa alguno de los comandos jobadmin, se crea un directorio para contener las definiciones de trabajos y sus archivos de anotaciones.</text:p>
      <text:p text:style-name="P35">Los directorios por defecto de jobadmin para cada usuario se encuentran en $HOME/.jobadmin</text:p>
      <text:p text:style-name="P36">Podemos cambiar la ubicación de un directorio jobadmin de usuario modificando el enlace simbólico /var/spool/jobadmin.d/${user}.usr</text:p>
      <text:h text:style-name="P78" text:outline-level="3"><text:bookmark-start text:name="__RefHeading___Toc4196_2015905417"/>Group adm<text:bookmark-end text:name="__RefHeading___Toc4196_2015905417"/></text:h>
      <text:p text:style-name="P40">is used for system monitoring tasks. Members of this group can read many log files in /var/log, and can use xconsole.</text:p>
      <text:p text:style-name="P40"><text:soft-page-break/>Historically, /var/log was /usr/adm (and later /var/adm), thus the name of the group.</text:p>
      <text:p text:style-name="P41">HELP: Perhaps policy should state the purpose of this group so users may be safely added to it, in certainty that all they'll be able to do is read logs. Wouldn't hurt to rename it 'log' either ...</text:p>
      <text:h text:style-name="P75" text:outline-level="3"><text:bookmark-start text:name="__RefHeading__3928_40401375"/>Autorizaciones <text:span text:style-name="T26">mínimas </text:span>recomendadas.<text:bookmark-end text:name="__RefHeading__3928_40401375"/></text:h>
      <text:p text:style-name="P34">La autorización a los directorios jobadmin de cada usuario se establece mediante Listas de control de acceso (ACL). Se recomienda que el grupo de usuarios <text:span text:style-name="T12">adm</text:span> tenga acceso completo sobre est<text:span text:style-name="T25">os</text:span> directorio<text:span text:style-name="T25">s</text:span>.</text:p>
      <text:p text:style-name="P34">No obstante, al grupo <text:span text:style-name="T12">adm</text:span> solamente se le otorga permiso de lectura para los directorios de los usuarios <text:span text:style-name="T12">root</text:span>.</text:p>
      <text:p text:style-name="P34"/>
      <text:p text:style-name="P34">P.D. La utilidad jobadmin no funcionar<text:span text:style-name="T24">á</text:span> correctamente si restringimos todavía más las autorizaciones a <text:span text:style-name="T30">estos </text:span>archivos y directorios.</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Helvetica Neue" svg:font-family="'Helvetica Neue', Arial, 'Liberation Sans', FreeSans,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Mono" svg:font-family="Free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Nimbus Roman No9 L" fo:font-family="'Nimbus Roman No9 L'"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Nimbus Roman No9 L" fo:font-family="'Nimbus Roman No9 L'"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FreeSans2" style:font-family-complex="FreeSans"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19:54:56</meta:creation-date>
    <dc:date>2016-12-12T14:47:53.376537560</dc:date>
    <meta:editing-duration>PT18H23M41S</meta:editing-duration>
    <meta:editing-cycles>478</meta:editing-cycles>
    <meta:generator>LibreOffice/5.2.4.1$Linux_X86_64 LibreOffice_project/20m0$Build-1</meta:generator>
    <meta:document-statistic meta:table-count="47" meta:image-count="0" meta:object-count="0" meta:page-count="30" meta:paragraph-count="1305" meta:word-count="7286" meta:character-count="45611" meta:non-whitespace-character-count="39186"/>
  </office:meta>
</office:document-meta>
</file>